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5.889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8252in"/>
    </style:style>
    <style:style style:name="co9" style:family="table-column">
      <style:table-column-properties fo:break-before="auto" style:column-width="0.6138in"/>
    </style:style>
    <style:style style:name="co10" style:family="table-column">
      <style:table-column-properties fo:break-before="auto" style:column-width="1.3008in"/>
    </style:style>
    <style:style style:name="co11" style:family="table-column">
      <style:table-column-properties fo:break-before="auto" style:column-width="4.1736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3" style:family="table-cell" style:parent-style-name="Default">
      <style:table-cell-properties fo:border="0.74pt solid #000000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100">
      <style:table-cell-properties fo:border="0.74pt solid #000000"/>
    </style:style>
    <style:style style:name="ce6" style:family="table-cell" style:parent-style-name="Default" style:data-style-name="N103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ypre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table:style-name="ce3" office:value-type="string" calcext:value-type="string">
            <text:p>st_num</text:p>
          </table:table-cell>
          <table:table-cell table:style-name="ce3" office:value-type="string" calcext:value-type="string">
            <text:p>unit_num</text:p>
          </table:table-cell>
          <table:table-cell table:style-name="ce3" office:value-type="string" calcext:value-type="string">
            <text:p>owner</text:p>
          </table:table-cell>
          <table:table-cell table:style-name="ce3" office:value-type="string" calcext:value-type="string">
            <text:p>heated_area</text:p>
          </table:table-cell>
          <table:table-cell table:style-name="ce3" office:value-type="string" calcext:value-type="string">
            <text:p>deed_date</text:p>
          </table:table-cell>
          <table:table-cell office:value-type="string" calcext:value-type="string">
            <text:p>pkg_sale_price</text:p>
          </table:table-cell>
          <table:table-cell table:style-name="ce3" office:value-type="string" calcext:value-type="string">
            <text:p>price_sft</text:p>
          </table:table-cell>
          <table:table-cell office:value-type="string" calcext:value-type="string">
            <text:p>assessed</text:p>
          </table:table-cell>
          <table:table-cell table:style-name="ce3" office:value-type="string" calcext:value-type="string">
            <text:p>account</text:p>
          </table:table-cell>
          <table:table-cell table:style-name="ce3" office:value-type="string" calcext:value-type="string">
            <text:p>st_name</text:p>
          </table:table-cell>
          <table:table-cell office:value-type="string" calcext:value-type="string">
            <text:p>deed_url</text:p>
          </table:table-cell>
          <table:table-cell table:number-columns-repeated="16373"/>
        </table:table-row>
        <table:table-row table:style-name="ro1">
          <table:table-cell office:value-type="float" office:value="8722" calcext:value-type="float">
            <text:p>8722</text:p>
          </table:table-cell>
          <table:table-cell/>
          <table:table-cell office:value-type="string" calcext:value-type="string">
            <text:p>STIEFEL, CHARLES W &amp; DANEEN</text:p>
          </table:table-cell>
          <table:table-cell office:value-type="float" office:value="2471" calcext:value-type="float">
            <text:p>2471</text:p>
          </table:table-cell>
          <table:table-cell table:style-name="ce2" office:value-type="string" calcext:value-type="string">
            <text:p>12/06/2022</text:p>
          </table:table-cell>
          <table:table-cell office:value-type="currency" office:currency="USD" office:value="1620000" calcext:value-type="currency">
            <text:p>$1,620,000</text:p>
          </table:table-cell>
          <table:table-cell table:style-name="ce6" table:formula="of:=[.F2]/[.D2]" office:value-type="currency" office:currency="USD" office:value="655.605018211251" calcext:value-type="currency">
            <text:p>$656</text:p>
          </table:table-cell>
          <table:table-cell office:value-type="currency" office:currency="USD" office:value="810065" calcext:value-type="currency">
            <text:p>$810,065</text:p>
          </table:table-cell>
          <table:table-cell office:value-type="float" office:value="403329" calcext:value-type="float">
            <text:p>403329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8</text:p>
          </table:table-cell>
          <table:table-cell table:number-columns-repeated="16373"/>
        </table:table-row>
        <table:table-row table:style-name="ro1">
          <table:table-cell office:value-type="float" office:value="8741" calcext:value-type="float">
            <text:p>8741</text:p>
          </table:table-cell>
          <table:table-cell/>
          <table:table-cell office:value-type="string" calcext:value-type="string">
            <text:p>WEISS, RICHARD &amp; JANICE</text:p>
          </table:table-cell>
          <table:table-cell office:value-type="float" office:value="2470" calcext:value-type="float">
            <text:p>2470</text:p>
          </table:table-cell>
          <table:table-cell table:style-name="ce2" office:value-type="string" calcext:value-type="string">
            <text:p>04/03/2023</text:p>
          </table:table-cell>
          <table:table-cell office:value-type="currency" office:currency="USD" office:value="1463000" calcext:value-type="currency">
            <text:p>$1,463,000</text:p>
          </table:table-cell>
          <table:table-cell table:style-name="ce6" table:formula="of:=[.F3]/[.D3]" office:value-type="currency" office:currency="USD" office:value="592.307692307692" calcext:value-type="currency">
            <text:p>$592</text:p>
          </table:table-cell>
          <table:table-cell office:value-type="currency" office:currency="USD" office:value="808539" calcext:value-type="currency">
            <text:p>$808,539</text:p>
          </table:table-cell>
          <table:table-cell office:value-type="float" office:value="403334" calcext:value-type="float">
            <text:p>403334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7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ARTZ, CARROLL J B</text:p>
          </table:table-cell>
          <table:table-cell office:value-type="float" office:value="2259" calcext:value-type="float">
            <text:p>2259</text:p>
          </table:table-cell>
          <table:table-cell table:style-name="ce2" office:value-type="string" calcext:value-type="string">
            <text:p>03/20/2023</text:p>
          </table:table-cell>
          <table:table-cell office:value-type="currency" office:currency="USD" office:value="1305000" calcext:value-type="currency">
            <text:p>$1,305,000</text:p>
          </table:table-cell>
          <table:table-cell table:style-name="ce6" table:formula="of:=[.F4]/[.D4]" office:value-type="currency" office:currency="USD" office:value="577.689243027888" calcext:value-type="currency">
            <text:p>$578</text:p>
          </table:table-cell>
          <table:table-cell office:value-type="currency" office:currency="USD" office:value="807262" calcext:value-type="currency">
            <text:p>$807,262</text:p>
          </table:table-cell>
          <table:table-cell office:value-type="float" office:value="403284" calcext:value-type="float">
            <text:p>40328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46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float" office:value="2259" calcext:value-type="float">
            <text:p>2259</text:p>
          </table:table-cell>
          <table:table-cell table:style-name="ce2" office:value-type="string" calcext:value-type="string">
            <text:p>03/27/2023</text:p>
          </table:table-cell>
          <table:table-cell office:value-type="currency" office:currency="USD" office:value="1283000" calcext:value-type="currency">
            <text:p>$1,283,000</text:p>
          </table:table-cell>
          <table:table-cell table:style-name="ce6" table:formula="of:=[.F5]/[.D5]" office:value-type="currency" office:currency="USD" office:value="567.950420540062" calcext:value-type="currency">
            <text:p>$568</text:p>
          </table:table-cell>
          <table:table-cell office:value-type="currency" office:currency="USD" office:value="807262" calcext:value-type="currency">
            <text:p>$807,262</text:p>
          </table:table-cell>
          <table:table-cell office:value-type="float" office:value="403272" calcext:value-type="float">
            <text:p>40327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45</text:p>
          </table:table-cell>
          <table:table-cell table:number-columns-repeated="16373"/>
        </table:table-row>
        <table:table-row table:style-name="ro1">
          <table:table-cell office:value-type="float" office:value="8744" calcext:value-type="float">
            <text:p>8744</text:p>
          </table:table-cell>
          <table:table-cell/>
          <table:table-cell office:value-type="string" calcext:value-type="string">
            <text:p>EASTERLE, ROBERT J &amp; LINDA R</text:p>
          </table:table-cell>
          <table:table-cell office:value-type="float" office:value="3563" calcext:value-type="float">
            <text:p>3563</text:p>
          </table:table-cell>
          <table:table-cell table:style-name="ce2" office:value-type="string" calcext:value-type="string">
            <text:p>03/17/2023</text:p>
          </table:table-cell>
          <table:table-cell office:value-type="currency" office:currency="USD" office:value="1805000" calcext:value-type="currency">
            <text:p>$1,805,000</text:p>
          </table:table-cell>
          <table:table-cell table:style-name="ce6" table:formula="of:=[.F6]/[.D6]" office:value-type="currency" office:currency="USD" office:value="506.595565534662" calcext:value-type="currency">
            <text:p>$507</text:p>
          </table:table-cell>
          <table:table-cell office:value-type="currency" office:currency="USD" office:value="1063695" calcext:value-type="currency">
            <text:p>$1,063,695</text:p>
          </table:table-cell>
          <table:table-cell office:value-type="float" office:value="403318" calcext:value-type="float">
            <text:p>403318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4</text:p>
          </table:table-cell>
          <table:table-cell table:number-columns-repeated="16373"/>
        </table:table-row>
        <table:table-row table:style-name="ro1">
          <table:table-cell office:value-type="float" office:value="8714" calcext:value-type="float">
            <text:p>8714</text:p>
          </table:table-cell>
          <table:table-cell/>
          <table:table-cell office:value-type="string" calcext:value-type="string">
            <text:p>HSF RALEIGH LLC</text:p>
          </table:table-cell>
          <table:table-cell office:value-type="float" office:value="2645" calcext:value-type="float">
            <text:p>2645</text:p>
          </table:table-cell>
          <table:table-cell table:style-name="ce2" office:value-type="string" calcext:value-type="string">
            <text:p>05/13/2022</text:p>
          </table:table-cell>
          <table:table-cell office:value-type="currency" office:currency="USD" office:value="1305000" calcext:value-type="currency">
            <text:p>$1,305,000</text:p>
          </table:table-cell>
          <table:table-cell table:style-name="ce6" table:formula="of:=[.F7]/[.D7]" office:value-type="currency" office:currency="USD" office:value="493.383742911153" calcext:value-type="currency">
            <text:p>$493</text:p>
          </table:table-cell>
          <table:table-cell office:value-type="currency" office:currency="USD" office:value="923143" calcext:value-type="currency">
            <text:p>$923,143</text:p>
          </table:table-cell>
          <table:table-cell office:value-type="float" office:value="403333" calcext:value-type="float">
            <text:p>40333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736" calcext:value-type="float">
            <text:p>8736</text:p>
          </table:table-cell>
          <table:table-cell/>
          <table:table-cell office:value-type="string" calcext:value-type="string">
            <text:p>LAIRD, CLINTON S &amp; MARY LEE</text:p>
          </table:table-cell>
          <table:table-cell office:value-type="float" office:value="2228" calcext:value-type="float">
            <text:p>2228</text:p>
          </table:table-cell>
          <table:table-cell table:style-name="ce2" office:value-type="string" calcext:value-type="string">
            <text:p>09/22/2021</text:p>
          </table:table-cell>
          <table:table-cell office:value-type="currency" office:currency="USD" office:value="1080000" calcext:value-type="currency">
            <text:p>$1,080,000</text:p>
          </table:table-cell>
          <table:table-cell table:style-name="ce6" table:formula="of:=[.F8]/[.D8]" office:value-type="currency" office:currency="USD" office:value="484.739676840215" calcext:value-type="currency">
            <text:p>$485</text:p>
          </table:table-cell>
          <table:table-cell office:value-type="currency" office:currency="USD" office:value="745381" calcext:value-type="currency">
            <text:p>$745,381</text:p>
          </table:table-cell>
          <table:table-cell office:value-type="float" office:value="403322" calcext:value-type="float">
            <text:p>403322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float" office:value="2259" calcext:value-type="float">
            <text:p>2259</text:p>
          </table:table-cell>
          <table:table-cell table:style-name="ce2" office:value-type="string" calcext:value-type="string">
            <text:p>09/30/2021</text:p>
          </table:table-cell>
          <table:table-cell office:value-type="currency" office:currency="USD" office:value="1080000" calcext:value-type="currency">
            <text:p>$1,080,000</text:p>
          </table:table-cell>
          <table:table-cell table:style-name="ce6" table:formula="of:=[.F9]/[.D9]" office:value-type="currency" office:currency="USD" office:value="478.08764940239" calcext:value-type="currency">
            <text:p>$478</text:p>
          </table:table-cell>
          <table:table-cell office:value-type="currency" office:currency="USD" office:value="780438" calcext:value-type="currency">
            <text:p>$780,438</text:p>
          </table:table-cell>
          <table:table-cell office:value-type="float" office:value="403262" calcext:value-type="float">
            <text:p>40326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43</text:p>
          </table:table-cell>
          <table:table-cell table:number-columns-repeated="16373"/>
        </table:table-row>
        <table:table-row table:style-name="ro1">
          <table:table-cell office:value-type="float" office:value="8711" calcext:value-type="float">
            <text:p>8711</text:p>
          </table:table-cell>
          <table:table-cell/>
          <table:table-cell office:value-type="string" calcext:value-type="string">
            <text:p>MILES, JAMES E &amp; GAY CHANDLER</text:p>
          </table:table-cell>
          <table:table-cell office:value-type="float" office:value="2832" calcext:value-type="float">
            <text:p>2832</text:p>
          </table:table-cell>
          <table:table-cell table:style-name="ce2" office:value-type="string" calcext:value-type="string">
            <text:p>02/04/2022</text:p>
          </table:table-cell>
          <table:table-cell office:value-type="currency" office:currency="USD" office:value="1341000" calcext:value-type="currency">
            <text:p>$1,341,000</text:p>
          </table:table-cell>
          <table:table-cell table:style-name="ce6" table:formula="of:=[.F10]/[.D10]" office:value-type="currency" office:currency="USD" office:value="473.516949152542" calcext:value-type="currency">
            <text:p>$474</text:p>
          </table:table-cell>
          <table:table-cell office:value-type="currency" office:currency="USD" office:value="908576" calcext:value-type="currency">
            <text:p>$908,576</text:p>
          </table:table-cell>
          <table:table-cell office:value-type="float" office:value="403343" calcext:value-type="float">
            <text:p>40334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2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OLIVER, JOY N</text:p>
          </table:table-cell>
          <table:table-cell office:value-type="float" office:value="1203" calcext:value-type="float">
            <text:p>1203</text:p>
          </table:table-cell>
          <table:table-cell table:style-name="ce2" office:value-type="string" calcext:value-type="string">
            <text:p>05/25/2022</text:p>
          </table:table-cell>
          <table:table-cell office:value-type="currency" office:currency="USD" office:value="567000" calcext:value-type="currency">
            <text:p>$567,000</text:p>
          </table:table-cell>
          <table:table-cell table:style-name="ce6" table:formula="of:=[.F11]/[.D11]" office:value-type="currency" office:currency="USD" office:value="471.321695760599" calcext:value-type="currency">
            <text:p>$471</text:p>
          </table:table-cell>
          <table:table-cell office:value-type="currency" office:currency="USD" office:value="466559" calcext:value-type="currency">
            <text:p>$466,559</text:p>
          </table:table-cell>
          <table:table-cell office:value-type="float" office:value="479638" calcext:value-type="float">
            <text:p>47963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33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float" office:value="1518" calcext:value-type="float">
            <text:p>1518</text:p>
          </table:table-cell>
          <table:table-cell table:style-name="ce2" office:value-type="string" calcext:value-type="string">
            <text:p>10/07/2022</text:p>
          </table:table-cell>
          <table:table-cell office:value-type="currency" office:currency="USD" office:value="708000" calcext:value-type="currency">
            <text:p>$708,000</text:p>
          </table:table-cell>
          <table:table-cell table:style-name="ce6" table:formula="of:=[.F12]/[.D12]" office:value-type="currency" office:currency="USD" office:value="466.403162055336" calcext:value-type="currency">
            <text:p>$466</text:p>
          </table:table-cell>
          <table:table-cell office:value-type="currency" office:currency="USD" office:value="607634" calcext:value-type="currency">
            <text:p>$607,634</text:p>
          </table:table-cell>
          <table:table-cell office:value-type="float" office:value="403354" calcext:value-type="float">
            <text:p>40335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32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OXLEY, MARY</text:p>
          </table:table-cell>
          <table:table-cell office:value-type="float" office:value="1203" calcext:value-type="float">
            <text:p>1203</text:p>
          </table:table-cell>
          <table:table-cell table:style-name="ce2" office:value-type="string" calcext:value-type="string">
            <text:p>03/29/2019</text:p>
          </table:table-cell>
          <table:table-cell office:value-type="currency" office:currency="USD" office:value="554000" calcext:value-type="currency">
            <text:p>$554,000</text:p>
          </table:table-cell>
          <table:table-cell table:style-name="ce6" table:formula="of:=[.F13]/[.D13]" office:value-type="currency" office:currency="USD" office:value="460.515378221114" calcext:value-type="currency">
            <text:p>$461</text:p>
          </table:table-cell>
          <table:table-cell office:value-type="currency" office:currency="USD" office:value="466559" calcext:value-type="currency">
            <text:p>$466,559</text:p>
          </table:table-cell>
          <table:table-cell office:value-type="float" office:value="461525" calcext:value-type="float">
            <text:p>46152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31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float" office:value="1203" calcext:value-type="float">
            <text:p>1203</text:p>
          </table:table-cell>
          <table:table-cell table:style-name="ce2" office:value-type="string" calcext:value-type="string">
            <text:p>11/09/2020</text:p>
          </table:table-cell>
          <table:table-cell office:value-type="currency" office:currency="USD" office:value="545000" calcext:value-type="currency">
            <text:p>$545,000</text:p>
          </table:table-cell>
          <table:table-cell table:style-name="ce6" table:formula="of:=[.F14]/[.D14]" office:value-type="currency" office:currency="USD" office:value="453.034081463009" calcext:value-type="currency">
            <text:p>$453</text:p>
          </table:table-cell>
          <table:table-cell office:value-type="currency" office:currency="USD" office:value="466559" calcext:value-type="currency">
            <text:p>$466,559</text:p>
          </table:table-cell>
          <table:table-cell office:value-type="float" office:value="479650" calcext:value-type="float">
            <text:p>47965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30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float" office:value="1203" calcext:value-type="float">
            <text:p>1203</text:p>
          </table:table-cell>
          <table:table-cell table:style-name="ce2" office:value-type="string" calcext:value-type="string">
            <text:p>11/09/2020</text:p>
          </table:table-cell>
          <table:table-cell office:value-type="currency" office:currency="USD" office:value="545000" calcext:value-type="currency">
            <text:p>$545,000</text:p>
          </table:table-cell>
          <table:table-cell table:style-name="ce6" table:formula="of:=[.F15]/[.D15]" office:value-type="currency" office:currency="USD" office:value="453.034081463009" calcext:value-type="currency">
            <text:p>$453</text:p>
          </table:table-cell>
          <table:table-cell office:value-type="currency" office:currency="USD" office:value="466559" calcext:value-type="currency">
            <text:p>$466,559</text:p>
          </table:table-cell>
          <table:table-cell office:value-type="float" office:value="479651" calcext:value-type="float">
            <text:p>47965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29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float" office:value="1288" calcext:value-type="float">
            <text:p>1288</text:p>
          </table:table-cell>
          <table:table-cell table:style-name="ce2" office:value-type="string" calcext:value-type="string">
            <text:p>01/17/2023</text:p>
          </table:table-cell>
          <table:table-cell office:value-type="currency" office:currency="USD" office:value="581000" calcext:value-type="currency">
            <text:p>$581,000</text:p>
          </table:table-cell>
          <table:table-cell table:style-name="ce6" table:formula="of:=[.F16]/[.D16]" office:value-type="currency" office:currency="USD" office:value="451.086956521739" calcext:value-type="currency">
            <text:p>$451</text:p>
          </table:table-cell>
          <table:table-cell office:value-type="currency" office:currency="USD" office:value="571929" calcext:value-type="currency">
            <text:p>$571,929</text:p>
          </table:table-cell>
          <table:table-cell office:value-type="float" office:value="403362" calcext:value-type="float">
            <text:p>40336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41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float" office:value="1754" calcext:value-type="float">
            <text:p>1754</text:p>
          </table:table-cell>
          <table:table-cell table:style-name="ce2" office:value-type="string" calcext:value-type="string">
            <text:p>01/21/2022</text:p>
          </table:table-cell>
          <table:table-cell office:value-type="currency" office:currency="USD" office:value="789000" calcext:value-type="currency">
            <text:p>$789,000</text:p>
          </table:table-cell>
          <table:table-cell table:style-name="ce6" table:formula="of:=[.F17]/[.D17]" office:value-type="currency" office:currency="USD" office:value="449.828962371722" calcext:value-type="currency">
            <text:p>$450</text:p>
          </table:table-cell>
          <table:table-cell office:value-type="currency" office:currency="USD" office:value="711211" calcext:value-type="currency">
            <text:p>$711,211</text:p>
          </table:table-cell>
          <table:table-cell office:value-type="float" office:value="403689" calcext:value-type="float">
            <text:p>40368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28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MAISMEIER, JOSEPH W &amp; GRACE MAJOR</text:p>
          </table:table-cell>
          <table:table-cell office:value-type="float" office:value="1205" calcext:value-type="float">
            <text:p>1205</text:p>
          </table:table-cell>
          <table:table-cell table:style-name="ce2" office:value-type="string" calcext:value-type="string">
            <text:p>04/08/2021</text:p>
          </table:table-cell>
          <table:table-cell office:value-type="currency" office:currency="USD" office:value="540000" calcext:value-type="currency">
            <text:p>$540,000</text:p>
          </table:table-cell>
          <table:table-cell table:style-name="ce6" table:formula="of:=[.F18]/[.D18]" office:value-type="currency" office:currency="USD" office:value="448.132780082988" calcext:value-type="currency">
            <text:p>$448</text:p>
          </table:table-cell>
          <table:table-cell office:value-type="currency" office:currency="USD" office:value="467339" calcext:value-type="currency">
            <text:p>$467,339</text:p>
          </table:table-cell>
          <table:table-cell office:value-type="float" office:value="461503" calcext:value-type="float">
            <text:p>4615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27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float" office:value="1203" calcext:value-type="float">
            <text:p>1203</text:p>
          </table:table-cell>
          <table:table-cell table:style-name="ce2" office:value-type="string" calcext:value-type="string">
            <text:p>11/02/2020</text:p>
          </table:table-cell>
          <table:table-cell office:value-type="currency" office:currency="USD" office:value="527000" calcext:value-type="currency">
            <text:p>$527,000</text:p>
          </table:table-cell>
          <table:table-cell table:style-name="ce6" table:formula="of:=[.F19]/[.D19]" office:value-type="currency" office:currency="USD" office:value="438.0714879468" calcext:value-type="currency">
            <text:p>$438</text:p>
          </table:table-cell>
          <table:table-cell office:value-type="currency" office:currency="USD" office:value="466559" calcext:value-type="currency">
            <text:p>$466,559</text:p>
          </table:table-cell>
          <table:table-cell office:value-type="float" office:value="479612" calcext:value-type="float">
            <text:p>47961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40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EGGE, CAROLYN</text:p>
          </table:table-cell>
          <table:table-cell office:value-type="float" office:value="1203" calcext:value-type="float">
            <text:p>1203</text:p>
          </table:table-cell>
          <table:table-cell table:style-name="ce2" office:value-type="string" calcext:value-type="string">
            <text:p>10/20/2020</text:p>
          </table:table-cell>
          <table:table-cell office:value-type="currency" office:currency="USD" office:value="527000" calcext:value-type="currency">
            <text:p>$527,000</text:p>
          </table:table-cell>
          <table:table-cell table:style-name="ce6" table:formula="of:=[.F20]/[.D20]" office:value-type="currency" office:currency="USD" office:value="438.0714879468" calcext:value-type="currency">
            <text:p>$438</text:p>
          </table:table-cell>
          <table:table-cell office:value-type="currency" office:currency="USD" office:value="466559" calcext:value-type="currency">
            <text:p>$466,559</text:p>
          </table:table-cell>
          <table:table-cell office:value-type="float" office:value="479602" calcext:value-type="float">
            <text:p>47960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26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float" office:value="1203" calcext:value-type="float">
            <text:p>1203</text:p>
          </table:table-cell>
          <table:table-cell table:style-name="ce2" office:value-type="string" calcext:value-type="string">
            <text:p>10/20/2020</text:p>
          </table:table-cell>
          <table:table-cell office:value-type="currency" office:currency="USD" office:value="527000" calcext:value-type="currency">
            <text:p>$527,000</text:p>
          </table:table-cell>
          <table:table-cell table:style-name="ce6" table:formula="of:=[.F21]/[.D21]" office:value-type="currency" office:currency="USD" office:value="438.0714879468" calcext:value-type="currency">
            <text:p>$438</text:p>
          </table:table-cell>
          <table:table-cell office:value-type="currency" office:currency="USD" office:value="466559" calcext:value-type="currency">
            <text:p>$466,559</text:p>
          </table:table-cell>
          <table:table-cell office:value-type="float" office:value="479601" calcext:value-type="float">
            <text:p>47960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39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BURNETTE, WILLIAM H</text:p>
          </table:table-cell>
          <table:table-cell office:value-type="float" office:value="1288" calcext:value-type="float">
            <text:p>1288</text:p>
          </table:table-cell>
          <table:table-cell table:style-name="ce2" office:value-type="string" calcext:value-type="string">
            <text:p>07/20/2021</text:p>
          </table:table-cell>
          <table:table-cell office:value-type="currency" office:currency="USD" office:value="563000" calcext:value-type="currency">
            <text:p>$563,000</text:p>
          </table:table-cell>
          <table:table-cell table:style-name="ce6" table:formula="of:=[.F22]/[.D22]" office:value-type="currency" office:currency="USD" office:value="437.111801242236" calcext:value-type="currency">
            <text:p>$437</text:p>
          </table:table-cell>
          <table:table-cell office:value-type="currency" office:currency="USD" office:value="571929" calcext:value-type="currency">
            <text:p>$571,929</text:p>
          </table:table-cell>
          <table:table-cell office:value-type="float" office:value="403388" calcext:value-type="float">
            <text:p>40338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25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ICHAEL, CHRIS J &amp; GLORIA J</text:p>
          </table:table-cell>
          <table:table-cell office:value-type="float" office:value="1288" calcext:value-type="float">
            <text:p>1288</text:p>
          </table:table-cell>
          <table:table-cell table:style-name="ce2" office:value-type="string" calcext:value-type="string">
            <text:p>05/06/2021</text:p>
          </table:table-cell>
          <table:table-cell office:value-type="currency" office:currency="USD" office:value="562500" calcext:value-type="currency">
            <text:p>$562,500</text:p>
          </table:table-cell>
          <table:table-cell table:style-name="ce6" table:formula="of:=[.F23]/[.D23]" office:value-type="currency" office:currency="USD" office:value="436.723602484472" calcext:value-type="currency">
            <text:p>$437</text:p>
          </table:table-cell>
          <table:table-cell office:value-type="currency" office:currency="USD" office:value="561892" calcext:value-type="currency">
            <text:p>$561,892</text:p>
          </table:table-cell>
          <table:table-cell office:value-type="float" office:value="403360" calcext:value-type="float">
            <text:p>40336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38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ING, CHRISTINE</text:p>
          </table:table-cell>
          <table:table-cell office:value-type="float" office:value="1288" calcext:value-type="float">
            <text:p>1288</text:p>
          </table:table-cell>
          <table:table-cell table:style-name="ce2" office:value-type="string" calcext:value-type="string">
            <text:p>05/26/2017</text:p>
          </table:table-cell>
          <table:table-cell office:value-type="currency" office:currency="USD" office:value="554000" calcext:value-type="currency">
            <text:p>$554,000</text:p>
          </table:table-cell>
          <table:table-cell table:style-name="ce6" table:formula="of:=[.F24]/[.D24]" office:value-type="currency" office:currency="USD" office:value="430.124223602484" calcext:value-type="currency">
            <text:p>$430</text:p>
          </table:table-cell>
          <table:table-cell office:value-type="currency" office:currency="USD" office:value="568944" calcext:value-type="currency">
            <text:p>$568,944</text:p>
          </table:table-cell>
          <table:table-cell office:value-type="float" office:value="403352" calcext:value-type="float">
            <text:p>40335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24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float" office:value="1203" calcext:value-type="float">
            <text:p>1203</text:p>
          </table:table-cell>
          <table:table-cell table:style-name="ce2" office:value-type="string" calcext:value-type="string">
            <text:p>11/04/2020</text:p>
          </table:table-cell>
          <table:table-cell office:value-type="currency" office:currency="USD" office:value="513000" calcext:value-type="currency">
            <text:p>$513,000</text:p>
          </table:table-cell>
          <table:table-cell table:style-name="ce6" table:formula="of:=[.F25]/[.D25]" office:value-type="currency" office:currency="USD" office:value="426.43391521197" calcext:value-type="currency">
            <text:p>$426</text:p>
          </table:table-cell>
          <table:table-cell office:value-type="currency" office:currency="USD" office:value="466559" calcext:value-type="currency">
            <text:p>$466,559</text:p>
          </table:table-cell>
          <table:table-cell office:value-type="float" office:value="479637" calcext:value-type="float">
            <text:p>47963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37</text:p>
          </table:table-cell>
          <table:table-cell table:number-columns-repeated="16373"/>
        </table:table-row>
        <table:table-row table:style-name="ro1">
          <table:table-cell office:value-type="float" office:value="8806" calcext:value-type="float">
            <text:p>8806</text:p>
          </table:table-cell>
          <table:table-cell/>
          <table:table-cell office:value-type="string" calcext:value-type="string">
            <text:p>NORMAN, DANIEL W &amp; JANICE B</text:p>
          </table:table-cell>
          <table:table-cell office:value-type="float" office:value="2997" calcext:value-type="float">
            <text:p>2997</text:p>
          </table:table-cell>
          <table:table-cell table:style-name="ce2" office:value-type="string" calcext:value-type="string">
            <text:p>09/10/2021</text:p>
          </table:table-cell>
          <table:table-cell office:value-type="currency" office:currency="USD" office:value="1260000" calcext:value-type="currency">
            <text:p>$1,260,000</text:p>
          </table:table-cell>
          <table:table-cell table:style-name="ce6" table:formula="of:=[.F26]/[.D26]" office:value-type="currency" office:currency="USD" office:value="420.42042042042" calcext:value-type="currency">
            <text:p>$420</text:p>
          </table:table-cell>
          <table:table-cell office:value-type="currency" office:currency="USD" office:value="920377" calcext:value-type="currency">
            <text:p>$920,377</text:p>
          </table:table-cell>
          <table:table-cell office:value-type="float" office:value="403317" calcext:value-type="float">
            <text:p>40331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23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float" office:value="1576" calcext:value-type="float">
            <text:p>1576</text:p>
          </table:table-cell>
          <table:table-cell table:style-name="ce2" office:value-type="string" calcext:value-type="string">
            <text:p>04/13/2021</text:p>
          </table:table-cell>
          <table:table-cell office:value-type="currency" office:currency="USD" office:value="662000" calcext:value-type="currency">
            <text:p>$662,000</text:p>
          </table:table-cell>
          <table:table-cell table:style-name="ce6" table:formula="of:=[.F27]/[.D27]" office:value-type="currency" office:currency="USD" office:value="420.05076142132" calcext:value-type="currency">
            <text:p>$420</text:p>
          </table:table-cell>
          <table:table-cell office:value-type="currency" office:currency="USD" office:value="548903" calcext:value-type="currency">
            <text:p>$548,903</text:p>
          </table:table-cell>
          <table:table-cell office:value-type="float" office:value="479610" calcext:value-type="float">
            <text:p>47961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36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NN, MARVIN L</text:p>
          </table:table-cell>
          <table:table-cell office:value-type="float" office:value="1288" calcext:value-type="float">
            <text:p>1288</text:p>
          </table:table-cell>
          <table:table-cell table:style-name="ce2" office:value-type="string" calcext:value-type="string">
            <text:p>09/25/2017</text:p>
          </table:table-cell>
          <table:table-cell office:value-type="currency" office:currency="USD" office:value="540000" calcext:value-type="currency">
            <text:p>$540,000</text:p>
          </table:table-cell>
          <table:table-cell table:style-name="ce6" table:formula="of:=[.F28]/[.D28]" office:value-type="currency" office:currency="USD" office:value="419.254658385093" calcext:value-type="currency">
            <text:p>$419</text:p>
          </table:table-cell>
          <table:table-cell office:value-type="currency" office:currency="USD" office:value="571929" calcext:value-type="currency">
            <text:p>$571,929</text:p>
          </table:table-cell>
          <table:table-cell office:value-type="float" office:value="403386" calcext:value-type="float">
            <text:p>40338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22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float" office:value="1203" calcext:value-type="float">
            <text:p>1203</text:p>
          </table:table-cell>
          <table:table-cell table:style-name="ce2" office:value-type="string" calcext:value-type="string">
            <text:p>11/10/2020</text:p>
          </table:table-cell>
          <table:table-cell office:value-type="currency" office:currency="USD" office:value="504000" calcext:value-type="currency">
            <text:p>$504,000</text:p>
          </table:table-cell>
          <table:table-cell table:style-name="ce6" table:formula="of:=[.F29]/[.D29]" office:value-type="currency" office:currency="USD" office:value="418.952618453865" calcext:value-type="currency">
            <text:p>$419</text:p>
          </table:table-cell>
          <table:table-cell office:value-type="currency" office:currency="USD" office:value="466559" calcext:value-type="currency">
            <text:p>$466,559</text:p>
          </table:table-cell>
          <table:table-cell office:value-type="float" office:value="479625" calcext:value-type="float">
            <text:p>47962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21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float" office:value="1203" calcext:value-type="float">
            <text:p>1203</text:p>
          </table:table-cell>
          <table:table-cell table:style-name="ce2" office:value-type="string" calcext:value-type="string">
            <text:p>10/20/2020</text:p>
          </table:table-cell>
          <table:table-cell office:value-type="currency" office:currency="USD" office:value="504000" calcext:value-type="currency">
            <text:p>$504,000</text:p>
          </table:table-cell>
          <table:table-cell table:style-name="ce6" table:formula="of:=[.F30]/[.D30]" office:value-type="currency" office:currency="USD" office:value="418.952618453865" calcext:value-type="currency">
            <text:p>$419</text:p>
          </table:table-cell>
          <table:table-cell office:value-type="currency" office:currency="USD" office:value="466559" calcext:value-type="currency">
            <text:p>$466,559</text:p>
          </table:table-cell>
          <table:table-cell office:value-type="float" office:value="479624" calcext:value-type="float">
            <text:p>47962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35</text:p>
          </table:table-cell>
          <table:table-cell table:number-columns-repeated="16373"/>
        </table:table-row>
        <table:table-row table:style-name="ro1">
          <table:table-cell office:value-type="float" office:value="8808" calcext:value-type="float">
            <text:p>8808</text:p>
          </table:table-cell>
          <table:table-cell/>
          <table:table-cell office:value-type="string" calcext:value-type="string">
            <text:p>GREENWAY, DENNIS C &amp; MARY LU</text:p>
          </table:table-cell>
          <table:table-cell office:value-type="float" office:value="2954" calcext:value-type="float">
            <text:p>2954</text:p>
          </table:table-cell>
          <table:table-cell table:style-name="ce2" office:value-type="string" calcext:value-type="string">
            <text:p>09/15/2021</text:p>
          </table:table-cell>
          <table:table-cell office:value-type="currency" office:currency="USD" office:value="1233000" calcext:value-type="currency">
            <text:p>$1,233,000</text:p>
          </table:table-cell>
          <table:table-cell table:style-name="ce6" table:formula="of:=[.F31]/[.D31]" office:value-type="currency" office:currency="USD" office:value="417.400135409614" calcext:value-type="currency">
            <text:p>$417</text:p>
          </table:table-cell>
          <table:table-cell office:value-type="currency" office:currency="USD" office:value="895395" calcext:value-type="currency">
            <text:p>$895,395</text:p>
          </table:table-cell>
          <table:table-cell office:value-type="float" office:value="403316" calcext:value-type="float">
            <text:p>40331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20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float" office:value="1287" calcext:value-type="float">
            <text:p>1287</text:p>
          </table:table-cell>
          <table:table-cell table:style-name="ce2" office:value-type="string" calcext:value-type="string">
            <text:p>11/18/2020</text:p>
          </table:table-cell>
          <table:table-cell office:value-type="currency" office:currency="USD" office:value="536000" calcext:value-type="currency">
            <text:p>$536,000</text:p>
          </table:table-cell>
          <table:table-cell table:style-name="ce6" table:formula="of:=[.F32]/[.D32]" office:value-type="currency" office:currency="USD" office:value="416.472416472416" calcext:value-type="currency">
            <text:p>$416</text:p>
          </table:table-cell>
          <table:table-cell office:value-type="currency" office:currency="USD" office:value="453904" calcext:value-type="currency">
            <text:p>$453,904</text:p>
          </table:table-cell>
          <table:table-cell office:value-type="float" office:value="479645" calcext:value-type="float">
            <text:p>47964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34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float" office:value="1287" calcext:value-type="float">
            <text:p>1287</text:p>
          </table:table-cell>
          <table:table-cell table:style-name="ce2" office:value-type="string" calcext:value-type="string">
            <text:p>05/10/2021</text:p>
          </table:table-cell>
          <table:table-cell office:value-type="currency" office:currency="USD" office:value="536000" calcext:value-type="currency">
            <text:p>$536,000</text:p>
          </table:table-cell>
          <table:table-cell table:style-name="ce6" table:formula="of:=[.F33]/[.D33]" office:value-type="currency" office:currency="USD" office:value="416.472416472416" calcext:value-type="currency">
            <text:p>$416</text:p>
          </table:table-cell>
          <table:table-cell office:value-type="currency" office:currency="USD" office:value="453904" calcext:value-type="currency">
            <text:p>$453,904</text:p>
          </table:table-cell>
          <table:table-cell office:value-type="float" office:value="479643" calcext:value-type="float">
            <text:p>47964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9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float" office:value="1287" calcext:value-type="float">
            <text:p>1287</text:p>
          </table:table-cell>
          <table:table-cell table:style-name="ce2" office:value-type="string" calcext:value-type="string">
            <text:p>06/21/2019</text:p>
          </table:table-cell>
          <table:table-cell office:value-type="currency" office:currency="USD" office:value="535500" calcext:value-type="currency">
            <text:p>$535,500</text:p>
          </table:table-cell>
          <table:table-cell table:style-name="ce6" table:formula="of:=[.F34]/[.D34]" office:value-type="currency" office:currency="USD" office:value="416.083916083916" calcext:value-type="currency">
            <text:p>$416</text:p>
          </table:table-cell>
          <table:table-cell office:value-type="currency" office:currency="USD" office:value="453904" calcext:value-type="currency">
            <text:p>$453,904</text:p>
          </table:table-cell>
          <table:table-cell office:value-type="float" office:value="461506" calcext:value-type="float">
            <text:p>4615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8</text:p>
          </table:table-cell>
          <table:table-cell table:number-columns-repeated="16373"/>
        </table:table-row>
        <table:table-row table:style-name="ro1">
          <table:table-cell office:value-type="float" office:value="8718" calcext:value-type="float">
            <text:p>8718</text:p>
          </table:table-cell>
          <table:table-cell/>
          <table:table-cell office:value-type="string" calcext:value-type="string">
            <text:p>DISBROW, CLIFFORD H &amp; SHEILA RYAN</text:p>
          </table:table-cell>
          <table:table-cell office:value-type="float" office:value="2317" calcext:value-type="float">
            <text:p>2317</text:p>
          </table:table-cell>
          <table:table-cell table:style-name="ce2" office:value-type="string" calcext:value-type="string">
            <text:p>09/27/2019</text:p>
          </table:table-cell>
          <table:table-cell office:value-type="currency" office:currency="USD" office:value="963000" calcext:value-type="currency">
            <text:p>$963,000</text:p>
          </table:table-cell>
          <table:table-cell table:style-name="ce6" table:formula="of:=[.F35]/[.D35]" office:value-type="currency" office:currency="USD" office:value="415.623651273198" calcext:value-type="currency">
            <text:p>$416</text:p>
          </table:table-cell>
          <table:table-cell office:value-type="currency" office:currency="USD" office:value="960674" calcext:value-type="currency">
            <text:p>$960,674</text:p>
          </table:table-cell>
          <table:table-cell office:value-type="float" office:value="403331" calcext:value-type="float">
            <text:p>403331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61501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float" office:value="1576" calcext:value-type="float">
            <text:p>1576</text:p>
          </table:table-cell>
          <table:table-cell table:style-name="ce2" office:value-type="string" calcext:value-type="string">
            <text:p>11/04/2020</text:p>
          </table:table-cell>
          <table:table-cell office:value-type="currency" office:currency="USD" office:value="653000" calcext:value-type="currency">
            <text:p>$653,000</text:p>
          </table:table-cell>
          <table:table-cell table:style-name="ce6" table:formula="of:=[.F36]/[.D36]" office:value-type="currency" office:currency="USD" office:value="414.340101522843" calcext:value-type="currency">
            <text:p>$414</text:p>
          </table:table-cell>
          <table:table-cell office:value-type="currency" office:currency="USD" office:value="548903" calcext:value-type="currency">
            <text:p>$548,903</text:p>
          </table:table-cell>
          <table:table-cell office:value-type="float" office:value="479639" calcext:value-type="float">
            <text:p>47963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8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float" office:value="1754" calcext:value-type="float">
            <text:p>1754</text:p>
          </table:table-cell>
          <table:table-cell table:style-name="ce2" office:value-type="string" calcext:value-type="string">
            <text:p>05/15/2017</text:p>
          </table:table-cell>
          <table:table-cell office:value-type="currency" office:currency="USD" office:value="725000" calcext:value-type="currency">
            <text:p>$725,000</text:p>
          </table:table-cell>
          <table:table-cell table:style-name="ce6" table:formula="of:=[.F37]/[.D37]" office:value-type="currency" office:currency="USD" office:value="413.340935005701" calcext:value-type="currency">
            <text:p>$413</text:p>
          </table:table-cell>
          <table:table-cell office:value-type="currency" office:currency="USD" office:value="714859" calcext:value-type="currency">
            <text:p>$714,859</text:p>
          </table:table-cell>
          <table:table-cell office:value-type="float" office:value="403278" calcext:value-type="float">
            <text:p>40327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5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HRD LIVING TRUST</text:p>
          </table:table-cell>
          <table:table-cell office:value-type="float" office:value="1518" calcext:value-type="float">
            <text:p>1518</text:p>
          </table:table-cell>
          <table:table-cell table:style-name="ce2" office:value-type="string" calcext:value-type="string">
            <text:p>04/18/2018</text:p>
          </table:table-cell>
          <table:table-cell office:value-type="currency" office:currency="USD" office:value="626000" calcext:value-type="currency">
            <text:p>$626,000</text:p>
          </table:table-cell>
          <table:table-cell table:style-name="ce6" table:formula="of:=[.F38]/[.D38]" office:value-type="currency" office:currency="USD" office:value="412.384716732543" calcext:value-type="currency">
            <text:p>$412</text:p>
          </table:table-cell>
          <table:table-cell office:value-type="currency" office:currency="USD" office:value="607634" calcext:value-type="currency">
            <text:p>$607,634</text:p>
          </table:table-cell>
          <table:table-cell office:value-type="float" office:value="403393" calcext:value-type="float">
            <text:p>40339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1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float" office:value="1754" calcext:value-type="float">
            <text:p>1754</text:p>
          </table:table-cell>
          <table:table-cell table:style-name="ce2" office:value-type="string" calcext:value-type="string">
            <text:p>03/28/2023</text:p>
          </table:table-cell>
          <table:table-cell office:value-type="currency" office:currency="USD" office:value="720000" calcext:value-type="currency">
            <text:p>$720,000</text:p>
          </table:table-cell>
          <table:table-cell table:style-name="ce6" table:formula="of:=[.F39]/[.D39]" office:value-type="currency" office:currency="USD" office:value="410.490307867731" calcext:value-type="currency">
            <text:p>$410</text:p>
          </table:table-cell>
          <table:table-cell office:value-type="currency" office:currency="USD" office:value="627288" calcext:value-type="currency">
            <text:p>$627,288</text:p>
          </table:table-cell>
          <table:table-cell office:value-type="float" office:value="403296" calcext:value-type="float">
            <text:p>40329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4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AILEY, BARBARA</text:p>
          </table:table-cell>
          <table:table-cell office:value-type="float" office:value="1288" calcext:value-type="float">
            <text:p>1288</text:p>
          </table:table-cell>
          <table:table-cell table:style-name="ce2" office:value-type="string" calcext:value-type="string">
            <text:p>11/05/2018</text:p>
          </table:table-cell>
          <table:table-cell office:value-type="currency" office:currency="USD" office:value="526500" calcext:value-type="currency">
            <text:p>$526,500</text:p>
          </table:table-cell>
          <table:table-cell table:style-name="ce6" table:formula="of:=[.F40]/[.D40]" office:value-type="currency" office:currency="USD" office:value="408.773291925466" calcext:value-type="currency">
            <text:p>$409</text:p>
          </table:table-cell>
          <table:table-cell office:value-type="currency" office:currency="USD" office:value="530885" calcext:value-type="currency">
            <text:p>$530,885</text:p>
          </table:table-cell>
          <table:table-cell office:value-type="float" office:value="403375" calcext:value-type="float">
            <text:p>40337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6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float" office:value="2099" calcext:value-type="float">
            <text:p>2099</text:p>
          </table:table-cell>
          <table:table-cell table:style-name="ce2" office:value-type="string" calcext:value-type="string">
            <text:p>08/31/2022</text:p>
          </table:table-cell>
          <table:table-cell office:value-type="currency" office:currency="USD" office:value="855000" calcext:value-type="currency">
            <text:p>$855,000</text:p>
          </table:table-cell>
          <table:table-cell table:style-name="ce6" table:formula="of:=[.F41]/[.D41]" office:value-type="currency" office:currency="USD" office:value="407.336827060505" calcext:value-type="currency">
            <text:p>$407</text:p>
          </table:table-cell>
          <table:table-cell office:value-type="currency" office:currency="USD" office:value="710574" calcext:value-type="currency">
            <text:p>$710,574</text:p>
          </table:table-cell>
          <table:table-cell office:value-type="float" office:value="403705" calcext:value-type="float">
            <text:p>4037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5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float" office:value="2099" calcext:value-type="float">
            <text:p>2099</text:p>
          </table:table-cell>
          <table:table-cell table:style-name="ce2" office:value-type="string" calcext:value-type="string">
            <text:p>01/14/2022</text:p>
          </table:table-cell>
          <table:table-cell office:value-type="currency" office:currency="USD" office:value="855000" calcext:value-type="currency">
            <text:p>$855,000</text:p>
          </table:table-cell>
          <table:table-cell table:style-name="ce6" table:formula="of:=[.F42]/[.D42]" office:value-type="currency" office:currency="USD" office:value="407.336827060505" calcext:value-type="currency">
            <text:p>$407</text:p>
          </table:table-cell>
          <table:table-cell office:value-type="currency" office:currency="USD" office:value="710574" calcext:value-type="currency">
            <text:p>$710,574</text:p>
          </table:table-cell>
          <table:table-cell office:value-type="float" office:value="403311" calcext:value-type="float">
            <text:p>40331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6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RENNAN, JOHN M</text:p>
          </table:table-cell>
          <table:table-cell office:value-type="float" office:value="1217" calcext:value-type="float">
            <text:p>1217</text:p>
          </table:table-cell>
          <table:table-cell table:style-name="ce2" office:value-type="string" calcext:value-type="string">
            <text:p>07/30/2021</text:p>
          </table:table-cell>
          <table:table-cell office:value-type="currency" office:currency="USD" office:value="495000" calcext:value-type="currency">
            <text:p>$495,000</text:p>
          </table:table-cell>
          <table:table-cell table:style-name="ce6" table:formula="of:=[.F43]/[.D43]" office:value-type="currency" office:currency="USD" office:value="406.737880032868" calcext:value-type="currency">
            <text:p>$407</text:p>
          </table:table-cell>
          <table:table-cell office:value-type="currency" office:currency="USD" office:value="402380" calcext:value-type="currency">
            <text:p>$402,380</text:p>
          </table:table-cell>
          <table:table-cell office:value-type="float" office:value="479654" calcext:value-type="float">
            <text:p>47965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3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float" office:value="1217" calcext:value-type="float">
            <text:p>1217</text:p>
          </table:table-cell>
          <table:table-cell table:style-name="ce2" office:value-type="string" calcext:value-type="string">
            <text:p>05/31/2022</text:p>
          </table:table-cell>
          <table:table-cell office:value-type="currency" office:currency="USD" office:value="495000" calcext:value-type="currency">
            <text:p>$495,000</text:p>
          </table:table-cell>
          <table:table-cell table:style-name="ce6" table:formula="of:=[.F44]/[.D44]" office:value-type="currency" office:currency="USD" office:value="406.737880032868" calcext:value-type="currency">
            <text:p>$407</text:p>
          </table:table-cell>
          <table:table-cell office:value-type="currency" office:currency="USD" office:value="402380" calcext:value-type="currency">
            <text:p>$402,380</text:p>
          </table:table-cell>
          <table:table-cell office:value-type="float" office:value="461555" calcext:value-type="float">
            <text:p>46155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6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float" office:value="1576" calcext:value-type="float">
            <text:p>1576</text:p>
          </table:table-cell>
          <table:table-cell table:style-name="ce2" office:value-type="string" calcext:value-type="string">
            <text:p>11/16/2020</text:p>
          </table:table-cell>
          <table:table-cell office:value-type="currency" office:currency="USD" office:value="639000" calcext:value-type="currency">
            <text:p>$639,000</text:p>
          </table:table-cell>
          <table:table-cell table:style-name="ce6" table:formula="of:=[.F45]/[.D45]" office:value-type="currency" office:currency="USD" office:value="405.456852791878" calcext:value-type="currency">
            <text:p>$405</text:p>
          </table:table-cell>
          <table:table-cell office:value-type="currency" office:currency="USD" office:value="548903" calcext:value-type="currency">
            <text:p>$548,903</text:p>
          </table:table-cell>
          <table:table-cell office:value-type="float" office:value="479652" calcext:value-type="float">
            <text:p>47965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9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float" office:value="1754" calcext:value-type="float">
            <text:p>1754</text:p>
          </table:table-cell>
          <table:table-cell table:style-name="ce2" office:value-type="string" calcext:value-type="string">
            <text:p>02/02/2023</text:p>
          </table:table-cell>
          <table:table-cell office:value-type="currency" office:currency="USD" office:value="711000" calcext:value-type="currency">
            <text:p>$711,000</text:p>
          </table:table-cell>
          <table:table-cell table:style-name="ce6" table:formula="of:=[.F46]/[.D46]" office:value-type="currency" office:currency="USD" office:value="405.359179019384" calcext:value-type="currency">
            <text:p>$405</text:p>
          </table:table-cell>
          <table:table-cell office:value-type="currency" office:currency="USD" office:value="711211" calcext:value-type="currency">
            <text:p>$711,211</text:p>
          </table:table-cell>
          <table:table-cell office:value-type="float" office:value="403693" calcext:value-type="float">
            <text:p>40369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6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float" office:value="2259" calcext:value-type="float">
            <text:p>2259</text:p>
          </table:table-cell>
          <table:table-cell table:style-name="ce2" office:value-type="string" calcext:value-type="string">
            <text:p>08/10/2021</text:p>
          </table:table-cell>
          <table:table-cell office:value-type="currency" office:currency="USD" office:value="914000" calcext:value-type="currency">
            <text:p>$914,000</text:p>
          </table:table-cell>
          <table:table-cell table:style-name="ce6" table:formula="of:=[.F47]/[.D47]" office:value-type="currency" office:currency="USD" office:value="404.603806994245" calcext:value-type="currency">
            <text:p>$405</text:p>
          </table:table-cell>
          <table:table-cell office:value-type="currency" office:currency="USD" office:value="887732" calcext:value-type="currency">
            <text:p>$887,732</text:p>
          </table:table-cell>
          <table:table-cell office:value-type="float" office:value="403313" calcext:value-type="float">
            <text:p>40331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4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HART, JAMES C &amp; ANNE H</text:p>
          </table:table-cell>
          <table:table-cell office:value-type="float" office:value="1450" calcext:value-type="float">
            <text:p>1450</text:p>
          </table:table-cell>
          <table:table-cell table:style-name="ce2" office:value-type="string" calcext:value-type="string">
            <text:p>08/17/2022</text:p>
          </table:table-cell>
          <table:table-cell office:value-type="currency" office:currency="USD" office:value="585000" calcext:value-type="currency">
            <text:p>$585,000</text:p>
          </table:table-cell>
          <table:table-cell table:style-name="ce6" table:formula="of:=[.F48]/[.D48]" office:value-type="currency" office:currency="USD" office:value="403.448275862069" calcext:value-type="currency">
            <text:p>$403</text:p>
          </table:table-cell>
          <table:table-cell office:value-type="currency" office:currency="USD" office:value="566105" calcext:value-type="currency">
            <text:p>$566,105</text:p>
          </table:table-cell>
          <table:table-cell office:value-type="float" office:value="403720" calcext:value-type="float">
            <text:p>40372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4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ATTINGLY, PAUL</text:p>
          </table:table-cell>
          <table:table-cell office:value-type="float" office:value="1450" calcext:value-type="float">
            <text:p>1450</text:p>
          </table:table-cell>
          <table:table-cell table:style-name="ce2" office:value-type="string" calcext:value-type="string">
            <text:p>02/17/2023</text:p>
          </table:table-cell>
          <table:table-cell office:value-type="currency" office:currency="USD" office:value="585000" calcext:value-type="currency">
            <text:p>$585,000</text:p>
          </table:table-cell>
          <table:table-cell table:style-name="ce6" table:formula="of:=[.F49]/[.D49]" office:value-type="currency" office:currency="USD" office:value="403.448275862069" calcext:value-type="currency">
            <text:p>$403</text:p>
          </table:table-cell>
          <table:table-cell office:value-type="currency" office:currency="USD" office:value="566105" calcext:value-type="currency">
            <text:p>$566,105</text:p>
          </table:table-cell>
          <table:table-cell office:value-type="float" office:value="403695" calcext:value-type="float">
            <text:p>40369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2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float" office:value="1287" calcext:value-type="float">
            <text:p>1287</text:p>
          </table:table-cell>
          <table:table-cell table:style-name="ce2" office:value-type="string" calcext:value-type="string">
            <text:p>10/26/2020</text:p>
          </table:table-cell>
          <table:table-cell office:value-type="currency" office:currency="USD" office:value="518000" calcext:value-type="currency">
            <text:p>$518,000</text:p>
          </table:table-cell>
          <table:table-cell table:style-name="ce6" table:formula="of:=[.F50]/[.D50]" office:value-type="currency" office:currency="USD" office:value="402.486402486403" calcext:value-type="currency">
            <text:p>$402</text:p>
          </table:table-cell>
          <table:table-cell office:value-type="currency" office:currency="USD" office:value="453904" calcext:value-type="currency">
            <text:p>$453,904</text:p>
          </table:table-cell>
          <table:table-cell office:value-type="float" office:value="479605" calcext:value-type="float">
            <text:p>4796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3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float" office:value="1288" calcext:value-type="float">
            <text:p>1288</text:p>
          </table:table-cell>
          <table:table-cell table:style-name="ce2" office:value-type="string" calcext:value-type="string">
            <text:p>04/28/2020</text:p>
          </table:table-cell>
          <table:table-cell office:value-type="currency" office:currency="USD" office:value="517000" calcext:value-type="currency">
            <text:p>$517,000</text:p>
          </table:table-cell>
          <table:table-cell table:style-name="ce6" table:formula="of:=[.F51]/[.D51]" office:value-type="currency" office:currency="USD" office:value="401.39751552795" calcext:value-type="currency">
            <text:p>$401</text:p>
          </table:table-cell>
          <table:table-cell office:value-type="currency" office:currency="USD" office:value="571929" calcext:value-type="currency">
            <text:p>$571,929</text:p>
          </table:table-cell>
          <table:table-cell office:value-type="float" office:value="403373" calcext:value-type="float">
            <text:p>40337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9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WILSON, L GEORGE</text:p>
          </table:table-cell>
          <table:table-cell office:value-type="float" office:value="1450" calcext:value-type="float">
            <text:p>1450</text:p>
          </table:table-cell>
          <table:table-cell table:style-name="ce2" office:value-type="string" calcext:value-type="string">
            <text:p>10/08/2021</text:p>
          </table:table-cell>
          <table:table-cell office:value-type="currency" office:currency="USD" office:value="581000" calcext:value-type="currency">
            <text:p>$581,000</text:p>
          </table:table-cell>
          <table:table-cell table:style-name="ce6" table:formula="of:=[.F52]/[.D52]" office:value-type="currency" office:currency="USD" office:value="400.689655172414" calcext:value-type="currency">
            <text:p>$401</text:p>
          </table:table-cell>
          <table:table-cell office:value-type="currency" office:currency="USD" office:value="566105" calcext:value-type="currency">
            <text:p>$566,105</text:p>
          </table:table-cell>
          <table:table-cell office:value-type="float" office:value="403727" calcext:value-type="float">
            <text:p>40372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2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SMITH, MARGUERITE M</text:p>
          </table:table-cell>
          <table:table-cell office:value-type="float" office:value="1450" calcext:value-type="float">
            <text:p>1450</text:p>
          </table:table-cell>
          <table:table-cell table:style-name="ce2" office:value-type="string" calcext:value-type="string">
            <text:p>03/18/2021</text:p>
          </table:table-cell>
          <table:table-cell office:value-type="currency" office:currency="USD" office:value="581000" calcext:value-type="currency">
            <text:p>$581,000</text:p>
          </table:table-cell>
          <table:table-cell table:style-name="ce6" table:formula="of:=[.F53]/[.D53]" office:value-type="currency" office:currency="USD" office:value="400.689655172414" calcext:value-type="currency">
            <text:p>$401</text:p>
          </table:table-cell>
          <table:table-cell office:value-type="currency" office:currency="USD" office:value="534605" calcext:value-type="currency">
            <text:p>$534,605</text:p>
          </table:table-cell>
          <table:table-cell office:value-type="float" office:value="403312" calcext:value-type="float">
            <text:p>40331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6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float" office:value="1576" calcext:value-type="float">
            <text:p>1576</text:p>
          </table:table-cell>
          <table:table-cell table:style-name="ce2" office:value-type="string" calcext:value-type="string">
            <text:p>11/17/2020</text:p>
          </table:table-cell>
          <table:table-cell office:value-type="currency" office:currency="USD" office:value="630000" calcext:value-type="currency">
            <text:p>$630,000</text:p>
          </table:table-cell>
          <table:table-cell table:style-name="ce6" table:formula="of:=[.F54]/[.D54]" office:value-type="currency" office:currency="USD" office:value="399.746192893401" calcext:value-type="currency">
            <text:p>$400</text:p>
          </table:table-cell>
          <table:table-cell office:value-type="currency" office:currency="USD" office:value="548903" calcext:value-type="currency">
            <text:p>$548,903</text:p>
          </table:table-cell>
          <table:table-cell office:value-type="float" office:value="479649" calcext:value-type="float">
            <text:p>47964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8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float" office:value="1806" calcext:value-type="float">
            <text:p>1806</text:p>
          </table:table-cell>
          <table:table-cell table:style-name="ce2" office:value-type="string" calcext:value-type="string">
            <text:p>05/26/2022</text:p>
          </table:table-cell>
          <table:table-cell office:value-type="currency" office:currency="USD" office:value="720000" calcext:value-type="currency">
            <text:p>$720,000</text:p>
          </table:table-cell>
          <table:table-cell table:style-name="ce6" table:formula="of:=[.F55]/[.D55]" office:value-type="currency" office:currency="USD" office:value="398.671096345515" calcext:value-type="currency">
            <text:p>$399</text:p>
          </table:table-cell>
          <table:table-cell office:value-type="currency" office:currency="USD" office:value="601933" calcext:value-type="currency">
            <text:p>$601,933</text:p>
          </table:table-cell>
          <table:table-cell office:value-type="float" office:value="403404" calcext:value-type="float">
            <text:p>40340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9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float" office:value="1518" calcext:value-type="float">
            <text:p>1518</text:p>
          </table:table-cell>
          <table:table-cell table:style-name="ce2" office:value-type="string" calcext:value-type="string">
            <text:p>03/23/2021</text:p>
          </table:table-cell>
          <table:table-cell office:value-type="currency" office:currency="USD" office:value="603000" calcext:value-type="currency">
            <text:p>$603,000</text:p>
          </table:table-cell>
          <table:table-cell table:style-name="ce6" table:formula="of:=[.F56]/[.D56]" office:value-type="currency" office:currency="USD" office:value="397.233201581028" calcext:value-type="currency">
            <text:p>$397</text:p>
          </table:table-cell>
          <table:table-cell office:value-type="currency" office:currency="USD" office:value="607634" calcext:value-type="currency">
            <text:p>$607,634</text:p>
          </table:table-cell>
          <table:table-cell office:value-type="float" office:value="403381" calcext:value-type="float">
            <text:p>40338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3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COOK, NORMA BAKER</text:p>
          </table:table-cell>
          <table:table-cell office:value-type="float" office:value="1203" calcext:value-type="float">
            <text:p>1203</text:p>
          </table:table-cell>
          <table:table-cell table:style-name="ce2" office:value-type="string" calcext:value-type="string">
            <text:p>10/17/2018</text:p>
          </table:table-cell>
          <table:table-cell office:value-type="currency" office:currency="USD" office:value="477000" calcext:value-type="currency">
            <text:p>$477,000</text:p>
          </table:table-cell>
          <table:table-cell table:style-name="ce6" table:formula="of:=[.F57]/[.D57]" office:value-type="currency" office:currency="USD" office:value="396.508728179551" calcext:value-type="currency">
            <text:p>$397</text:p>
          </table:table-cell>
          <table:table-cell office:value-type="currency" office:currency="USD" office:value="466559" calcext:value-type="currency">
            <text:p>$466,559</text:p>
          </table:table-cell>
          <table:table-cell office:value-type="float" office:value="461551" calcext:value-type="float">
            <text:p>46155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5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float" office:value="1203" calcext:value-type="float">
            <text:p>1203</text:p>
          </table:table-cell>
          <table:table-cell table:style-name="ce2" office:value-type="string" calcext:value-type="string">
            <text:p>10/01/2018</text:p>
          </table:table-cell>
          <table:table-cell office:value-type="currency" office:currency="USD" office:value="477000" calcext:value-type="currency">
            <text:p>$477,000</text:p>
          </table:table-cell>
          <table:table-cell table:style-name="ce6" table:formula="of:=[.F58]/[.D58]" office:value-type="currency" office:currency="USD" office:value="396.508728179551" calcext:value-type="currency">
            <text:p>$397</text:p>
          </table:table-cell>
          <table:table-cell office:value-type="currency" office:currency="USD" office:value="466559" calcext:value-type="currency">
            <text:p>$466,559</text:p>
          </table:table-cell>
          <table:table-cell office:value-type="float" office:value="461502" calcext:value-type="float">
            <text:p>46150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6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JOHNSON, DEBORAH</text:p>
          </table:table-cell>
          <table:table-cell office:value-type="float" office:value="1500" calcext:value-type="float">
            <text:p>1500</text:p>
          </table:table-cell>
          <table:table-cell table:style-name="ce2" office:value-type="string" calcext:value-type="string">
            <text:p>11/17/2020</text:p>
          </table:table-cell>
          <table:table-cell office:value-type="currency" office:currency="USD" office:value="594000" calcext:value-type="currency">
            <text:p>$594,000</text:p>
          </table:table-cell>
          <table:table-cell table:style-name="ce6" table:formula="of:=[.F59]/[.D59]" office:value-type="currency" office:currency="USD" office:value="396" calcext:value-type="currency">
            <text:p>$396</text:p>
          </table:table-cell>
          <table:table-cell office:value-type="currency" office:currency="USD" office:value="496658" calcext:value-type="currency">
            <text:p>$496,658</text:p>
          </table:table-cell>
          <table:table-cell office:value-type="float" office:value="479644" calcext:value-type="float">
            <text:p>47964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8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MCCULLOUGH, JEANETTE G TRUSTEE; TRUSTEE OF JEANETTE G MCCULLOUGH RE</text:p>
          </table:table-cell>
          <table:table-cell office:value-type="float" office:value="1205" calcext:value-type="float">
            <text:p>1205</text:p>
          </table:table-cell>
          <table:table-cell table:style-name="ce2" office:value-type="string" calcext:value-type="string">
            <text:p>09/19/2018</text:p>
          </table:table-cell>
          <table:table-cell office:value-type="currency" office:currency="USD" office:value="477000" calcext:value-type="currency">
            <text:p>$477,000</text:p>
          </table:table-cell>
          <table:table-cell table:style-name="ce6" table:formula="of:=[.F60]/[.D60]" office:value-type="currency" office:currency="USD" office:value="395.850622406639" calcext:value-type="currency">
            <text:p>$396</text:p>
          </table:table-cell>
          <table:table-cell office:value-type="currency" office:currency="USD" office:value="467339" calcext:value-type="currency">
            <text:p>$467,339</text:p>
          </table:table-cell>
          <table:table-cell office:value-type="float" office:value="461552" calcext:value-type="float">
            <text:p>46155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2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float" office:value="2099" calcext:value-type="float">
            <text:p>2099</text:p>
          </table:table-cell>
          <table:table-cell table:style-name="ce2" office:value-type="string" calcext:value-type="string">
            <text:p>05/13/2022</text:p>
          </table:table-cell>
          <table:table-cell office:value-type="currency" office:currency="USD" office:value="829000" calcext:value-type="currency">
            <text:p>$829,000</text:p>
          </table:table-cell>
          <table:table-cell table:style-name="ce6" table:formula="of:=[.F61]/[.D61]" office:value-type="currency" office:currency="USD" office:value="394.949976179133" calcext:value-type="currency">
            <text:p>$395</text:p>
          </table:table-cell>
          <table:table-cell office:value-type="currency" office:currency="USD" office:value="710574" calcext:value-type="currency">
            <text:p>$710,574</text:p>
          </table:table-cell>
          <table:table-cell office:value-type="float" office:value="403685" calcext:value-type="float">
            <text:p>40368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4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float" office:value="1450" calcext:value-type="float">
            <text:p>1450</text:p>
          </table:table-cell>
          <table:table-cell table:style-name="ce2" office:value-type="string" calcext:value-type="string">
            <text:p>10/29/2021</text:p>
          </table:table-cell>
          <table:table-cell office:value-type="currency" office:currency="USD" office:value="572000" calcext:value-type="currency">
            <text:p>$572,000</text:p>
          </table:table-cell>
          <table:table-cell table:style-name="ce6" table:formula="of:=[.F62]/[.D62]" office:value-type="currency" office:currency="USD" office:value="394.48275862069" calcext:value-type="currency">
            <text:p>$394</text:p>
          </table:table-cell>
          <table:table-cell office:value-type="currency" office:currency="USD" office:value="534605" calcext:value-type="currency">
            <text:p>$534,605</text:p>
          </table:table-cell>
          <table:table-cell office:value-type="float" office:value="403283" calcext:value-type="float">
            <text:p>40328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5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float" office:value="1450" calcext:value-type="float">
            <text:p>1450</text:p>
          </table:table-cell>
          <table:table-cell table:style-name="ce2" office:value-type="string" calcext:value-type="string">
            <text:p>05/13/2022</text:p>
          </table:table-cell>
          <table:table-cell office:value-type="currency" office:currency="USD" office:value="572000" calcext:value-type="currency">
            <text:p>$572,000</text:p>
          </table:table-cell>
          <table:table-cell table:style-name="ce6" table:formula="of:=[.F63]/[.D63]" office:value-type="currency" office:currency="USD" office:value="394.48275862069" calcext:value-type="currency">
            <text:p>$394</text:p>
          </table:table-cell>
          <table:table-cell office:value-type="currency" office:currency="USD" office:value="534605" calcext:value-type="currency">
            <text:p>$534,605</text:p>
          </table:table-cell>
          <table:table-cell office:value-type="float" office:value="403709" calcext:value-type="float">
            <text:p>40370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8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JONES HANCOCK, LINDA GEORGE</text:p>
          </table:table-cell>
          <table:table-cell office:value-type="float" office:value="1450" calcext:value-type="float">
            <text:p>1450</text:p>
          </table:table-cell>
          <table:table-cell table:style-name="ce2" office:value-type="string" calcext:value-type="string">
            <text:p>05/02/2022</text:p>
          </table:table-cell>
          <table:table-cell office:value-type="currency" office:currency="USD" office:value="572000" calcext:value-type="currency">
            <text:p>$572,000</text:p>
          </table:table-cell>
          <table:table-cell table:style-name="ce6" table:formula="of:=[.F64]/[.D64]" office:value-type="currency" office:currency="USD" office:value="394.48275862069" calcext:value-type="currency">
            <text:p>$394</text:p>
          </table:table-cell>
          <table:table-cell office:value-type="currency" office:currency="USD" office:value="534605" calcext:value-type="currency">
            <text:p>$534,605</text:p>
          </table:table-cell>
          <table:table-cell office:value-type="float" office:value="403294" calcext:value-type="float">
            <text:p>40329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8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float" office:value="1576" calcext:value-type="float">
            <text:p>1576</text:p>
          </table:table-cell>
          <table:table-cell table:style-name="ce2" office:value-type="string" calcext:value-type="string">
            <text:p>10/27/2020</text:p>
          </table:table-cell>
          <table:table-cell office:value-type="currency" office:currency="USD" office:value="621000" calcext:value-type="currency">
            <text:p>$621,000</text:p>
          </table:table-cell>
          <table:table-cell table:style-name="ce6" table:formula="of:=[.F65]/[.D65]" office:value-type="currency" office:currency="USD" office:value="394.035532994924" calcext:value-type="currency">
            <text:p>$394</text:p>
          </table:table-cell>
          <table:table-cell office:value-type="currency" office:currency="USD" office:value="548903" calcext:value-type="currency">
            <text:p>$548,903</text:p>
          </table:table-cell>
          <table:table-cell office:value-type="float" office:value="479603" calcext:value-type="float">
            <text:p>4796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1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float" office:value="1576" calcext:value-type="float">
            <text:p>1576</text:p>
          </table:table-cell>
          <table:table-cell table:style-name="ce2" office:value-type="string" calcext:value-type="string">
            <text:p>10/21/2020</text:p>
          </table:table-cell>
          <table:table-cell office:value-type="currency" office:currency="USD" office:value="621000" calcext:value-type="currency">
            <text:p>$621,000</text:p>
          </table:table-cell>
          <table:table-cell table:style-name="ce6" table:formula="of:=[.F66]/[.D66]" office:value-type="currency" office:currency="USD" office:value="394.035532994924" calcext:value-type="currency">
            <text:p>$394</text:p>
          </table:table-cell>
          <table:table-cell office:value-type="currency" office:currency="USD" office:value="548903" calcext:value-type="currency">
            <text:p>$548,903</text:p>
          </table:table-cell>
          <table:table-cell office:value-type="float" office:value="479600" calcext:value-type="float">
            <text:p>47960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3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float" office:value="1287" calcext:value-type="float">
            <text:p>1287</text:p>
          </table:table-cell>
          <table:table-cell table:style-name="ce2" office:value-type="string" calcext:value-type="string">
            <text:p>10/26/2020</text:p>
          </table:table-cell>
          <table:table-cell office:value-type="currency" office:currency="USD" office:value="504000" calcext:value-type="currency">
            <text:p>$504,000</text:p>
          </table:table-cell>
          <table:table-cell table:style-name="ce6" table:formula="of:=[.F67]/[.D67]" office:value-type="currency" office:currency="USD" office:value="391.608391608392" calcext:value-type="currency">
            <text:p>$392</text:p>
          </table:table-cell>
          <table:table-cell office:value-type="currency" office:currency="USD" office:value="453904" calcext:value-type="currency">
            <text:p>$453,904</text:p>
          </table:table-cell>
          <table:table-cell office:value-type="float" office:value="479619" calcext:value-type="float">
            <text:p>47961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4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AKER, MARY ESTHER &amp; STANLEY B</text:p>
          </table:table-cell>
          <table:table-cell office:value-type="float" office:value="1494" calcext:value-type="float">
            <text:p>1494</text:p>
          </table:table-cell>
          <table:table-cell table:style-name="ce2" office:value-type="string" calcext:value-type="string">
            <text:p>07/31/2020</text:p>
          </table:table-cell>
          <table:table-cell office:value-type="currency" office:currency="USD" office:value="585000" calcext:value-type="currency">
            <text:p>$585,000</text:p>
          </table:table-cell>
          <table:table-cell table:style-name="ce6" table:formula="of:=[.F68]/[.D68]" office:value-type="currency" office:currency="USD" office:value="391.566265060241" calcext:value-type="currency">
            <text:p>$392</text:p>
          </table:table-cell>
          <table:table-cell office:value-type="currency" office:currency="USD" office:value="645710" calcext:value-type="currency">
            <text:p>$645,710</text:p>
          </table:table-cell>
          <table:table-cell office:value-type="float" office:value="403364" calcext:value-type="float">
            <text:p>40336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0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float" office:value="1518" calcext:value-type="float">
            <text:p>1518</text:p>
          </table:table-cell>
          <table:table-cell table:style-name="ce2" office:value-type="string" calcext:value-type="string">
            <text:p>09/21/2016</text:p>
          </table:table-cell>
          <table:table-cell office:value-type="currency" office:currency="USD" office:value="594000" calcext:value-type="currency">
            <text:p>$594,000</text:p>
          </table:table-cell>
          <table:table-cell table:style-name="ce6" table:formula="of:=[.F69]/[.D69]" office:value-type="currency" office:currency="USD" office:value="391.304347826087" calcext:value-type="currency">
            <text:p>$391</text:p>
          </table:table-cell>
          <table:table-cell office:value-type="currency" office:currency="USD" office:value="607634" calcext:value-type="currency">
            <text:p>$607,634</text:p>
          </table:table-cell>
          <table:table-cell office:value-type="float" office:value="403367" calcext:value-type="float">
            <text:p>40336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7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AVIS, JUDITH R</text:p>
          </table:table-cell>
          <table:table-cell office:value-type="float" office:value="1287" calcext:value-type="float">
            <text:p>1287</text:p>
          </table:table-cell>
          <table:table-cell table:style-name="ce2" office:value-type="string" calcext:value-type="string">
            <text:p>10/20/2020</text:p>
          </table:table-cell>
          <table:table-cell office:value-type="currency" office:currency="USD" office:value="500000" calcext:value-type="currency">
            <text:p>$500,000</text:p>
          </table:table-cell>
          <table:table-cell table:style-name="ce6" table:formula="of:=[.F70]/[.D70]" office:value-type="currency" office:currency="USD" office:value="388.500388500389" calcext:value-type="currency">
            <text:p>$389</text:p>
          </table:table-cell>
          <table:table-cell office:value-type="currency" office:currency="USD" office:value="453904" calcext:value-type="currency">
            <text:p>$453,904</text:p>
          </table:table-cell>
          <table:table-cell office:value-type="float" office:value="479606" calcext:value-type="float">
            <text:p>4796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1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float" office:value="2259" calcext:value-type="float">
            <text:p>2259</text:p>
          </table:table-cell>
          <table:table-cell table:style-name="ce2" office:value-type="string" calcext:value-type="string">
            <text:p>04/12/2019</text:p>
          </table:table-cell>
          <table:table-cell office:value-type="currency" office:currency="USD" office:value="877500" calcext:value-type="currency">
            <text:p>$877,500</text:p>
          </table:table-cell>
          <table:table-cell table:style-name="ce6" table:formula="of:=[.F71]/[.D71]" office:value-type="currency" office:currency="USD" office:value="388.446215139442" calcext:value-type="currency">
            <text:p>$388</text:p>
          </table:table-cell>
          <table:table-cell office:value-type="currency" office:currency="USD" office:value="854203" calcext:value-type="currency">
            <text:p>$854,203</text:p>
          </table:table-cell>
          <table:table-cell office:value-type="float" office:value="403684" calcext:value-type="float">
            <text:p>40368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5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float" office:value="1576" calcext:value-type="float">
            <text:p>1576</text:p>
          </table:table-cell>
          <table:table-cell table:style-name="ce2" office:value-type="string" calcext:value-type="string">
            <text:p>10/21/2020</text:p>
          </table:table-cell>
          <table:table-cell office:value-type="currency" office:currency="USD" office:value="612000" calcext:value-type="currency">
            <text:p>$612,000</text:p>
          </table:table-cell>
          <table:table-cell table:style-name="ce6" table:formula="of:=[.F72]/[.D72]" office:value-type="currency" office:currency="USD" office:value="388.324873096447" calcext:value-type="currency">
            <text:p>$388</text:p>
          </table:table-cell>
          <table:table-cell office:value-type="currency" office:currency="USD" office:value="548903" calcext:value-type="currency">
            <text:p>$548,903</text:p>
          </table:table-cell>
          <table:table-cell office:value-type="float" office:value="479613" calcext:value-type="float">
            <text:p>47961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0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float" office:value="1450" calcext:value-type="float">
            <text:p>1450</text:p>
          </table:table-cell>
          <table:table-cell table:style-name="ce2" office:value-type="string" calcext:value-type="string">
            <text:p>10/03/2008</text:p>
          </table:table-cell>
          <table:table-cell office:value-type="currency" office:currency="USD" office:value="563000" calcext:value-type="currency">
            <text:p>$563,000</text:p>
          </table:table-cell>
          <table:table-cell table:style-name="ce6" table:formula="of:=[.F73]/[.D73]" office:value-type="currency" office:currency="USD" office:value="388.275862068966" calcext:value-type="currency">
            <text:p>$388</text:p>
          </table:table-cell>
          <table:table-cell office:value-type="currency" office:currency="USD" office:value="627606" calcext:value-type="currency">
            <text:p>$627,606</text:p>
          </table:table-cell>
          <table:table-cell office:value-type="float" office:value="403303" calcext:value-type="float">
            <text:p>4033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4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ILD, FRANCINE S</text:p>
          </table:table-cell>
          <table:table-cell office:value-type="float" office:value="1450" calcext:value-type="float">
            <text:p>1450</text:p>
          </table:table-cell>
          <table:table-cell table:style-name="ce2" office:value-type="string" calcext:value-type="string">
            <text:p>04/15/2021</text:p>
          </table:table-cell>
          <table:table-cell office:value-type="currency" office:currency="USD" office:value="562000" calcext:value-type="currency">
            <text:p>$562,000</text:p>
          </table:table-cell>
          <table:table-cell table:style-name="ce6" table:formula="of:=[.F74]/[.D74]" office:value-type="currency" office:currency="USD" office:value="387.586206896552" calcext:value-type="currency">
            <text:p>$388</text:p>
          </table:table-cell>
          <table:table-cell office:value-type="currency" office:currency="USD" office:value="534605" calcext:value-type="currency">
            <text:p>$534,605</text:p>
          </table:table-cell>
          <table:table-cell office:value-type="float" office:value="403268" calcext:value-type="float">
            <text:p>40326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7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AILEY, FRANCES A</text:p>
          </table:table-cell>
          <table:table-cell office:value-type="float" office:value="1806" calcext:value-type="float">
            <text:p>1806</text:p>
          </table:table-cell>
          <table:table-cell table:style-name="ce2" office:value-type="string" calcext:value-type="string">
            <text:p>07/29/2022</text:p>
          </table:table-cell>
          <table:table-cell office:value-type="currency" office:currency="USD" office:value="698000" calcext:value-type="currency">
            <text:p>$698,000</text:p>
          </table:table-cell>
          <table:table-cell table:style-name="ce6" table:formula="of:=[.F75]/[.D75]" office:value-type="currency" office:currency="USD" office:value="386.489479512735" calcext:value-type="currency">
            <text:p>$386</text:p>
          </table:table-cell>
          <table:table-cell office:value-type="currency" office:currency="USD" office:value="601933" calcext:value-type="currency">
            <text:p>$601,933</text:p>
          </table:table-cell>
          <table:table-cell office:value-type="float" office:value="403365" calcext:value-type="float">
            <text:p>40336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1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ITCHELL, HENRY A</text:p>
          </table:table-cell>
          <table:table-cell office:value-type="float" office:value="1450" calcext:value-type="float">
            <text:p>1450</text:p>
          </table:table-cell>
          <table:table-cell table:style-name="ce2" office:value-type="string" calcext:value-type="string">
            <text:p>08/02/2021</text:p>
          </table:table-cell>
          <table:table-cell office:value-type="currency" office:currency="USD" office:value="558000" calcext:value-type="currency">
            <text:p>$558,000</text:p>
          </table:table-cell>
          <table:table-cell table:style-name="ce6" table:formula="of:=[.F76]/[.D76]" office:value-type="currency" office:currency="USD" office:value="384.827586206897" calcext:value-type="currency">
            <text:p>$385</text:p>
          </table:table-cell>
          <table:table-cell office:value-type="currency" office:currency="USD" office:value="534605" calcext:value-type="currency">
            <text:p>$534,605</text:p>
          </table:table-cell>
          <table:table-cell office:value-type="float" office:value="403291" calcext:value-type="float">
            <text:p>40329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7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float" office:value="2259" calcext:value-type="float">
            <text:p>2259</text:p>
          </table:table-cell>
          <table:table-cell table:style-name="ce2" office:value-type="string" calcext:value-type="string">
            <text:p>08/27/2021</text:p>
          </table:table-cell>
          <table:table-cell office:value-type="currency" office:currency="USD" office:value="869000" calcext:value-type="currency">
            <text:p>$869,000</text:p>
          </table:table-cell>
          <table:table-cell table:style-name="ce6" table:formula="of:=[.F77]/[.D77]" office:value-type="currency" office:currency="USD" office:value="384.683488269146" calcext:value-type="currency">
            <text:p>$385</text:p>
          </table:table-cell>
          <table:table-cell office:value-type="currency" office:currency="USD" office:value="854203" calcext:value-type="currency">
            <text:p>$854,203</text:p>
          </table:table-cell>
          <table:table-cell office:value-type="float" office:value="403721" calcext:value-type="float">
            <text:p>40372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0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float" office:value="1287" calcext:value-type="float">
            <text:p>1287</text:p>
          </table:table-cell>
          <table:table-cell table:style-name="ce2" office:value-type="string" calcext:value-type="string">
            <text:p>11/04/2020</text:p>
          </table:table-cell>
          <table:table-cell office:value-type="currency" office:currency="USD" office:value="495000" calcext:value-type="currency">
            <text:p>$495,000</text:p>
          </table:table-cell>
          <table:table-cell table:style-name="ce6" table:formula="of:=[.F78]/[.D78]" office:value-type="currency" office:currency="USD" office:value="384.615384615385" calcext:value-type="currency">
            <text:p>$385</text:p>
          </table:table-cell>
          <table:table-cell office:value-type="currency" office:currency="USD" office:value="453904" calcext:value-type="currency">
            <text:p>$453,904</text:p>
          </table:table-cell>
          <table:table-cell office:value-type="float" office:value="479630" calcext:value-type="float">
            <text:p>47963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5</text:p>
          </table:table-cell>
          <table:table-cell table:number-columns-repeated="16373"/>
        </table:table-row>
        <table:table-row table:style-name="ro1">
          <table:table-cell office:value-type="float" office:value="8730" calcext:value-type="float">
            <text:p>8730</text:p>
          </table:table-cell>
          <table:table-cell/>
          <table:table-cell office:value-type="string" calcext:value-type="string">
            <text:p>HARROD, KEITH &amp; ALICE</text:p>
          </table:table-cell>
          <table:table-cell office:value-type="float" office:value="3167" calcext:value-type="float">
            <text:p>3167</text:p>
          </table:table-cell>
          <table:table-cell table:style-name="ce2" office:value-type="string" calcext:value-type="string">
            <text:p>09/24/2019</text:p>
          </table:table-cell>
          <table:table-cell office:value-type="currency" office:currency="USD" office:value="1215000" calcext:value-type="currency">
            <text:p>$1,215,000</text:p>
          </table:table-cell>
          <table:table-cell table:style-name="ce6" table:formula="of:=[.F79]/[.D79]" office:value-type="currency" office:currency="USD" office:value="383.643826965583" calcext:value-type="currency">
            <text:p>$384</text:p>
          </table:table-cell>
          <table:table-cell office:value-type="currency" office:currency="USD" office:value="1214459" calcext:value-type="currency">
            <text:p>$1,214,459</text:p>
          </table:table-cell>
          <table:table-cell office:value-type="float" office:value="403325" calcext:value-type="float">
            <text:p>403325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61532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float" office:value="1203" calcext:value-type="float">
            <text:p>1203</text:p>
          </table:table-cell>
          <table:table-cell table:style-name="ce2" office:value-type="string" calcext:value-type="string">
            <text:p>02/09/2022</text:p>
          </table:table-cell>
          <table:table-cell office:value-type="currency" office:currency="USD" office:value="459000" calcext:value-type="currency">
            <text:p>$459,000</text:p>
          </table:table-cell>
          <table:table-cell table:style-name="ce6" table:formula="of:=[.F80]/[.D80]" office:value-type="currency" office:currency="USD" office:value="381.546134663342" calcext:value-type="currency">
            <text:p>$382</text:p>
          </table:table-cell>
          <table:table-cell office:value-type="currency" office:currency="USD" office:value="466559" calcext:value-type="currency">
            <text:p>$466,559</text:p>
          </table:table-cell>
          <table:table-cell office:value-type="float" office:value="461512" calcext:value-type="float">
            <text:p>46151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1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AVIS, PATRICIA W TRUSTEE; DAVIS, SHERYL ELIZABETH TRUSTEE</text:p>
          </table:table-cell>
          <table:table-cell office:value-type="float" office:value="1205" calcext:value-type="float">
            <text:p>1205</text:p>
          </table:table-cell>
          <table:table-cell table:style-name="ce2" office:value-type="string" calcext:value-type="string">
            <text:p>12/13/2022</text:p>
          </table:table-cell>
          <table:table-cell office:value-type="currency" office:currency="USD" office:value="459000" calcext:value-type="currency">
            <text:p>$459,000</text:p>
          </table:table-cell>
          <table:table-cell table:style-name="ce6" table:formula="of:=[.F81]/[.D81]" office:value-type="currency" office:currency="USD" office:value="380.912863070539" calcext:value-type="currency">
            <text:p>$381</text:p>
          </table:table-cell>
          <table:table-cell office:value-type="currency" office:currency="USD" office:value="492816" calcext:value-type="currency">
            <text:p>$492,816</text:p>
          </table:table-cell>
          <table:table-cell office:value-type="float" office:value="461513" calcext:value-type="float">
            <text:p>46151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3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LYNCH, MARY THERESA /TR</text:p>
          </table:table-cell>
          <table:table-cell office:value-type="float" office:value="1494" calcext:value-type="float">
            <text:p>1494</text:p>
          </table:table-cell>
          <table:table-cell table:style-name="ce2" office:value-type="string" calcext:value-type="string">
            <text:p>10/01/2015</text:p>
          </table:table-cell>
          <table:table-cell office:value-type="currency" office:currency="USD" office:value="569000" calcext:value-type="currency">
            <text:p>$569,000</text:p>
          </table:table-cell>
          <table:table-cell table:style-name="ce6" table:formula="of:=[.F82]/[.D82]" office:value-type="currency" office:currency="USD" office:value="380.856760374833" calcext:value-type="currency">
            <text:p>$381</text:p>
          </table:table-cell>
          <table:table-cell office:value-type="currency" office:currency="USD" office:value="645710" calcext:value-type="currency">
            <text:p>$645,710</text:p>
          </table:table-cell>
          <table:table-cell office:value-type="float" office:value="403384" calcext:value-type="float">
            <text:p>40338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7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float" office:value="1576" calcext:value-type="float">
            <text:p>1576</text:p>
          </table:table-cell>
          <table:table-cell table:style-name="ce2" office:value-type="string" calcext:value-type="string">
            <text:p>11/06/2020</text:p>
          </table:table-cell>
          <table:table-cell office:value-type="currency" office:currency="USD" office:value="599000" calcext:value-type="currency">
            <text:p>$599,000</text:p>
          </table:table-cell>
          <table:table-cell table:style-name="ce6" table:formula="of:=[.F83]/[.D83]" office:value-type="currency" office:currency="USD" office:value="380.07614213198" calcext:value-type="currency">
            <text:p>$380</text:p>
          </table:table-cell>
          <table:table-cell office:value-type="currency" office:currency="USD" office:value="548903" calcext:value-type="currency">
            <text:p>$548,903</text:p>
          </table:table-cell>
          <table:table-cell office:value-type="float" office:value="479636" calcext:value-type="float">
            <text:p>47963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9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float" office:value="1576" calcext:value-type="float">
            <text:p>1576</text:p>
          </table:table-cell>
          <table:table-cell table:style-name="ce2" office:value-type="string" calcext:value-type="string">
            <text:p>10/29/2020</text:p>
          </table:table-cell>
          <table:table-cell office:value-type="currency" office:currency="USD" office:value="599000" calcext:value-type="currency">
            <text:p>$599,000</text:p>
          </table:table-cell>
          <table:table-cell table:style-name="ce6" table:formula="of:=[.F84]/[.D84]" office:value-type="currency" office:currency="USD" office:value="380.07614213198" calcext:value-type="currency">
            <text:p>$380</text:p>
          </table:table-cell>
          <table:table-cell office:value-type="currency" office:currency="USD" office:value="548903" calcext:value-type="currency">
            <text:p>$548,903</text:p>
          </table:table-cell>
          <table:table-cell office:value-type="float" office:value="479626" calcext:value-type="float">
            <text:p>47962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3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float" office:value="1576" calcext:value-type="float">
            <text:p>1576</text:p>
          </table:table-cell>
          <table:table-cell table:style-name="ce2" office:value-type="string" calcext:value-type="string">
            <text:p>10/26/2020</text:p>
          </table:table-cell>
          <table:table-cell office:value-type="currency" office:currency="USD" office:value="599000" calcext:value-type="currency">
            <text:p>$599,000</text:p>
          </table:table-cell>
          <table:table-cell table:style-name="ce6" table:formula="of:=[.F85]/[.D85]" office:value-type="currency" office:currency="USD" office:value="380.07614213198" calcext:value-type="currency">
            <text:p>$380</text:p>
          </table:table-cell>
          <table:table-cell office:value-type="currency" office:currency="USD" office:value="548903" calcext:value-type="currency">
            <text:p>$548,903</text:p>
          </table:table-cell>
          <table:table-cell office:value-type="float" office:value="479623" calcext:value-type="float">
            <text:p>47962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9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float" office:value="1895" calcext:value-type="float">
            <text:p>1895</text:p>
          </table:table-cell>
          <table:table-cell table:style-name="ce2" office:value-type="string" calcext:value-type="string">
            <text:p>08/31/2021</text:p>
          </table:table-cell>
          <table:table-cell office:value-type="currency" office:currency="USD" office:value="720000" calcext:value-type="currency">
            <text:p>$720,000</text:p>
          </table:table-cell>
          <table:table-cell table:style-name="ce6" table:formula="of:=[.F86]/[.D86]" office:value-type="currency" office:currency="USD" office:value="379.947229551451" calcext:value-type="currency">
            <text:p>$380</text:p>
          </table:table-cell>
          <table:table-cell office:value-type="currency" office:currency="USD" office:value="593116" calcext:value-type="currency">
            <text:p>$593,116</text:p>
          </table:table-cell>
          <table:table-cell office:value-type="float" office:value="461528" calcext:value-type="float">
            <text:p>46152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7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VAN SICKLE, RUTH P</text:p>
          </table:table-cell>
          <table:table-cell office:value-type="float" office:value="1754" calcext:value-type="float">
            <text:p>1754</text:p>
          </table:table-cell>
          <table:table-cell table:style-name="ce2" office:value-type="string" calcext:value-type="string">
            <text:p>10/14/2022</text:p>
          </table:table-cell>
          <table:table-cell office:value-type="currency" office:currency="USD" office:value="666000" calcext:value-type="currency">
            <text:p>$666,000</text:p>
          </table:table-cell>
          <table:table-cell table:style-name="ce6" table:formula="of:=[.F87]/[.D87]" office:value-type="currency" office:currency="USD" office:value="379.703534777651" calcext:value-type="currency">
            <text:p>$380</text:p>
          </table:table-cell>
          <table:table-cell office:value-type="currency" office:currency="USD" office:value="609044" calcext:value-type="currency">
            <text:p>$609,044</text:p>
          </table:table-cell>
          <table:table-cell office:value-type="float" office:value="403730" calcext:value-type="float">
            <text:p>40373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0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TESWORTH, HARRY ARMOUR; COTESWORTH, YOLANTA LATKOWSKI</text:p>
          </table:table-cell>
          <table:table-cell office:value-type="float" office:value="1754" calcext:value-type="float">
            <text:p>1754</text:p>
          </table:table-cell>
          <table:table-cell table:style-name="ce2" office:value-type="string" calcext:value-type="string">
            <text:p>04/06/2021</text:p>
          </table:table-cell>
          <table:table-cell office:value-type="currency" office:currency="USD" office:value="664000" calcext:value-type="currency">
            <text:p>$664,000</text:p>
          </table:table-cell>
          <table:table-cell table:style-name="ce6" table:formula="of:=[.F88]/[.D88]" office:value-type="currency" office:currency="USD" office:value="378.563283922463" calcext:value-type="currency">
            <text:p>$379</text:p>
          </table:table-cell>
          <table:table-cell office:value-type="currency" office:currency="USD" office:value="714859" calcext:value-type="currency">
            <text:p>$714,859</text:p>
          </table:table-cell>
          <table:table-cell office:value-type="float" office:value="403274" calcext:value-type="float">
            <text:p>40327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2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LARSON, JUDITH</text:p>
          </table:table-cell>
          <table:table-cell office:value-type="float" office:value="1494" calcext:value-type="float">
            <text:p>1494</text:p>
          </table:table-cell>
          <table:table-cell table:style-name="ce2" office:value-type="string" calcext:value-type="string">
            <text:p>07/06/2021</text:p>
          </table:table-cell>
          <table:table-cell office:value-type="currency" office:currency="USD" office:value="562500" calcext:value-type="currency">
            <text:p>$562,500</text:p>
          </table:table-cell>
          <table:table-cell table:style-name="ce6" table:formula="of:=[.F89]/[.D89]" office:value-type="currency" office:currency="USD" office:value="376.506024096386" calcext:value-type="currency">
            <text:p>$377</text:p>
          </table:table-cell>
          <table:table-cell office:value-type="currency" office:currency="USD" office:value="645710" calcext:value-type="currency">
            <text:p>$645,710</text:p>
          </table:table-cell>
          <table:table-cell office:value-type="float" office:value="403397" calcext:value-type="float">
            <text:p>40339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0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float" office:value="1500" calcext:value-type="float">
            <text:p>1500</text:p>
          </table:table-cell>
          <table:table-cell table:style-name="ce2" office:value-type="string" calcext:value-type="string">
            <text:p>11/12/2020</text:p>
          </table:table-cell>
          <table:table-cell office:value-type="currency" office:currency="USD" office:value="563000" calcext:value-type="currency">
            <text:p>$563,000</text:p>
          </table:table-cell>
          <table:table-cell table:style-name="ce6" table:formula="of:=[.F90]/[.D90]" office:value-type="currency" office:currency="USD" office:value="375.333333333333" calcext:value-type="currency">
            <text:p>$375</text:p>
          </table:table-cell>
          <table:table-cell office:value-type="currency" office:currency="USD" office:value="496658" calcext:value-type="currency">
            <text:p>$496,658</text:p>
          </table:table-cell>
          <table:table-cell office:value-type="float" office:value="479618" calcext:value-type="float">
            <text:p>47961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2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float" office:value="1500" calcext:value-type="float">
            <text:p>1500</text:p>
          </table:table-cell>
          <table:table-cell table:style-name="ce2" office:value-type="string" calcext:value-type="string">
            <text:p>06/14/2021</text:p>
          </table:table-cell>
          <table:table-cell office:value-type="currency" office:currency="USD" office:value="562500" calcext:value-type="currency">
            <text:p>$562,500</text:p>
          </table:table-cell>
          <table:table-cell table:style-name="ce6" table:formula="of:=[.F91]/[.D91]" office:value-type="currency" office:currency="USD" office:value="375" calcext:value-type="currency">
            <text:p>$375</text:p>
          </table:table-cell>
          <table:table-cell office:value-type="currency" office:currency="USD" office:value="549498" calcext:value-type="currency">
            <text:p>$549,498</text:p>
          </table:table-cell>
          <table:table-cell office:value-type="float" office:value="461519" calcext:value-type="float">
            <text:p>46151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0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IRD, RICHARD &amp; JANIE</text:p>
          </table:table-cell>
          <table:table-cell office:value-type="float" office:value="1912" calcext:value-type="float">
            <text:p>1912</text:p>
          </table:table-cell>
          <table:table-cell table:style-name="ce2" office:value-type="string" calcext:value-type="string">
            <text:p>08/30/2018</text:p>
          </table:table-cell>
          <table:table-cell office:value-type="currency" office:currency="USD" office:value="716000" calcext:value-type="currency">
            <text:p>$716,000</text:p>
          </table:table-cell>
          <table:table-cell table:style-name="ce6" table:formula="of:=[.F92]/[.D92]" office:value-type="currency" office:currency="USD" office:value="374.476987447699" calcext:value-type="currency">
            <text:p>$374</text:p>
          </table:table-cell>
          <table:table-cell office:value-type="currency" office:currency="USD" office:value="722471" calcext:value-type="currency">
            <text:p>$722,471</text:p>
          </table:table-cell>
          <table:table-cell office:value-type="float" office:value="403264" calcext:value-type="float">
            <text:p>40326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6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ATZIN, GERALD H &amp; JUDITH R</text:p>
          </table:table-cell>
          <table:table-cell office:value-type="float" office:value="1895" calcext:value-type="float">
            <text:p>1895</text:p>
          </table:table-cell>
          <table:table-cell table:style-name="ce2" office:value-type="string" calcext:value-type="string">
            <text:p>11/05/2020</text:p>
          </table:table-cell>
          <table:table-cell office:value-type="currency" office:currency="USD" office:value="707000" calcext:value-type="currency">
            <text:p>$707,000</text:p>
          </table:table-cell>
          <table:table-cell table:style-name="ce6" table:formula="of:=[.F93]/[.D93]" office:value-type="currency" office:currency="USD" office:value="373.087071240106" calcext:value-type="currency">
            <text:p>$373</text:p>
          </table:table-cell>
          <table:table-cell office:value-type="currency" office:currency="USD" office:value="593116" calcext:value-type="currency">
            <text:p>$593,116</text:p>
          </table:table-cell>
          <table:table-cell office:value-type="float" office:value="479604" calcext:value-type="float">
            <text:p>47960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3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float" office:value="1895" calcext:value-type="float">
            <text:p>1895</text:p>
          </table:table-cell>
          <table:table-cell table:style-name="ce2" office:value-type="string" calcext:value-type="string">
            <text:p>10/21/2020</text:p>
          </table:table-cell>
          <table:table-cell office:value-type="currency" office:currency="USD" office:value="707000" calcext:value-type="currency">
            <text:p>$707,000</text:p>
          </table:table-cell>
          <table:table-cell table:style-name="ce6" table:formula="of:=[.F94]/[.D94]" office:value-type="currency" office:currency="USD" office:value="373.087071240106" calcext:value-type="currency">
            <text:p>$373</text:p>
          </table:table-cell>
          <table:table-cell office:value-type="currency" office:currency="USD" office:value="593116" calcext:value-type="currency">
            <text:p>$593,116</text:p>
          </table:table-cell>
          <table:table-cell office:value-type="float" office:value="479614" calcext:value-type="float">
            <text:p>47961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3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ROGERS, LEE S; ROGERS, ANNETTE J</text:p>
          </table:table-cell>
          <table:table-cell office:value-type="float" office:value="1203" calcext:value-type="float">
            <text:p>1203</text:p>
          </table:table-cell>
          <table:table-cell table:style-name="ce2" office:value-type="string" calcext:value-type="string">
            <text:p>09/25/2018</text:p>
          </table:table-cell>
          <table:table-cell office:value-type="currency" office:currency="USD" office:value="446000" calcext:value-type="currency">
            <text:p>$446,000</text:p>
          </table:table-cell>
          <table:table-cell table:style-name="ce6" table:formula="of:=[.F95]/[.D95]" office:value-type="currency" office:currency="USD" office:value="370.739817123857" calcext:value-type="currency">
            <text:p>$371</text:p>
          </table:table-cell>
          <table:table-cell office:value-type="currency" office:currency="USD" office:value="466559" calcext:value-type="currency">
            <text:p>$466,559</text:p>
          </table:table-cell>
          <table:table-cell office:value-type="float" office:value="461538" calcext:value-type="float">
            <text:p>46153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0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float" office:value="1287" calcext:value-type="float">
            <text:p>1287</text:p>
          </table:table-cell>
          <table:table-cell table:style-name="ce2" office:value-type="string" calcext:value-type="string">
            <text:p>11/04/2020</text:p>
          </table:table-cell>
          <table:table-cell office:value-type="currency" office:currency="USD" office:value="477000" calcext:value-type="currency">
            <text:p>$477,000</text:p>
          </table:table-cell>
          <table:table-cell table:style-name="ce6" table:formula="of:=[.F96]/[.D96]" office:value-type="currency" office:currency="USD" office:value="370.629370629371" calcext:value-type="currency">
            <text:p>$371</text:p>
          </table:table-cell>
          <table:table-cell office:value-type="currency" office:currency="USD" office:value="453904" calcext:value-type="currency">
            <text:p>$453,904</text:p>
          </table:table-cell>
          <table:table-cell office:value-type="float" office:value="479632" calcext:value-type="float">
            <text:p>47963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5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ITTLING, JOYCE M</text:p>
          </table:table-cell>
          <table:table-cell office:value-type="float" office:value="1287" calcext:value-type="float">
            <text:p>1287</text:p>
          </table:table-cell>
          <table:table-cell table:style-name="ce2" office:value-type="string" calcext:value-type="string">
            <text:p>10/26/2020</text:p>
          </table:table-cell>
          <table:table-cell office:value-type="currency" office:currency="USD" office:value="477000" calcext:value-type="currency">
            <text:p>$477,000</text:p>
          </table:table-cell>
          <table:table-cell table:style-name="ce6" table:formula="of:=[.F97]/[.D97]" office:value-type="currency" office:currency="USD" office:value="370.629370629371" calcext:value-type="currency">
            <text:p>$371</text:p>
          </table:table-cell>
          <table:table-cell office:value-type="currency" office:currency="USD" office:value="453904" calcext:value-type="currency">
            <text:p>$453,904</text:p>
          </table:table-cell>
          <table:table-cell office:value-type="float" office:value="479617" calcext:value-type="float">
            <text:p>47961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2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float" office:value="1518" calcext:value-type="float">
            <text:p>1518</text:p>
          </table:table-cell>
          <table:table-cell table:style-name="ce2" office:value-type="string" calcext:value-type="string">
            <text:p>05/19/2021</text:p>
          </table:table-cell>
          <table:table-cell office:value-type="currency" office:currency="USD" office:value="562500" calcext:value-type="currency">
            <text:p>$562,500</text:p>
          </table:table-cell>
          <table:table-cell table:style-name="ce6" table:formula="of:=[.F98]/[.D98]" office:value-type="currency" office:currency="USD" office:value="370.553359683794" calcext:value-type="currency">
            <text:p>$371</text:p>
          </table:table-cell>
          <table:table-cell office:value-type="currency" office:currency="USD" office:value="607634" calcext:value-type="currency">
            <text:p>$607,634</text:p>
          </table:table-cell>
          <table:table-cell office:value-type="float" office:value="403355" calcext:value-type="float">
            <text:p>40335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5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float" office:value="1205" calcext:value-type="float">
            <text:p>1205</text:p>
          </table:table-cell>
          <table:table-cell table:style-name="ce2" office:value-type="string" calcext:value-type="string">
            <text:p>09/25/2018</text:p>
          </table:table-cell>
          <table:table-cell office:value-type="currency" office:currency="USD" office:value="446000" calcext:value-type="currency">
            <text:p>$446,000</text:p>
          </table:table-cell>
          <table:table-cell table:style-name="ce6" table:formula="of:=[.F99]/[.D99]" office:value-type="currency" office:currency="USD" office:value="370.124481327801" calcext:value-type="currency">
            <text:p>$370</text:p>
          </table:table-cell>
          <table:table-cell office:value-type="currency" office:currency="USD" office:value="467339" calcext:value-type="currency">
            <text:p>$467,339</text:p>
          </table:table-cell>
          <table:table-cell office:value-type="float" office:value="461526" calcext:value-type="float">
            <text:p>46152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8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float" office:value="1205" calcext:value-type="float">
            <text:p>1205</text:p>
          </table:table-cell>
          <table:table-cell table:style-name="ce2" office:value-type="string" calcext:value-type="string">
            <text:p>09/20/2018</text:p>
          </table:table-cell>
          <table:table-cell office:value-type="currency" office:currency="USD" office:value="446000" calcext:value-type="currency">
            <text:p>$446,000</text:p>
          </table:table-cell>
          <table:table-cell table:style-name="ce6" table:formula="of:=[.F100]/[.D100]" office:value-type="currency" office:currency="USD" office:value="370.124481327801" calcext:value-type="currency">
            <text:p>$370</text:p>
          </table:table-cell>
          <table:table-cell office:value-type="currency" office:currency="USD" office:value="467339" calcext:value-type="currency">
            <text:p>$467,339</text:p>
          </table:table-cell>
          <table:table-cell office:value-type="float" office:value="461539" calcext:value-type="float">
            <text:p>46153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3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ROCKWELL, CAROLYN</text:p>
          </table:table-cell>
          <table:table-cell office:value-type="float" office:value="1450" calcext:value-type="float">
            <text:p>1450</text:p>
          </table:table-cell>
          <table:table-cell table:style-name="ce2" office:value-type="string" calcext:value-type="string">
            <text:p>05/14/2016</text:p>
          </table:table-cell>
          <table:table-cell office:value-type="currency" office:currency="USD" office:value="536000" calcext:value-type="currency">
            <text:p>$536,000</text:p>
          </table:table-cell>
          <table:table-cell table:style-name="ce6" table:formula="of:=[.F101]/[.D101]" office:value-type="currency" office:currency="USD" office:value="369.655172413793" calcext:value-type="currency">
            <text:p>$370</text:p>
          </table:table-cell>
          <table:table-cell office:value-type="currency" office:currency="USD" office:value="534605" calcext:value-type="currency">
            <text:p>$534,605</text:p>
          </table:table-cell>
          <table:table-cell office:value-type="float" office:value="403677" calcext:value-type="float">
            <text:p>40367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8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REGG, SUSAN D</text:p>
          </table:table-cell>
          <table:table-cell office:value-type="float" office:value="1450" calcext:value-type="float">
            <text:p>1450</text:p>
          </table:table-cell>
          <table:table-cell table:style-name="ce2" office:value-type="string" calcext:value-type="string">
            <text:p>04/30/2018</text:p>
          </table:table-cell>
          <table:table-cell office:value-type="currency" office:currency="USD" office:value="536000" calcext:value-type="currency">
            <text:p>$536,000</text:p>
          </table:table-cell>
          <table:table-cell table:style-name="ce6" table:formula="of:=[.F102]/[.D102]" office:value-type="currency" office:currency="USD" office:value="369.655172413793" calcext:value-type="currency">
            <text:p>$370</text:p>
          </table:table-cell>
          <table:table-cell office:value-type="currency" office:currency="USD" office:value="534605" calcext:value-type="currency">
            <text:p>$534,605</text:p>
          </table:table-cell>
          <table:table-cell office:value-type="float" office:value="403271" calcext:value-type="float">
            <text:p>40327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5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AREADY, LUCY</text:p>
          </table:table-cell>
          <table:table-cell office:value-type="float" office:value="1500" calcext:value-type="float">
            <text:p>1500</text:p>
          </table:table-cell>
          <table:table-cell table:style-name="ce2" office:value-type="string" calcext:value-type="string">
            <text:p>11/03/2020</text:p>
          </table:table-cell>
          <table:table-cell office:value-type="currency" office:currency="USD" office:value="554000" calcext:value-type="currency">
            <text:p>$554,000</text:p>
          </table:table-cell>
          <table:table-cell table:style-name="ce6" table:formula="of:=[.F103]/[.D103]" office:value-type="currency" office:currency="USD" office:value="369.333333333333" calcext:value-type="currency">
            <text:p>$369</text:p>
          </table:table-cell>
          <table:table-cell office:value-type="currency" office:currency="USD" office:value="496658" calcext:value-type="currency">
            <text:p>$496,658</text:p>
          </table:table-cell>
          <table:table-cell office:value-type="float" office:value="479631" calcext:value-type="float">
            <text:p>47963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9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float" office:value="1450" calcext:value-type="float">
            <text:p>1450</text:p>
          </table:table-cell>
          <table:table-cell table:style-name="ce2" office:value-type="string" calcext:value-type="string">
            <text:p>12/21/2015</text:p>
          </table:table-cell>
          <table:table-cell office:value-type="currency" office:currency="USD" office:value="535000" calcext:value-type="currency">
            <text:p>$535,000</text:p>
          </table:table-cell>
          <table:table-cell table:style-name="ce6" table:formula="of:=[.F104]/[.D104]" office:value-type="currency" office:currency="USD" office:value="368.965517241379" calcext:value-type="currency">
            <text:p>$369</text:p>
          </table:table-cell>
          <table:table-cell office:value-type="currency" office:currency="USD" office:value="534605" calcext:value-type="currency">
            <text:p>$534,605</text:p>
          </table:table-cell>
          <table:table-cell office:value-type="float" office:value="403706" calcext:value-type="float">
            <text:p>4037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7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float" office:value="1450" calcext:value-type="float">
            <text:p>1450</text:p>
          </table:table-cell>
          <table:table-cell table:style-name="ce2" office:value-type="string" calcext:value-type="string">
            <text:p>05/21/2013</text:p>
          </table:table-cell>
          <table:table-cell office:value-type="currency" office:currency="USD" office:value="535000" calcext:value-type="currency">
            <text:p>$535,000</text:p>
          </table:table-cell>
          <table:table-cell table:style-name="ce6" table:formula="of:=[.F105]/[.D105]" office:value-type="currency" office:currency="USD" office:value="368.965517241379" calcext:value-type="currency">
            <text:p>$369</text:p>
          </table:table-cell>
          <table:table-cell office:value-type="currency" office:currency="USD" office:value="534605" calcext:value-type="currency">
            <text:p>$534,605</text:p>
          </table:table-cell>
          <table:table-cell office:value-type="float" office:value="403261" calcext:value-type="float">
            <text:p>40326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2</text:p>
          </table:table-cell>
          <table:table-cell table:number-columns-repeated="16373"/>
        </table:table-row>
        <table:table-row table:style-name="ro1">
          <table:table-cell office:value-type="float" office:value="8604" calcext:value-type="float">
            <text:p>8604</text:p>
          </table:table-cell>
          <table:table-cell/>
          <table:table-cell office:value-type="string" calcext:value-type="string">
            <text:p>POTTER, LARRY D &amp; BARBARA L</text:p>
          </table:table-cell>
          <table:table-cell office:value-type="float" office:value="2626" calcext:value-type="float">
            <text:p>2626</text:p>
          </table:table-cell>
          <table:table-cell table:style-name="ce2" office:value-type="string" calcext:value-type="string">
            <text:p>10/09/2020</text:p>
          </table:table-cell>
          <table:table-cell office:value-type="currency" office:currency="USD" office:value="968000" calcext:value-type="currency">
            <text:p>$968,000</text:p>
          </table:table-cell>
          <table:table-cell table:style-name="ce6" table:formula="of:=[.F106]/[.D106]" office:value-type="currency" office:currency="USD" office:value="368.621477532369" calcext:value-type="currency">
            <text:p>$369</text:p>
          </table:table-cell>
          <table:table-cell office:value-type="currency" office:currency="USD" office:value="833635" calcext:value-type="currency">
            <text:p>$833,635</text:p>
          </table:table-cell>
          <table:table-cell office:value-type="float" office:value="409705" calcext:value-type="float">
            <text:p>4097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4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AMETCHES, SOPHIE L</text:p>
          </table:table-cell>
          <table:table-cell office:value-type="float" office:value="1287" calcext:value-type="float">
            <text:p>1287</text:p>
          </table:table-cell>
          <table:table-cell table:style-name="ce2" office:value-type="string" calcext:value-type="string">
            <text:p>09/17/2018</text:p>
          </table:table-cell>
          <table:table-cell office:value-type="currency" office:currency="USD" office:value="473000" calcext:value-type="currency">
            <text:p>$473,000</text:p>
          </table:table-cell>
          <table:table-cell table:style-name="ce6" table:formula="of:=[.F107]/[.D107]" office:value-type="currency" office:currency="USD" office:value="367.521367521368" calcext:value-type="currency">
            <text:p>$368</text:p>
          </table:table-cell>
          <table:table-cell office:value-type="currency" office:currency="USD" office:value="453904" calcext:value-type="currency">
            <text:p>$453,904</text:p>
          </table:table-cell>
          <table:table-cell office:value-type="float" office:value="461544" calcext:value-type="float">
            <text:p>46154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6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float" office:value="1450" calcext:value-type="float">
            <text:p>1450</text:p>
          </table:table-cell>
          <table:table-cell table:style-name="ce2" office:value-type="string" calcext:value-type="string">
            <text:p>06/15/2016</text:p>
          </table:table-cell>
          <table:table-cell office:value-type="currency" office:currency="USD" office:value="531000" calcext:value-type="currency">
            <text:p>$531,000</text:p>
          </table:table-cell>
          <table:table-cell table:style-name="ce6" table:formula="of:=[.F108]/[.D108]" office:value-type="currency" office:currency="USD" office:value="366.206896551724" calcext:value-type="currency">
            <text:p>$366</text:p>
          </table:table-cell>
          <table:table-cell office:value-type="currency" office:currency="USD" office:value="534605" calcext:value-type="currency">
            <text:p>$534,605</text:p>
          </table:table-cell>
          <table:table-cell office:value-type="float" office:value="403698" calcext:value-type="float">
            <text:p>40369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8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float" office:value="1895" calcext:value-type="float">
            <text:p>1895</text:p>
          </table:table-cell>
          <table:table-cell table:style-name="ce2" office:value-type="string" calcext:value-type="string">
            <text:p>11/16/2020</text:p>
          </table:table-cell>
          <table:table-cell office:value-type="currency" office:currency="USD" office:value="689000" calcext:value-type="currency">
            <text:p>$689,000</text:p>
          </table:table-cell>
          <table:table-cell table:style-name="ce6" table:formula="of:=[.F109]/[.D109]" office:value-type="currency" office:currency="USD" office:value="363.588390501319" calcext:value-type="currency">
            <text:p>$364</text:p>
          </table:table-cell>
          <table:table-cell office:value-type="currency" office:currency="USD" office:value="593116" calcext:value-type="currency">
            <text:p>$593,116</text:p>
          </table:table-cell>
          <table:table-cell office:value-type="float" office:value="479648" calcext:value-type="float">
            <text:p>47964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7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float" office:value="1895" calcext:value-type="float">
            <text:p>1895</text:p>
          </table:table-cell>
          <table:table-cell table:style-name="ce2" office:value-type="string" calcext:value-type="string">
            <text:p>11/10/2020</text:p>
          </table:table-cell>
          <table:table-cell office:value-type="currency" office:currency="USD" office:value="689000" calcext:value-type="currency">
            <text:p>$689,000</text:p>
          </table:table-cell>
          <table:table-cell table:style-name="ce6" table:formula="of:=[.F110]/[.D110]" office:value-type="currency" office:currency="USD" office:value="363.588390501319" calcext:value-type="currency">
            <text:p>$364</text:p>
          </table:table-cell>
          <table:table-cell office:value-type="currency" office:currency="USD" office:value="593116" calcext:value-type="currency">
            <text:p>$593,116</text:p>
          </table:table-cell>
          <table:table-cell office:value-type="float" office:value="479653" calcext:value-type="float">
            <text:p>47965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1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ERNHARD, RICHARD H</text:p>
          </table:table-cell>
          <table:table-cell office:value-type="float" office:value="1288" calcext:value-type="float">
            <text:p>1288</text:p>
          </table:table-cell>
          <table:table-cell table:style-name="ce2" office:value-type="string" calcext:value-type="string">
            <text:p>02/26/2019</text:p>
          </table:table-cell>
          <table:table-cell office:value-type="currency" office:currency="USD" office:value="468000" calcext:value-type="currency">
            <text:p>$468,000</text:p>
          </table:table-cell>
          <table:table-cell table:style-name="ce6" table:formula="of:=[.F111]/[.D111]" office:value-type="currency" office:currency="USD" office:value="363.354037267081" calcext:value-type="currency">
            <text:p>$363</text:p>
          </table:table-cell>
          <table:table-cell office:value-type="currency" office:currency="USD" office:value="530885" calcext:value-type="currency">
            <text:p>$530,885</text:p>
          </table:table-cell>
          <table:table-cell office:value-type="float" office:value="403351" calcext:value-type="float">
            <text:p>40335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7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float" office:value="1240" calcext:value-type="float">
            <text:p>1240</text:p>
          </table:table-cell>
          <table:table-cell table:style-name="ce2" office:value-type="string" calcext:value-type="string">
            <text:p>09/26/2022</text:p>
          </table:table-cell>
          <table:table-cell office:value-type="currency" office:currency="USD" office:value="450000" calcext:value-type="currency">
            <text:p>$450,000</text:p>
          </table:table-cell>
          <table:table-cell table:style-name="ce6" table:formula="of:=[.F112]/[.D112]" office:value-type="currency" office:currency="USD" office:value="362.903225806452" calcext:value-type="currency">
            <text:p>$363</text:p>
          </table:table-cell>
          <table:table-cell office:value-type="currency" office:currency="USD" office:value="395246" calcext:value-type="currency">
            <text:p>$395,246</text:p>
          </table:table-cell>
          <table:table-cell office:value-type="float" office:value="403382" calcext:value-type="float">
            <text:p>40338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0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GOLDBERG, JEAN T</text:p>
          </table:table-cell>
          <table:table-cell office:value-type="float" office:value="1042" calcext:value-type="float">
            <text:p>1042</text:p>
          </table:table-cell>
          <table:table-cell table:style-name="ce2" office:value-type="string" calcext:value-type="string">
            <text:p>10/02/2018</text:p>
          </table:table-cell>
          <table:table-cell office:value-type="currency" office:currency="USD" office:value="378000" calcext:value-type="currency">
            <text:p>$378,000</text:p>
          </table:table-cell>
          <table:table-cell table:style-name="ce6" table:formula="of:=[.F113]/[.D113]" office:value-type="currency" office:currency="USD" office:value="362.763915547025" calcext:value-type="currency">
            <text:p>$363</text:p>
          </table:table-cell>
          <table:table-cell office:value-type="currency" office:currency="USD" office:value="387279" calcext:value-type="currency">
            <text:p>$387,279</text:p>
          </table:table-cell>
          <table:table-cell office:value-type="float" office:value="403691" calcext:value-type="float">
            <text:p>40369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2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float" office:value="1217" calcext:value-type="float">
            <text:p>1217</text:p>
          </table:table-cell>
          <table:table-cell table:style-name="ce2" office:value-type="string" calcext:value-type="string">
            <text:p>10/21/2020</text:p>
          </table:table-cell>
          <table:table-cell office:value-type="currency" office:currency="USD" office:value="441000" calcext:value-type="currency">
            <text:p>$441,000</text:p>
          </table:table-cell>
          <table:table-cell table:style-name="ce6" table:formula="of:=[.F114]/[.D114]" office:value-type="currency" office:currency="USD" office:value="362.366474938373" calcext:value-type="currency">
            <text:p>$362</text:p>
          </table:table-cell>
          <table:table-cell office:value-type="currency" office:currency="USD" office:value="402380" calcext:value-type="currency">
            <text:p>$402,380</text:p>
          </table:table-cell>
          <table:table-cell office:value-type="float" office:value="479615" calcext:value-type="float">
            <text:p>47961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4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float" office:value="1242" calcext:value-type="float">
            <text:p>1242</text:p>
          </table:table-cell>
          <table:table-cell table:style-name="ce2" office:value-type="string" calcext:value-type="string">
            <text:p>11/05/2020</text:p>
          </table:table-cell>
          <table:table-cell office:value-type="currency" office:currency="USD" office:value="450000" calcext:value-type="currency">
            <text:p>$450,000</text:p>
          </table:table-cell>
          <table:table-cell table:style-name="ce6" table:formula="of:=[.F115]/[.D115]" office:value-type="currency" office:currency="USD" office:value="362.31884057971" calcext:value-type="currency">
            <text:p>$362</text:p>
          </table:table-cell>
          <table:table-cell office:value-type="currency" office:currency="USD" office:value="409109" calcext:value-type="currency">
            <text:p>$409,109</text:p>
          </table:table-cell>
          <table:table-cell office:value-type="float" office:value="479647" calcext:value-type="float">
            <text:p>47964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6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float" office:value="1240" calcext:value-type="float">
            <text:p>1240</text:p>
          </table:table-cell>
          <table:table-cell table:style-name="ce2" office:value-type="string" calcext:value-type="string">
            <text:p>03/06/2023</text:p>
          </table:table-cell>
          <table:table-cell office:value-type="currency" office:currency="USD" office:value="449000" calcext:value-type="currency">
            <text:p>$449,000</text:p>
          </table:table-cell>
          <table:table-cell table:style-name="ce6" table:formula="of:=[.F116]/[.D116]" office:value-type="currency" office:currency="USD" office:value="362.096774193548" calcext:value-type="currency">
            <text:p>$362</text:p>
          </table:table-cell>
          <table:table-cell office:value-type="currency" office:currency="USD" office:value="395246" calcext:value-type="currency">
            <text:p>$395,246</text:p>
          </table:table-cell>
          <table:table-cell office:value-type="float" office:value="403356" calcext:value-type="float">
            <text:p>40335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5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GURKIN, DAVID C JR TRUSTEE; GURKIN, D MICHAEL TRUSTEE</text:p>
          </table:table-cell>
          <table:table-cell office:value-type="float" office:value="1287" calcext:value-type="float">
            <text:p>1287</text:p>
          </table:table-cell>
          <table:table-cell table:style-name="ce2" office:value-type="string" calcext:value-type="string">
            <text:p>06/14/2019</text:p>
          </table:table-cell>
          <table:table-cell office:value-type="currency" office:currency="USD" office:value="464000" calcext:value-type="currency">
            <text:p>$464,000</text:p>
          </table:table-cell>
          <table:table-cell table:style-name="ce6" table:formula="of:=[.F117]/[.D117]" office:value-type="currency" office:currency="USD" office:value="360.528360528361" calcext:value-type="currency">
            <text:p>$361</text:p>
          </table:table-cell>
          <table:table-cell office:value-type="currency" office:currency="USD" office:value="453904" calcext:value-type="currency">
            <text:p>$453,904</text:p>
          </table:table-cell>
          <table:table-cell office:value-type="float" office:value="461546" calcext:value-type="float">
            <text:p>46154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2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float" office:value="1450" calcext:value-type="float">
            <text:p>1450</text:p>
          </table:table-cell>
          <table:table-cell table:style-name="ce2" office:value-type="string" calcext:value-type="string">
            <text:p>12/21/2015</text:p>
          </table:table-cell>
          <table:table-cell office:value-type="currency" office:currency="USD" office:value="522000" calcext:value-type="currency">
            <text:p>$522,000</text:p>
          </table:table-cell>
          <table:table-cell table:style-name="ce6" table:formula="of:=[.F118]/[.D118]" office:value-type="currency" office:currency="USD" office:value="360" calcext:value-type="currency">
            <text:p>$360</text:p>
          </table:table-cell>
          <table:table-cell office:value-type="currency" office:currency="USD" office:value="534605" calcext:value-type="currency">
            <text:p>$534,605</text:p>
          </table:table-cell>
          <table:table-cell office:value-type="float" office:value="403683" calcext:value-type="float">
            <text:p>40368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6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URGESS, WILLIAM T &amp; BARBARA P</text:p>
          </table:table-cell>
          <table:table-cell office:value-type="float" office:value="2526" calcext:value-type="float">
            <text:p>2526</text:p>
          </table:table-cell>
          <table:table-cell table:style-name="ce2" office:value-type="string" calcext:value-type="string">
            <text:p>03/13/2020</text:p>
          </table:table-cell>
          <table:table-cell office:value-type="currency" office:currency="USD" office:value="909000" calcext:value-type="currency">
            <text:p>$909,000</text:p>
          </table:table-cell>
          <table:table-cell table:style-name="ce6" table:formula="of:=[.F119]/[.D119]" office:value-type="currency" office:currency="USD" office:value="359.857482185273" calcext:value-type="currency">
            <text:p>$360</text:p>
          </table:table-cell>
          <table:table-cell office:value-type="currency" office:currency="USD" office:value="1015880" calcext:value-type="currency">
            <text:p>$1,015,880</text:p>
          </table:table-cell>
          <table:table-cell office:value-type="float" office:value="403288" calcext:value-type="float">
            <text:p>40328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0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float" office:value="1895" calcext:value-type="float">
            <text:p>1895</text:p>
          </table:table-cell>
          <table:table-cell table:style-name="ce2" office:value-type="string" calcext:value-type="string">
            <text:p>10/23/2020</text:p>
          </table:table-cell>
          <table:table-cell office:value-type="currency" office:currency="USD" office:value="680000" calcext:value-type="currency">
            <text:p>$680,000</text:p>
          </table:table-cell>
          <table:table-cell table:style-name="ce6" table:formula="of:=[.F120]/[.D120]" office:value-type="currency" office:currency="USD" office:value="358.839050131926" calcext:value-type="currency">
            <text:p>$359</text:p>
          </table:table-cell>
          <table:table-cell office:value-type="currency" office:currency="USD" office:value="593116" calcext:value-type="currency">
            <text:p>$593,116</text:p>
          </table:table-cell>
          <table:table-cell office:value-type="float" office:value="479599" calcext:value-type="float">
            <text:p>47959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6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float" office:value="1287" calcext:value-type="float">
            <text:p>1287</text:p>
          </table:table-cell>
          <table:table-cell table:style-name="ce2" office:value-type="string" calcext:value-type="string">
            <text:p>06/15/2022</text:p>
          </table:table-cell>
          <table:table-cell office:value-type="currency" office:currency="USD" office:value="459000" calcext:value-type="currency">
            <text:p>$459,000</text:p>
          </table:table-cell>
          <table:table-cell table:style-name="ce6" table:formula="of:=[.F121]/[.D121]" office:value-type="currency" office:currency="USD" office:value="356.643356643357" calcext:value-type="currency">
            <text:p>$357</text:p>
          </table:table-cell>
          <table:table-cell office:value-type="currency" office:currency="USD" office:value="453904" calcext:value-type="currency">
            <text:p>$453,904</text:p>
          </table:table-cell>
          <table:table-cell office:value-type="float" office:value="461518" calcext:value-type="float">
            <text:p>46151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3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OLOMON, DANIEL LESTER</text:p>
          </table:table-cell>
          <table:table-cell office:value-type="float" office:value="1754" calcext:value-type="float">
            <text:p>1754</text:p>
          </table:table-cell>
          <table:table-cell table:style-name="ce2" office:value-type="string" calcext:value-type="string">
            <text:p>09/26/2022</text:p>
          </table:table-cell>
          <table:table-cell office:value-type="currency" office:currency="USD" office:value="625500" calcext:value-type="currency">
            <text:p>$625,500</text:p>
          </table:table-cell>
          <table:table-cell table:style-name="ce6" table:formula="of:=[.F122]/[.D122]" office:value-type="currency" office:currency="USD" office:value="356.613454960091" calcext:value-type="currency">
            <text:p>$357</text:p>
          </table:table-cell>
          <table:table-cell office:value-type="currency" office:currency="USD" office:value="627288" calcext:value-type="currency">
            <text:p>$627,288</text:p>
          </table:table-cell>
          <table:table-cell office:value-type="float" office:value="403285" calcext:value-type="float">
            <text:p>40328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0</text:p>
          </table:table-cell>
          <table:table-cell table:number-columns-repeated="16373"/>
        </table:table-row>
        <table:table-row table:style-name="ro1">
          <table:table-cell office:value-type="float" office:value="8726" calcext:value-type="float">
            <text:p>8726</text:p>
          </table:table-cell>
          <table:table-cell/>
          <table:table-cell office:value-type="string" calcext:value-type="string">
            <text:p>HAILE, DONALD A &amp; MARY M</text:p>
          </table:table-cell>
          <table:table-cell office:value-type="float" office:value="2914" calcext:value-type="float">
            <text:p>2914</text:p>
          </table:table-cell>
          <table:table-cell table:style-name="ce2" office:value-type="string" calcext:value-type="string">
            <text:p>10/01/2020</text:p>
          </table:table-cell>
          <table:table-cell office:value-type="currency" office:currency="USD" office:value="1035000" calcext:value-type="currency">
            <text:p>$1,035,000</text:p>
          </table:table-cell>
          <table:table-cell table:style-name="ce6" table:formula="of:=[.F123]/[.D123]" office:value-type="currency" office:currency="USD" office:value="355.181880576527" calcext:value-type="currency">
            <text:p>$355</text:p>
          </table:table-cell>
          <table:table-cell office:value-type="currency" office:currency="USD" office:value="895539" calcext:value-type="currency">
            <text:p>$895,539</text:p>
          </table:table-cell>
          <table:table-cell office:value-type="float" office:value="403327" calcext:value-type="float">
            <text:p>403327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283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float" office:value="1895" calcext:value-type="float">
            <text:p>1895</text:p>
          </table:table-cell>
          <table:table-cell table:style-name="ce2" office:value-type="string" calcext:value-type="string">
            <text:p>10/20/2020</text:p>
          </table:table-cell>
          <table:table-cell office:value-type="currency" office:currency="USD" office:value="671000" calcext:value-type="currency">
            <text:p>$671,000</text:p>
          </table:table-cell>
          <table:table-cell table:style-name="ce6" table:formula="of:=[.F124]/[.D124]" office:value-type="currency" office:currency="USD" office:value="354.089709762533" calcext:value-type="currency">
            <text:p>$354</text:p>
          </table:table-cell>
          <table:table-cell office:value-type="currency" office:currency="USD" office:value="593116" calcext:value-type="currency">
            <text:p>$593,116</text:p>
          </table:table-cell>
          <table:table-cell office:value-type="float" office:value="479609" calcext:value-type="float">
            <text:p>47960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9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HARTZOG, JOY L</text:p>
          </table:table-cell>
          <table:table-cell office:value-type="float" office:value="1518" calcext:value-type="float">
            <text:p>1518</text:p>
          </table:table-cell>
          <table:table-cell table:style-name="ce2" office:value-type="string" calcext:value-type="string">
            <text:p>01/07/2010</text:p>
          </table:table-cell>
          <table:table-cell office:value-type="currency" office:currency="USD" office:value="537500" calcext:value-type="currency">
            <text:p>$537,500</text:p>
          </table:table-cell>
          <table:table-cell table:style-name="ce6" table:formula="of:=[.F125]/[.D125]" office:value-type="currency" office:currency="USD" office:value="354.084321475626" calcext:value-type="currency">
            <text:p>$354</text:p>
          </table:table-cell>
          <table:table-cell office:value-type="currency" office:currency="USD" office:value="607634" calcext:value-type="currency">
            <text:p>$607,634</text:p>
          </table:table-cell>
          <table:table-cell office:value-type="float" office:value="403394" calcext:value-type="float">
            <text:p>40339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5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float" office:value="1288" calcext:value-type="float">
            <text:p>1288</text:p>
          </table:table-cell>
          <table:table-cell table:style-name="ce2" office:value-type="string" calcext:value-type="string">
            <text:p>10/28/2008</text:p>
          </table:table-cell>
          <table:table-cell office:value-type="currency" office:currency="USD" office:value="455000" calcext:value-type="currency">
            <text:p>$455,000</text:p>
          </table:table-cell>
          <table:table-cell table:style-name="ce6" table:formula="of:=[.F126]/[.D126]" office:value-type="currency" office:currency="USD" office:value="353.260869565217" calcext:value-type="currency">
            <text:p>$353</text:p>
          </table:table-cell>
          <table:table-cell office:value-type="currency" office:currency="USD" office:value="530885" calcext:value-type="currency">
            <text:p>$530,885</text:p>
          </table:table-cell>
          <table:table-cell office:value-type="float" office:value="403399" calcext:value-type="float">
            <text:p>40339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9</text:p>
          </table:table-cell>
          <table:table-cell table:number-columns-repeated="16373"/>
        </table:table-row>
        <table:table-row table:style-name="ro1">
          <table:table-cell office:value-type="float" office:value="8731" calcext:value-type="float">
            <text:p>8731</text:p>
          </table:table-cell>
          <table:table-cell/>
          <table:table-cell office:value-type="string" calcext:value-type="string">
            <text:p>MILLER, RAYMOND ANDREW III; MILLER, LOUISE ANNE</text:p>
          </table:table-cell>
          <table:table-cell office:value-type="float" office:value="2742" calcext:value-type="float">
            <text:p>2742</text:p>
          </table:table-cell>
          <table:table-cell table:style-name="ce2" office:value-type="string" calcext:value-type="string">
            <text:p>01/15/2021</text:p>
          </table:table-cell>
          <table:table-cell office:value-type="currency" office:currency="USD" office:value="968000" calcext:value-type="currency">
            <text:p>$968,000</text:p>
          </table:table-cell>
          <table:table-cell table:style-name="ce6" table:formula="of:=[.F127]/[.D127]" office:value-type="currency" office:currency="USD" office:value="353.026987600292" calcext:value-type="currency">
            <text:p>$353</text:p>
          </table:table-cell>
          <table:table-cell office:value-type="currency" office:currency="USD" office:value="853640" calcext:value-type="currency">
            <text:p>$853,640</text:p>
          </table:table-cell>
          <table:table-cell office:value-type="float" office:value="403338" calcext:value-type="float">
            <text:p>403338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04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float" office:value="1240" calcext:value-type="float">
            <text:p>1240</text:p>
          </table:table-cell>
          <table:table-cell table:style-name="ce2" office:value-type="string" calcext:value-type="string">
            <text:p>08/25/2021</text:p>
          </table:table-cell>
          <table:table-cell office:value-type="currency" office:currency="USD" office:value="437000" calcext:value-type="currency">
            <text:p>$437,000</text:p>
          </table:table-cell>
          <table:table-cell table:style-name="ce6" table:formula="of:=[.F128]/[.D128]" office:value-type="currency" office:currency="USD" office:value="352.41935483871" calcext:value-type="currency">
            <text:p>$352</text:p>
          </table:table-cell>
          <table:table-cell office:value-type="currency" office:currency="USD" office:value="424282" calcext:value-type="currency">
            <text:p>$424,282</text:p>
          </table:table-cell>
          <table:table-cell office:value-type="float" office:value="403366" calcext:value-type="float">
            <text:p>40336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1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float" office:value="2259" calcext:value-type="float">
            <text:p>2259</text:p>
          </table:table-cell>
          <table:table-cell table:style-name="ce2" office:value-type="string" calcext:value-type="string">
            <text:p>10/16/2018</text:p>
          </table:table-cell>
          <table:table-cell office:value-type="currency" office:currency="USD" office:value="796000" calcext:value-type="currency">
            <text:p>$796,000</text:p>
          </table:table-cell>
          <table:table-cell table:style-name="ce6" table:formula="of:=[.F129]/[.D129]" office:value-type="currency" office:currency="USD" office:value="352.36830455954" calcext:value-type="currency">
            <text:p>$352</text:p>
          </table:table-cell>
          <table:table-cell office:value-type="currency" office:currency="USD" office:value="807262" calcext:value-type="currency">
            <text:p>$807,262</text:p>
          </table:table-cell>
          <table:table-cell office:value-type="float" office:value="403718" calcext:value-type="float">
            <text:p>40371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8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float" office:value="2259" calcext:value-type="float">
            <text:p>2259</text:p>
          </table:table-cell>
          <table:table-cell table:style-name="ce2" office:value-type="string" calcext:value-type="string">
            <text:p>08/15/2018</text:p>
          </table:table-cell>
          <table:table-cell office:value-type="currency" office:currency="USD" office:value="796000" calcext:value-type="currency">
            <text:p>$796,000</text:p>
          </table:table-cell>
          <table:table-cell table:style-name="ce6" table:formula="of:=[.F130]/[.D130]" office:value-type="currency" office:currency="USD" office:value="352.36830455954" calcext:value-type="currency">
            <text:p>$352</text:p>
          </table:table-cell>
          <table:table-cell office:value-type="currency" office:currency="USD" office:value="807262" calcext:value-type="currency">
            <text:p>$807,262</text:p>
          </table:table-cell>
          <table:table-cell office:value-type="float" office:value="403295" calcext:value-type="float">
            <text:p>40329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1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float" office:value="1754" calcext:value-type="float">
            <text:p>1754</text:p>
          </table:table-cell>
          <table:table-cell table:style-name="ce2" office:value-type="string" calcext:value-type="string">
            <text:p>11/26/2018</text:p>
          </table:table-cell>
          <table:table-cell office:value-type="currency" office:currency="USD" office:value="618000" calcext:value-type="currency">
            <text:p>$618,000</text:p>
          </table:table-cell>
          <table:table-cell table:style-name="ce6" table:formula="of:=[.F131]/[.D131]" office:value-type="currency" office:currency="USD" office:value="352.337514253136" calcext:value-type="currency">
            <text:p>$352</text:p>
          </table:table-cell>
          <table:table-cell office:value-type="currency" office:currency="USD" office:value="609044" calcext:value-type="currency">
            <text:p>$609,044</text:p>
          </table:table-cell>
          <table:table-cell office:value-type="float" office:value="403688" calcext:value-type="float">
            <text:p>40368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1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float" office:value="1754" calcext:value-type="float">
            <text:p>1754</text:p>
          </table:table-cell>
          <table:table-cell table:style-name="ce2" office:value-type="string" calcext:value-type="string">
            <text:p>09/18/2020</text:p>
          </table:table-cell>
          <table:table-cell office:value-type="currency" office:currency="USD" office:value="617000" calcext:value-type="currency">
            <text:p>$617,000</text:p>
          </table:table-cell>
          <table:table-cell table:style-name="ce6" table:formula="of:=[.F132]/[.D132]" office:value-type="currency" office:currency="USD" office:value="351.767388825542" calcext:value-type="currency">
            <text:p>$352</text:p>
          </table:table-cell>
          <table:table-cell office:value-type="currency" office:currency="USD" office:value="627288" calcext:value-type="currency">
            <text:p>$627,288</text:p>
          </table:table-cell>
          <table:table-cell office:value-type="float" office:value="403309" calcext:value-type="float">
            <text:p>40330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0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KLEIN, NANCY</text:p>
          </table:table-cell>
          <table:table-cell office:value-type="float" office:value="1754" calcext:value-type="float">
            <text:p>1754</text:p>
          </table:table-cell>
          <table:table-cell table:style-name="ce2" office:value-type="string" calcext:value-type="string">
            <text:p>07/01/2014</text:p>
          </table:table-cell>
          <table:table-cell office:value-type="currency" office:currency="USD" office:value="617000" calcext:value-type="currency">
            <text:p>$617,000</text:p>
          </table:table-cell>
          <table:table-cell table:style-name="ce6" table:formula="of:=[.F133]/[.D133]" office:value-type="currency" office:currency="USD" office:value="351.767388825542" calcext:value-type="currency">
            <text:p>$352</text:p>
          </table:table-cell>
          <table:table-cell office:value-type="currency" office:currency="USD" office:value="609044" calcext:value-type="currency">
            <text:p>$609,044</text:p>
          </table:table-cell>
          <table:table-cell office:value-type="float" office:value="403722" calcext:value-type="float">
            <text:p>40372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9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float" office:value="1217" calcext:value-type="float">
            <text:p>1217</text:p>
          </table:table-cell>
          <table:table-cell table:style-name="ce2" office:value-type="string" calcext:value-type="string">
            <text:p>11/05/2020</text:p>
          </table:table-cell>
          <table:table-cell office:value-type="currency" office:currency="USD" office:value="428000" calcext:value-type="currency">
            <text:p>$428,000</text:p>
          </table:table-cell>
          <table:table-cell table:style-name="ce6" table:formula="of:=[.F134]/[.D134]" office:value-type="currency" office:currency="USD" office:value="351.684470008217" calcext:value-type="currency">
            <text:p>$352</text:p>
          </table:table-cell>
          <table:table-cell office:value-type="currency" office:currency="USD" office:value="402380" calcext:value-type="currency">
            <text:p>$402,380</text:p>
          </table:table-cell>
          <table:table-cell office:value-type="float" office:value="479641" calcext:value-type="float">
            <text:p>47964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1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float" office:value="1217" calcext:value-type="float">
            <text:p>1217</text:p>
          </table:table-cell>
          <table:table-cell table:style-name="ce2" office:value-type="string" calcext:value-type="string">
            <text:p>10/27/2020</text:p>
          </table:table-cell>
          <table:table-cell office:value-type="currency" office:currency="USD" office:value="428000" calcext:value-type="currency">
            <text:p>$428,000</text:p>
          </table:table-cell>
          <table:table-cell table:style-name="ce6" table:formula="of:=[.F135]/[.D135]" office:value-type="currency" office:currency="USD" office:value="351.684470008217" calcext:value-type="currency">
            <text:p>$352</text:p>
          </table:table-cell>
          <table:table-cell office:value-type="currency" office:currency="USD" office:value="402380" calcext:value-type="currency">
            <text:p>$402,380</text:p>
          </table:table-cell>
          <table:table-cell office:value-type="float" office:value="479628" calcext:value-type="float">
            <text:p>47962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4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KILPATRICK, MARY C</text:p>
          </table:table-cell>
          <table:table-cell office:value-type="float" office:value="1077" calcext:value-type="float">
            <text:p>1077</text:p>
          </table:table-cell>
          <table:table-cell table:style-name="ce2" office:value-type="string" calcext:value-type="string">
            <text:p>03/04/2022</text:p>
          </table:table-cell>
          <table:table-cell office:value-type="currency" office:currency="USD" office:value="378000" calcext:value-type="currency">
            <text:p>$378,000</text:p>
          </table:table-cell>
          <table:table-cell table:style-name="ce6" table:formula="of:=[.F136]/[.D136]" office:value-type="currency" office:currency="USD" office:value="350.974930362117" calcext:value-type="currency">
            <text:p>$351</text:p>
          </table:table-cell>
          <table:table-cell office:value-type="currency" office:currency="USD" office:value="371781" calcext:value-type="currency">
            <text:p>$371,781</text:p>
          </table:table-cell>
          <table:table-cell office:value-type="float" office:value="403276" calcext:value-type="float">
            <text:p>40327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2</text:p>
          </table:table-cell>
          <table:table-cell table:number-columns-repeated="16373"/>
        </table:table-row>
        <table:table-row table:style-name="ro1">
          <table:table-cell office:value-type="float" office:value="8729" calcext:value-type="float">
            <text:p>8729</text:p>
          </table:table-cell>
          <table:table-cell/>
          <table:table-cell office:value-type="string" calcext:value-type="string">
            <text:p>KLAUDA, HARRY C &amp; KATHERINE A</text:p>
          </table:table-cell>
          <table:table-cell office:value-type="float" office:value="3568" calcext:value-type="float">
            <text:p>3568</text:p>
          </table:table-cell>
          <table:table-cell table:style-name="ce2" office:value-type="string" calcext:value-type="string">
            <text:p>06/22/2022</text:p>
          </table:table-cell>
          <table:table-cell office:value-type="currency" office:currency="USD" office:value="1251000" calcext:value-type="currency">
            <text:p>$1,251,000</text:p>
          </table:table-cell>
          <table:table-cell table:style-name="ce6" table:formula="of:=[.F137]/[.D137]" office:value-type="currency" office:currency="USD" office:value="350.616591928251" calcext:value-type="currency">
            <text:p>$351</text:p>
          </table:table-cell>
          <table:table-cell office:value-type="currency" office:currency="USD" office:value="1081940" calcext:value-type="currency">
            <text:p>$1,081,940</text:p>
          </table:table-cell>
          <table:table-cell office:value-type="float" office:value="403339" calcext:value-type="float">
            <text:p>403339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14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float" office:value="1576" calcext:value-type="float">
            <text:p>1576</text:p>
          </table:table-cell>
          <table:table-cell table:style-name="ce2" office:value-type="string" calcext:value-type="string">
            <text:p>09/26/2018</text:p>
          </table:table-cell>
          <table:table-cell office:value-type="currency" office:currency="USD" office:value="551000" calcext:value-type="currency">
            <text:p>$551,000</text:p>
          </table:table-cell>
          <table:table-cell table:style-name="ce6" table:formula="of:=[.F138]/[.D138]" office:value-type="currency" office:currency="USD" office:value="349.619289340102" calcext:value-type="currency">
            <text:p>$350</text:p>
          </table:table-cell>
          <table:table-cell office:value-type="currency" office:currency="USD" office:value="548903" calcext:value-type="currency">
            <text:p>$548,903</text:p>
          </table:table-cell>
          <table:table-cell office:value-type="float" office:value="461553" calcext:value-type="float">
            <text:p>46155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7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float" office:value="1576" calcext:value-type="float">
            <text:p>1576</text:p>
          </table:table-cell>
          <table:table-cell table:style-name="ce2" office:value-type="string" calcext:value-type="string">
            <text:p>09/26/2018</text:p>
          </table:table-cell>
          <table:table-cell office:value-type="currency" office:currency="USD" office:value="551000" calcext:value-type="currency">
            <text:p>$551,000</text:p>
          </table:table-cell>
          <table:table-cell table:style-name="ce6" table:formula="of:=[.F139]/[.D139]" office:value-type="currency" office:currency="USD" office:value="349.619289340102" calcext:value-type="currency">
            <text:p>$350</text:p>
          </table:table-cell>
          <table:table-cell office:value-type="currency" office:currency="USD" office:value="548903" calcext:value-type="currency">
            <text:p>$548,903</text:p>
          </table:table-cell>
          <table:table-cell office:value-type="float" office:value="461550" calcext:value-type="float">
            <text:p>46155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7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ITTLE, HUGH &amp; MARTHA</text:p>
          </table:table-cell>
          <table:table-cell office:value-type="float" office:value="1754" calcext:value-type="float">
            <text:p>1754</text:p>
          </table:table-cell>
          <table:table-cell table:style-name="ce2" office:value-type="string" calcext:value-type="string">
            <text:p>10/16/2015</text:p>
          </table:table-cell>
          <table:table-cell office:value-type="currency" office:currency="USD" office:value="612000" calcext:value-type="currency">
            <text:p>$612,000</text:p>
          </table:table-cell>
          <table:table-cell table:style-name="ce6" table:formula="of:=[.F140]/[.D140]" office:value-type="currency" office:currency="USD" office:value="348.916761687571" calcext:value-type="currency">
            <text:p>$349</text:p>
          </table:table-cell>
          <table:table-cell office:value-type="currency" office:currency="USD" office:value="627288" calcext:value-type="currency">
            <text:p>$627,288</text:p>
          </table:table-cell>
          <table:table-cell office:value-type="float" office:value="403263" calcext:value-type="float">
            <text:p>40326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2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float" office:value="2259" calcext:value-type="float">
            <text:p>2259</text:p>
          </table:table-cell>
          <table:table-cell table:style-name="ce2" office:value-type="string" calcext:value-type="string">
            <text:p>05/01/2017</text:p>
          </table:table-cell>
          <table:table-cell office:value-type="currency" office:currency="USD" office:value="788000" calcext:value-type="currency">
            <text:p>$788,000</text:p>
          </table:table-cell>
          <table:table-cell table:style-name="ce6" table:formula="of:=[.F141]/[.D141]" office:value-type="currency" office:currency="USD" office:value="348.826914563966" calcext:value-type="currency">
            <text:p>$349</text:p>
          </table:table-cell>
          <table:table-cell office:value-type="currency" office:currency="USD" office:value="887732" calcext:value-type="currency">
            <text:p>$887,732</text:p>
          </table:table-cell>
          <table:table-cell office:value-type="float" office:value="403281" calcext:value-type="float">
            <text:p>40328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8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float" office:value="2259" calcext:value-type="float">
            <text:p>2259</text:p>
          </table:table-cell>
          <table:table-cell table:style-name="ce2" office:value-type="string" calcext:value-type="string">
            <text:p>12/17/2015</text:p>
          </table:table-cell>
          <table:table-cell office:value-type="currency" office:currency="USD" office:value="788000" calcext:value-type="currency">
            <text:p>$788,000</text:p>
          </table:table-cell>
          <table:table-cell table:style-name="ce6" table:formula="of:=[.F142]/[.D142]" office:value-type="currency" office:currency="USD" office:value="348.826914563966" calcext:value-type="currency">
            <text:p>$349</text:p>
          </table:table-cell>
          <table:table-cell office:value-type="currency" office:currency="USD" office:value="883262" calcext:value-type="currency">
            <text:p>$883,262</text:p>
          </table:table-cell>
          <table:table-cell office:value-type="float" office:value="403710" calcext:value-type="float">
            <text:p>40371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float" office:value="1692" calcext:value-type="float">
            <text:p>1692</text:p>
          </table:table-cell>
          <table:table-cell table:style-name="ce2" office:value-type="string" calcext:value-type="string">
            <text:p>11/18/2020</text:p>
          </table:table-cell>
          <table:table-cell office:value-type="currency" office:currency="USD" office:value="590000" calcext:value-type="currency">
            <text:p>$590,000</text:p>
          </table:table-cell>
          <table:table-cell table:style-name="ce6" table:formula="of:=[.F143]/[.D143]" office:value-type="currency" office:currency="USD" office:value="348.699763593381" calcext:value-type="currency">
            <text:p>$349</text:p>
          </table:table-cell>
          <table:table-cell office:value-type="currency" office:currency="USD" office:value="530190" calcext:value-type="currency">
            <text:p>$530,190</text:p>
          </table:table-cell>
          <table:table-cell office:value-type="float" office:value="479655" calcext:value-type="float">
            <text:p>47965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4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float" office:value="1692" calcext:value-type="float">
            <text:p>1692</text:p>
          </table:table-cell>
          <table:table-cell table:style-name="ce2" office:value-type="string" calcext:value-type="string">
            <text:p>11/05/2020</text:p>
          </table:table-cell>
          <table:table-cell office:value-type="currency" office:currency="USD" office:value="590000" calcext:value-type="currency">
            <text:p>$590,000</text:p>
          </table:table-cell>
          <table:table-cell table:style-name="ce6" table:formula="of:=[.F144]/[.D144]" office:value-type="currency" office:currency="USD" office:value="348.699763593381" calcext:value-type="currency">
            <text:p>$349</text:p>
          </table:table-cell>
          <table:table-cell office:value-type="currency" office:currency="USD" office:value="530190" calcext:value-type="currency">
            <text:p>$530,190</text:p>
          </table:table-cell>
          <table:table-cell office:value-type="float" office:value="479646" calcext:value-type="float">
            <text:p>47964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9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float" office:value="1500" calcext:value-type="float">
            <text:p>1500</text:p>
          </table:table-cell>
          <table:table-cell table:style-name="ce2" office:value-type="string" calcext:value-type="string">
            <text:p>09/19/2018</text:p>
          </table:table-cell>
          <table:table-cell office:value-type="currency" office:currency="USD" office:value="522000" calcext:value-type="currency">
            <text:p>$522,000</text:p>
          </table:table-cell>
          <table:table-cell table:style-name="ce6" table:formula="of:=[.F145]/[.D145]" office:value-type="currency" office:currency="USD" office:value="348" calcext:value-type="currency">
            <text:p>$348</text:p>
          </table:table-cell>
          <table:table-cell office:value-type="currency" office:currency="USD" office:value="503408" calcext:value-type="currency">
            <text:p>$503,408</text:p>
          </table:table-cell>
          <table:table-cell office:value-type="float" office:value="461545" calcext:value-type="float">
            <text:p>46154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0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RDMEYER HOPE, SHARON A TRUSTEE; TRUSTEE OF SHARON ANN HOPE TRUST</text:p>
          </table:table-cell>
          <table:table-cell office:value-type="float" office:value="1242" calcext:value-type="float">
            <text:p>1242</text:p>
          </table:table-cell>
          <table:table-cell table:style-name="ce2" office:value-type="string" calcext:value-type="string">
            <text:p>10/20/2020</text:p>
          </table:table-cell>
          <table:table-cell office:value-type="currency" office:currency="USD" office:value="432000" calcext:value-type="currency">
            <text:p>$432,000</text:p>
          </table:table-cell>
          <table:table-cell table:style-name="ce6" table:formula="of:=[.F146]/[.D146]" office:value-type="currency" office:currency="USD" office:value="347.826086956522" calcext:value-type="currency">
            <text:p>$348</text:p>
          </table:table-cell>
          <table:table-cell office:value-type="currency" office:currency="USD" office:value="409109" calcext:value-type="currency">
            <text:p>$409,109</text:p>
          </table:table-cell>
          <table:table-cell office:value-type="float" office:value="479608" calcext:value-type="float">
            <text:p>47960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float" office:value="1895" calcext:value-type="float">
            <text:p>1895</text:p>
          </table:table-cell>
          <table:table-cell table:style-name="ce2" office:value-type="string" calcext:value-type="string">
            <text:p>11/05/2020</text:p>
          </table:table-cell>
          <table:table-cell office:value-type="currency" office:currency="USD" office:value="657000" calcext:value-type="currency">
            <text:p>$657,000</text:p>
          </table:table-cell>
          <table:table-cell table:style-name="ce6" table:formula="of:=[.F147]/[.D147]" office:value-type="currency" office:currency="USD" office:value="346.701846965699" calcext:value-type="currency">
            <text:p>$347</text:p>
          </table:table-cell>
          <table:table-cell office:value-type="currency" office:currency="USD" office:value="593116" calcext:value-type="currency">
            <text:p>$593,116</text:p>
          </table:table-cell>
          <table:table-cell office:value-type="float" office:value="479640" calcext:value-type="float">
            <text:p>47964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3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float" office:value="1895" calcext:value-type="float">
            <text:p>1895</text:p>
          </table:table-cell>
          <table:table-cell table:style-name="ce2" office:value-type="string" calcext:value-type="string">
            <text:p>10/29/2020</text:p>
          </table:table-cell>
          <table:table-cell office:value-type="currency" office:currency="USD" office:value="657000" calcext:value-type="currency">
            <text:p>$657,000</text:p>
          </table:table-cell>
          <table:table-cell table:style-name="ce6" table:formula="of:=[.F148]/[.D148]" office:value-type="currency" office:currency="USD" office:value="346.701846965699" calcext:value-type="currency">
            <text:p>$347</text:p>
          </table:table-cell>
          <table:table-cell office:value-type="currency" office:currency="USD" office:value="593116" calcext:value-type="currency">
            <text:p>$593,116</text:p>
          </table:table-cell>
          <table:table-cell office:value-type="float" office:value="479622" calcext:value-type="float">
            <text:p>47962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1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float" office:value="1895" calcext:value-type="float">
            <text:p>1895</text:p>
          </table:table-cell>
          <table:table-cell table:style-name="ce2" office:value-type="string" calcext:value-type="string">
            <text:p>10/21/2020</text:p>
          </table:table-cell>
          <table:table-cell office:value-type="currency" office:currency="USD" office:value="657000" calcext:value-type="currency">
            <text:p>$657,000</text:p>
          </table:table-cell>
          <table:table-cell table:style-name="ce6" table:formula="of:=[.F149]/[.D149]" office:value-type="currency" office:currency="USD" office:value="346.701846965699" calcext:value-type="currency">
            <text:p>$347</text:p>
          </table:table-cell>
          <table:table-cell office:value-type="currency" office:currency="USD" office:value="593116" calcext:value-type="currency">
            <text:p>$593,116</text:p>
          </table:table-cell>
          <table:table-cell office:value-type="float" office:value="479627" calcext:value-type="float">
            <text:p>47962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COBB, CATHRON H</text:p>
          </table:table-cell>
          <table:table-cell office:value-type="float" office:value="1895" calcext:value-type="float">
            <text:p>1895</text:p>
          </table:table-cell>
          <table:table-cell table:style-name="ce2" office:value-type="string" calcext:value-type="string">
            <text:p>10/04/2021</text:p>
          </table:table-cell>
          <table:table-cell office:value-type="currency" office:currency="USD" office:value="657000" calcext:value-type="currency">
            <text:p>$657,000</text:p>
          </table:table-cell>
          <table:table-cell table:style-name="ce6" table:formula="of:=[.F150]/[.D150]" office:value-type="currency" office:currency="USD" office:value="346.701846965699" calcext:value-type="currency">
            <text:p>$347</text:p>
          </table:table-cell>
          <table:table-cell office:value-type="currency" office:currency="USD" office:value="593116" calcext:value-type="currency">
            <text:p>$593,116</text:p>
          </table:table-cell>
          <table:table-cell office:value-type="float" office:value="479635" calcext:value-type="float">
            <text:p>47963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9706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float" office:value="1287" calcext:value-type="float">
            <text:p>1287</text:p>
          </table:table-cell>
          <table:table-cell table:style-name="ce2" office:value-type="string" calcext:value-type="string">
            <text:p>10/05/2018</text:p>
          </table:table-cell>
          <table:table-cell office:value-type="currency" office:currency="USD" office:value="446000" calcext:value-type="currency">
            <text:p>$446,000</text:p>
          </table:table-cell>
          <table:table-cell table:style-name="ce6" table:formula="of:=[.F151]/[.D151]" office:value-type="currency" office:currency="USD" office:value="346.542346542347" calcext:value-type="currency">
            <text:p>$347</text:p>
          </table:table-cell>
          <table:table-cell office:value-type="currency" office:currency="USD" office:value="453904" calcext:value-type="currency">
            <text:p>$453,904</text:p>
          </table:table-cell>
          <table:table-cell office:value-type="float" office:value="461507" calcext:value-type="float">
            <text:p>46150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URWAY, FLO D</text:p>
          </table:table-cell>
          <table:table-cell office:value-type="float" office:value="1754" calcext:value-type="float">
            <text:p>1754</text:p>
          </table:table-cell>
          <table:table-cell table:style-name="ce2" office:value-type="string" calcext:value-type="string">
            <text:p>07/07/2020</text:p>
          </table:table-cell>
          <table:table-cell office:value-type="currency" office:currency="USD" office:value="607500" calcext:value-type="currency">
            <text:p>$607,500</text:p>
          </table:table-cell>
          <table:table-cell table:style-name="ce6" table:formula="of:=[.F152]/[.D152]" office:value-type="currency" office:currency="USD" office:value="346.351197263398" calcext:value-type="currency">
            <text:p>$346</text:p>
          </table:table-cell>
          <table:table-cell office:value-type="currency" office:currency="USD" office:value="627288" calcext:value-type="currency">
            <text:p>$627,288</text:p>
          </table:table-cell>
          <table:table-cell office:value-type="float" office:value="403300" calcext:value-type="float">
            <text:p>40330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9705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float" office:value="1066" calcext:value-type="float">
            <text:p>1066</text:p>
          </table:table-cell>
          <table:table-cell table:style-name="ce2" office:value-type="string" calcext:value-type="string">
            <text:p>09/16/2021</text:p>
          </table:table-cell>
          <table:table-cell office:value-type="currency" office:currency="USD" office:value="369000" calcext:value-type="currency">
            <text:p>$369,000</text:p>
          </table:table-cell>
          <table:table-cell table:style-name="ce6" table:formula="of:=[.F153]/[.D153]" office:value-type="currency" office:currency="USD" office:value="346.153846153846" calcext:value-type="currency">
            <text:p>$346</text:p>
          </table:table-cell>
          <table:table-cell office:value-type="currency" office:currency="USD" office:value="359225" calcext:value-type="currency">
            <text:p>$359,225</text:p>
          </table:table-cell>
          <table:table-cell office:value-type="float" office:value="403275" calcext:value-type="float">
            <text:p>40327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4205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float" office:value="1066" calcext:value-type="float">
            <text:p>1066</text:p>
          </table:table-cell>
          <table:table-cell table:style-name="ce2" office:value-type="string" calcext:value-type="string">
            <text:p>09/08/2022</text:p>
          </table:table-cell>
          <table:table-cell office:value-type="currency" office:currency="USD" office:value="369000" calcext:value-type="currency">
            <text:p>$369,000</text:p>
          </table:table-cell>
          <table:table-cell table:style-name="ce6" table:formula="of:=[.F154]/[.D154]" office:value-type="currency" office:currency="USD" office:value="346.153846153846" calcext:value-type="currency">
            <text:p>$346</text:p>
          </table:table-cell>
          <table:table-cell office:value-type="currency" office:currency="USD" office:value="353603" calcext:value-type="currency">
            <text:p>$353,603</text:p>
          </table:table-cell>
          <table:table-cell office:value-type="float" office:value="403287" calcext:value-type="float">
            <text:p>40328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HOGGARD, JOANNE</text:p>
          </table:table-cell>
          <table:table-cell office:value-type="float" office:value="1066" calcext:value-type="float">
            <text:p>1066</text:p>
          </table:table-cell>
          <table:table-cell table:style-name="ce2" office:value-type="string" calcext:value-type="string">
            <text:p>04/26/2022</text:p>
          </table:table-cell>
          <table:table-cell office:value-type="currency" office:currency="USD" office:value="369000" calcext:value-type="currency">
            <text:p>$369,000</text:p>
          </table:table-cell>
          <table:table-cell table:style-name="ce6" table:formula="of:=[.F155]/[.D155]" office:value-type="currency" office:currency="USD" office:value="346.153846153846" calcext:value-type="currency">
            <text:p>$346</text:p>
          </table:table-cell>
          <table:table-cell office:value-type="currency" office:currency="USD" office:value="353603" calcext:value-type="currency">
            <text:p>$353,603</text:p>
          </table:table-cell>
          <table:table-cell office:value-type="float" office:value="403729" calcext:value-type="float">
            <text:p>40372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float" office:value="1411" calcext:value-type="float">
            <text:p>1411</text:p>
          </table:table-cell>
          <table:table-cell table:style-name="ce2" office:value-type="string" calcext:value-type="string">
            <text:p>01/18/2023</text:p>
          </table:table-cell>
          <table:table-cell office:value-type="currency" office:currency="USD" office:value="486000" calcext:value-type="currency">
            <text:p>$486,000</text:p>
          </table:table-cell>
          <table:table-cell table:style-name="ce6" table:formula="of:=[.F156]/[.D156]" office:value-type="currency" office:currency="USD" office:value="344.436569808646" calcext:value-type="currency">
            <text:p>$344</text:p>
          </table:table-cell>
          <table:table-cell office:value-type="currency" office:currency="USD" office:value="473267" calcext:value-type="currency">
            <text:p>$473,267</text:p>
          </table:table-cell>
          <table:table-cell office:value-type="float" office:value="403376" calcext:value-type="float">
            <text:p>40337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OLMAN, FAY; TOLMAN, NADINE</text:p>
          </table:table-cell>
          <table:table-cell office:value-type="float" office:value="1576" calcext:value-type="float">
            <text:p>1576</text:p>
          </table:table-cell>
          <table:table-cell table:style-name="ce2" office:value-type="string" calcext:value-type="string">
            <text:p>09/17/2018</text:p>
          </table:table-cell>
          <table:table-cell office:value-type="currency" office:currency="USD" office:value="542000" calcext:value-type="currency">
            <text:p>$542,000</text:p>
          </table:table-cell>
          <table:table-cell table:style-name="ce6" table:formula="of:=[.F157]/[.D157]" office:value-type="currency" office:currency="USD" office:value="343.908629441624" calcext:value-type="currency">
            <text:p>$344</text:p>
          </table:table-cell>
          <table:table-cell office:value-type="currency" office:currency="USD" office:value="548903" calcext:value-type="currency">
            <text:p>$548,903</text:p>
          </table:table-cell>
          <table:table-cell office:value-type="float" office:value="461501" calcext:value-type="float">
            <text:p>46150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float" office:value="1576" calcext:value-type="float">
            <text:p>1576</text:p>
          </table:table-cell>
          <table:table-cell table:style-name="ce2" office:value-type="string" calcext:value-type="string">
            <text:p>09/17/2018</text:p>
          </table:table-cell>
          <table:table-cell office:value-type="currency" office:currency="USD" office:value="542000" calcext:value-type="currency">
            <text:p>$542,000</text:p>
          </table:table-cell>
          <table:table-cell table:style-name="ce6" table:formula="of:=[.F158]/[.D158]" office:value-type="currency" office:currency="USD" office:value="343.908629441624" calcext:value-type="currency">
            <text:p>$344</text:p>
          </table:table-cell>
          <table:table-cell office:value-type="currency" office:currency="USD" office:value="548903" calcext:value-type="currency">
            <text:p>$548,903</text:p>
          </table:table-cell>
          <table:table-cell office:value-type="float" office:value="461504" calcext:value-type="float">
            <text:p>46150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AWSON, ANNE</text:p>
          </table:table-cell>
          <table:table-cell office:value-type="float" office:value="1066" calcext:value-type="float">
            <text:p>1066</text:p>
          </table:table-cell>
          <table:table-cell table:style-name="ce2" office:value-type="string" calcext:value-type="string">
            <text:p>06/09/2022</text:p>
          </table:table-cell>
          <table:table-cell office:value-type="currency" office:currency="USD" office:value="365000" calcext:value-type="currency">
            <text:p>$365,000</text:p>
          </table:table-cell>
          <table:table-cell table:style-name="ce6" table:formula="of:=[.F159]/[.D159]" office:value-type="currency" office:currency="USD" office:value="342.401500938086" calcext:value-type="currency">
            <text:p>$342</text:p>
          </table:table-cell>
          <table:table-cell office:value-type="currency" office:currency="USD" office:value="376195" calcext:value-type="currency">
            <text:p>$376,195</text:p>
          </table:table-cell>
          <table:table-cell office:value-type="float" office:value="403690" calcext:value-type="float">
            <text:p>40369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TRUSTEE OF THE JOAN JEANETTE PATTER</text:p>
          </table:table-cell>
          <table:table-cell office:value-type="float" office:value="1288" calcext:value-type="float">
            <text:p>1288</text:p>
          </table:table-cell>
          <table:table-cell table:style-name="ce2" office:value-type="string" calcext:value-type="string">
            <text:p>07/20/2022</text:p>
          </table:table-cell>
          <table:table-cell office:value-type="currency" office:currency="USD" office:value="441000" calcext:value-type="currency">
            <text:p>$441,000</text:p>
          </table:table-cell>
          <table:table-cell table:style-name="ce6" table:formula="of:=[.F160]/[.D160]" office:value-type="currency" office:currency="USD" office:value="342.391304347826" calcext:value-type="currency">
            <text:p>$342</text:p>
          </table:table-cell>
          <table:table-cell office:value-type="currency" office:currency="USD" office:value="530885" calcext:value-type="currency">
            <text:p>$530,885</text:p>
          </table:table-cell>
          <table:table-cell office:value-type="float" office:value="403401" calcext:value-type="float">
            <text:p>40340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7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float" office:value="1806" calcext:value-type="float">
            <text:p>1806</text:p>
          </table:table-cell>
          <table:table-cell table:style-name="ce2" office:value-type="string" calcext:value-type="string">
            <text:p>03/16/2022</text:p>
          </table:table-cell>
          <table:table-cell office:value-type="currency" office:currency="USD" office:value="617000" calcext:value-type="currency">
            <text:p>$617,000</text:p>
          </table:table-cell>
          <table:table-cell table:style-name="ce6" table:formula="of:=[.F161]/[.D161]" office:value-type="currency" office:currency="USD" office:value="341.638981173865" calcext:value-type="currency">
            <text:p>$342</text:p>
          </table:table-cell>
          <table:table-cell office:value-type="currency" office:currency="USD" office:value="601933" calcext:value-type="currency">
            <text:p>$601,933</text:p>
          </table:table-cell>
          <table:table-cell office:value-type="float" office:value="403378" calcext:value-type="float">
            <text:p>40337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6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ILMAN, JOHN &amp; PARICHEHRE</text:p>
          </table:table-cell>
          <table:table-cell office:value-type="float" office:value="1912" calcext:value-type="float">
            <text:p>1912</text:p>
          </table:table-cell>
          <table:table-cell table:style-name="ce2" office:value-type="string" calcext:value-type="string">
            <text:p>06/18/2014</text:p>
          </table:table-cell>
          <table:table-cell office:value-type="currency" office:currency="USD" office:value="653000" calcext:value-type="currency">
            <text:p>$653,000</text:p>
          </table:table-cell>
          <table:table-cell table:style-name="ce6" table:formula="of:=[.F162]/[.D162]" office:value-type="currency" office:currency="USD" office:value="341.52719665272" calcext:value-type="currency">
            <text:p>$342</text:p>
          </table:table-cell>
          <table:table-cell office:value-type="currency" office:currency="USD" office:value="765469" calcext:value-type="currency">
            <text:p>$765,469</text:p>
          </table:table-cell>
          <table:table-cell office:value-type="float" office:value="403679" calcext:value-type="float">
            <text:p>40367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float" office:value="2099" calcext:value-type="float">
            <text:p>2099</text:p>
          </table:table-cell>
          <table:table-cell table:style-name="ce2" office:value-type="string" calcext:value-type="string">
            <text:p>04/14/2021</text:p>
          </table:table-cell>
          <table:table-cell office:value-type="currency" office:currency="USD" office:value="716000" calcext:value-type="currency">
            <text:p>$716,000</text:p>
          </table:table-cell>
          <table:table-cell table:style-name="ce6" table:formula="of:=[.F163]/[.D163]" office:value-type="currency" office:currency="USD" office:value="341.114816579324" calcext:value-type="currency">
            <text:p>$341</text:p>
          </table:table-cell>
          <table:table-cell office:value-type="currency" office:currency="USD" office:value="731612" calcext:value-type="currency">
            <text:p>$731,612</text:p>
          </table:table-cell>
          <table:table-cell office:value-type="float" office:value="403282" calcext:value-type="float">
            <text:p>40328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5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WOODRY, CAROL C</text:p>
          </table:table-cell>
          <table:table-cell office:value-type="float" office:value="2099" calcext:value-type="float">
            <text:p>2099</text:p>
          </table:table-cell>
          <table:table-cell table:style-name="ce2" office:value-type="string" calcext:value-type="string">
            <text:p>12/30/2019</text:p>
          </table:table-cell>
          <table:table-cell office:value-type="currency" office:currency="USD" office:value="716000" calcext:value-type="currency">
            <text:p>$716,000</text:p>
          </table:table-cell>
          <table:table-cell table:style-name="ce6" table:formula="of:=[.F164]/[.D164]" office:value-type="currency" office:currency="USD" office:value="341.114816579324" calcext:value-type="currency">
            <text:p>$341</text:p>
          </table:table-cell>
          <table:table-cell office:value-type="currency" office:currency="USD" office:value="710574" calcext:value-type="currency">
            <text:p>$710,574</text:p>
          </table:table-cell>
          <table:table-cell office:value-type="float" office:value="403279" calcext:value-type="float">
            <text:p>40327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NDERSON, JEAN N</text:p>
          </table:table-cell>
          <table:table-cell office:value-type="float" office:value="1518" calcext:value-type="float">
            <text:p>1518</text:p>
          </table:table-cell>
          <table:table-cell table:style-name="ce2" office:value-type="string" calcext:value-type="string">
            <text:p>07/12/2010</text:p>
          </table:table-cell>
          <table:table-cell office:value-type="currency" office:currency="USD" office:value="517500" calcext:value-type="currency">
            <text:p>$517,500</text:p>
          </table:table-cell>
          <table:table-cell table:style-name="ce6" table:formula="of:=[.F165]/[.D165]" office:value-type="currency" office:currency="USD" office:value="340.909090909091" calcext:value-type="currency">
            <text:p>$341</text:p>
          </table:table-cell>
          <table:table-cell office:value-type="currency" office:currency="USD" office:value="607634" calcext:value-type="currency">
            <text:p>$607,634</text:p>
          </table:table-cell>
          <table:table-cell office:value-type="float" office:value="403368" calcext:value-type="float">
            <text:p>40336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3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float" office:value="2259" calcext:value-type="float">
            <text:p>2259</text:p>
          </table:table-cell>
          <table:table-cell table:style-name="ce2" office:value-type="string" calcext:value-type="string">
            <text:p>06/27/2014</text:p>
          </table:table-cell>
          <table:table-cell office:value-type="currency" office:currency="USD" office:value="765000" calcext:value-type="currency">
            <text:p>$765,000</text:p>
          </table:table-cell>
          <table:table-cell table:style-name="ce6" table:formula="of:=[.F166]/[.D166]" office:value-type="currency" office:currency="USD" office:value="338.645418326693" calcext:value-type="currency">
            <text:p>$339</text:p>
          </table:table-cell>
          <table:table-cell office:value-type="currency" office:currency="USD" office:value="807262" calcext:value-type="currency">
            <text:p>$807,262</text:p>
          </table:table-cell>
          <table:table-cell office:value-type="float" office:value="403699" calcext:value-type="float">
            <text:p>40369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1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float" office:value="1576" calcext:value-type="float">
            <text:p>1576</text:p>
          </table:table-cell>
          <table:table-cell table:style-name="ce2" office:value-type="string" calcext:value-type="string">
            <text:p>09/26/2018</text:p>
          </table:table-cell>
          <table:table-cell office:value-type="currency" office:currency="USD" office:value="533000" calcext:value-type="currency">
            <text:p>$533,000</text:p>
          </table:table-cell>
          <table:table-cell table:style-name="ce6" table:formula="of:=[.F167]/[.D167]" office:value-type="currency" office:currency="USD" office:value="338.197969543147" calcext:value-type="currency">
            <text:p>$338</text:p>
          </table:table-cell>
          <table:table-cell office:value-type="currency" office:currency="USD" office:value="548903" calcext:value-type="currency">
            <text:p>$548,903</text:p>
          </table:table-cell>
          <table:table-cell office:value-type="float" office:value="461514" calcext:value-type="float">
            <text:p>46151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6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float" office:value="1576" calcext:value-type="float">
            <text:p>1576</text:p>
          </table:table-cell>
          <table:table-cell table:style-name="ce2" office:value-type="string" calcext:value-type="string">
            <text:p>03/08/2019</text:p>
          </table:table-cell>
          <table:table-cell office:value-type="currency" office:currency="USD" office:value="533000" calcext:value-type="currency">
            <text:p>$533,000</text:p>
          </table:table-cell>
          <table:table-cell table:style-name="ce6" table:formula="of:=[.F168]/[.D168]" office:value-type="currency" office:currency="USD" office:value="338.197969543147" calcext:value-type="currency">
            <text:p>$338</text:p>
          </table:table-cell>
          <table:table-cell office:value-type="currency" office:currency="USD" office:value="548903" calcext:value-type="currency">
            <text:p>$548,903</text:p>
          </table:table-cell>
          <table:table-cell office:value-type="float" office:value="461511" calcext:value-type="float">
            <text:p>46151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0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float" office:value="1692" calcext:value-type="float">
            <text:p>1692</text:p>
          </table:table-cell>
          <table:table-cell table:style-name="ce2" office:value-type="string" calcext:value-type="string">
            <text:p>11/19/2020</text:p>
          </table:table-cell>
          <table:table-cell office:value-type="currency" office:currency="USD" office:value="572000" calcext:value-type="currency">
            <text:p>$572,000</text:p>
          </table:table-cell>
          <table:table-cell table:style-name="ce6" table:formula="of:=[.F169]/[.D169]" office:value-type="currency" office:currency="USD" office:value="338.06146572104" calcext:value-type="currency">
            <text:p>$338</text:p>
          </table:table-cell>
          <table:table-cell office:value-type="currency" office:currency="USD" office:value="530190" calcext:value-type="currency">
            <text:p>$530,190</text:p>
          </table:table-cell>
          <table:table-cell office:value-type="float" office:value="479616" calcext:value-type="float">
            <text:p>47961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7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float" office:value="1692" calcext:value-type="float">
            <text:p>1692</text:p>
          </table:table-cell>
          <table:table-cell table:style-name="ce2" office:value-type="string" calcext:value-type="string">
            <text:p>10/29/2020</text:p>
          </table:table-cell>
          <table:table-cell office:value-type="currency" office:currency="USD" office:value="572000" calcext:value-type="currency">
            <text:p>$572,000</text:p>
          </table:table-cell>
          <table:table-cell table:style-name="ce6" table:formula="of:=[.F170]/[.D170]" office:value-type="currency" office:currency="USD" office:value="338.06146572104" calcext:value-type="currency">
            <text:p>$338</text:p>
          </table:table-cell>
          <table:table-cell office:value-type="currency" office:currency="USD" office:value="530190" calcext:value-type="currency">
            <text:p>$530,190</text:p>
          </table:table-cell>
          <table:table-cell office:value-type="float" office:value="479607" calcext:value-type="float">
            <text:p>47960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6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float" office:value="1240" calcext:value-type="float">
            <text:p>1240</text:p>
          </table:table-cell>
          <table:table-cell table:style-name="ce2" office:value-type="string" calcext:value-type="string">
            <text:p>06/12/2020</text:p>
          </table:table-cell>
          <table:table-cell office:value-type="currency" office:currency="USD" office:value="419000" calcext:value-type="currency">
            <text:p>$419,000</text:p>
          </table:table-cell>
          <table:table-cell table:style-name="ce6" table:formula="of:=[.F171]/[.D171]" office:value-type="currency" office:currency="USD" office:value="337.903225806452" calcext:value-type="currency">
            <text:p>$338</text:p>
          </table:table-cell>
          <table:table-cell office:value-type="currency" office:currency="USD" office:value="395246" calcext:value-type="currency">
            <text:p>$395,246</text:p>
          </table:table-cell>
          <table:table-cell office:value-type="float" office:value="403395" calcext:value-type="float">
            <text:p>40339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5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O'KEEFE, JOHN F</text:p>
          </table:table-cell>
          <table:table-cell office:value-type="float" office:value="1066" calcext:value-type="float">
            <text:p>1066</text:p>
          </table:table-cell>
          <table:table-cell table:style-name="ce2" office:value-type="string" calcext:value-type="string">
            <text:p>03/10/2022</text:p>
          </table:table-cell>
          <table:table-cell office:value-type="currency" office:currency="USD" office:value="360000" calcext:value-type="currency">
            <text:p>$360,000</text:p>
          </table:table-cell>
          <table:table-cell table:style-name="ce6" table:formula="of:=[.F172]/[.D172]" office:value-type="currency" office:currency="USD" office:value="337.711069418387" calcext:value-type="currency">
            <text:p>$338</text:p>
          </table:table-cell>
          <table:table-cell office:value-type="currency" office:currency="USD" office:value="353603" calcext:value-type="currency">
            <text:p>$353,603</text:p>
          </table:table-cell>
          <table:table-cell office:value-type="float" office:value="403298" calcext:value-type="float">
            <text:p>40329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4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float" office:value="1242" calcext:value-type="float">
            <text:p>1242</text:p>
          </table:table-cell>
          <table:table-cell table:style-name="ce2" office:value-type="string" calcext:value-type="string">
            <text:p>11/04/2020</text:p>
          </table:table-cell>
          <table:table-cell office:value-type="currency" office:currency="USD" office:value="419000" calcext:value-type="currency">
            <text:p>$419,000</text:p>
          </table:table-cell>
          <table:table-cell table:style-name="ce6" table:formula="of:=[.F173]/[.D173]" office:value-type="currency" office:currency="USD" office:value="337.359098228663" calcext:value-type="currency">
            <text:p>$337</text:p>
          </table:table-cell>
          <table:table-cell office:value-type="currency" office:currency="USD" office:value="409109" calcext:value-type="currency">
            <text:p>$409,109</text:p>
          </table:table-cell>
          <table:table-cell office:value-type="float" office:value="479634" calcext:value-type="float">
            <text:p>47963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9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float" office:value="1242" calcext:value-type="float">
            <text:p>1242</text:p>
          </table:table-cell>
          <table:table-cell table:style-name="ce2" office:value-type="string" calcext:value-type="string">
            <text:p>10/21/2020</text:p>
          </table:table-cell>
          <table:table-cell office:value-type="currency" office:currency="USD" office:value="419000" calcext:value-type="currency">
            <text:p>$419,000</text:p>
          </table:table-cell>
          <table:table-cell table:style-name="ce6" table:formula="of:=[.F174]/[.D174]" office:value-type="currency" office:currency="USD" office:value="337.359098228663" calcext:value-type="currency">
            <text:p>$337</text:p>
          </table:table-cell>
          <table:table-cell office:value-type="currency" office:currency="USD" office:value="409109" calcext:value-type="currency">
            <text:p>$409,109</text:p>
          </table:table-cell>
          <table:table-cell office:value-type="float" office:value="479621" calcext:value-type="float">
            <text:p>47962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8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float" office:value="1242" calcext:value-type="float">
            <text:p>1242</text:p>
          </table:table-cell>
          <table:table-cell table:style-name="ce2" office:value-type="string" calcext:value-type="string">
            <text:p>09/18/2018</text:p>
          </table:table-cell>
          <table:table-cell office:value-type="currency" office:currency="USD" office:value="419000" calcext:value-type="currency">
            <text:p>$419,000</text:p>
          </table:table-cell>
          <table:table-cell table:style-name="ce6" table:formula="of:=[.F175]/[.D175]" office:value-type="currency" office:currency="USD" office:value="337.359098228663" calcext:value-type="currency">
            <text:p>$337</text:p>
          </table:table-cell>
          <table:table-cell office:value-type="currency" office:currency="USD" office:value="409109" calcext:value-type="currency">
            <text:p>$409,109</text:p>
          </table:table-cell>
          <table:table-cell office:value-type="float" office:value="461548" calcext:value-type="float">
            <text:p>46154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5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VAUGHAN, CHARLES JOSEPH; VAUGHAN, MARYANN PATRICIA</text:p>
          </table:table-cell>
          <table:table-cell office:value-type="float" office:value="2259" calcext:value-type="float">
            <text:p>2259</text:p>
          </table:table-cell>
          <table:table-cell table:style-name="ce2" office:value-type="string" calcext:value-type="string">
            <text:p>12/13/2016</text:p>
          </table:table-cell>
          <table:table-cell office:value-type="currency" office:currency="USD" office:value="761000" calcext:value-type="currency">
            <text:p>$761,000</text:p>
          </table:table-cell>
          <table:table-cell table:style-name="ce6" table:formula="of:=[.F176]/[.D176]" office:value-type="currency" office:currency="USD" office:value="336.874723328907" calcext:value-type="currency">
            <text:p>$337</text:p>
          </table:table-cell>
          <table:table-cell office:value-type="currency" office:currency="USD" office:value="883262" calcext:value-type="currency">
            <text:p>$883,262</text:p>
          </table:table-cell>
          <table:table-cell office:value-type="float" office:value="403728" calcext:value-type="float">
            <text:p>40372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1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float" office:value="1411" calcext:value-type="float">
            <text:p>1411</text:p>
          </table:table-cell>
          <table:table-cell table:style-name="ce2" office:value-type="string" calcext:value-type="string">
            <text:p>10/30/2015</text:p>
          </table:table-cell>
          <table:table-cell office:value-type="currency" office:currency="USD" office:value="475000" calcext:value-type="currency">
            <text:p>$475,000</text:p>
          </table:table-cell>
          <table:table-cell table:style-name="ce6" table:formula="of:=[.F177]/[.D177]" office:value-type="currency" office:currency="USD" office:value="336.640680368533" calcext:value-type="currency">
            <text:p>$337</text:p>
          </table:table-cell>
          <table:table-cell office:value-type="currency" office:currency="USD" office:value="473267" calcext:value-type="currency">
            <text:p>$473,267</text:p>
          </table:table-cell>
          <table:table-cell office:value-type="float" office:value="403398" calcext:value-type="float">
            <text:p>40339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3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OE, MILLARD H TRUSTEE; COE, GLORIA O TRUSTEE</text:p>
          </table:table-cell>
          <table:table-cell office:value-type="float" office:value="1287" calcext:value-type="float">
            <text:p>1287</text:p>
          </table:table-cell>
          <table:table-cell table:style-name="ce2" office:value-type="string" calcext:value-type="string">
            <text:p>10/15/2018</text:p>
          </table:table-cell>
          <table:table-cell office:value-type="currency" office:currency="USD" office:value="432000" calcext:value-type="currency">
            <text:p>$432,000</text:p>
          </table:table-cell>
          <table:table-cell table:style-name="ce6" table:formula="of:=[.F178]/[.D178]" office:value-type="currency" office:currency="USD" office:value="335.664335664336" calcext:value-type="currency">
            <text:p>$336</text:p>
          </table:table-cell>
          <table:table-cell office:value-type="currency" office:currency="USD" office:value="453904" calcext:value-type="currency">
            <text:p>$453,904</text:p>
          </table:table-cell>
          <table:table-cell office:value-type="float" office:value="461531" calcext:value-type="float">
            <text:p>46153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EHAFFEY, RONALD C; MEHAFFEY, MARVA L</text:p>
          </table:table-cell>
          <table:table-cell office:value-type="float" office:value="1287" calcext:value-type="float">
            <text:p>1287</text:p>
          </table:table-cell>
          <table:table-cell table:style-name="ce2" office:value-type="string" calcext:value-type="string">
            <text:p>09/26/2018</text:p>
          </table:table-cell>
          <table:table-cell office:value-type="currency" office:currency="USD" office:value="432000" calcext:value-type="currency">
            <text:p>$432,000</text:p>
          </table:table-cell>
          <table:table-cell table:style-name="ce6" table:formula="of:=[.F179]/[.D179]" office:value-type="currency" office:currency="USD" office:value="335.664335664336" calcext:value-type="currency">
            <text:p>$336</text:p>
          </table:table-cell>
          <table:table-cell office:value-type="currency" office:currency="USD" office:value="453904" calcext:value-type="currency">
            <text:p>$453,904</text:p>
          </table:table-cell>
          <table:table-cell office:value-type="float" office:value="461533" calcext:value-type="float">
            <text:p>46153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3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float" office:value="1287" calcext:value-type="float">
            <text:p>1287</text:p>
          </table:table-cell>
          <table:table-cell table:style-name="ce2" office:value-type="string" calcext:value-type="string">
            <text:p>07/02/2019</text:p>
          </table:table-cell>
          <table:table-cell office:value-type="currency" office:currency="USD" office:value="432000" calcext:value-type="currency">
            <text:p>$432,000</text:p>
          </table:table-cell>
          <table:table-cell table:style-name="ce6" table:formula="of:=[.F180]/[.D180]" office:value-type="currency" office:currency="USD" office:value="335.664335664336" calcext:value-type="currency">
            <text:p>$336</text:p>
          </table:table-cell>
          <table:table-cell office:value-type="currency" office:currency="USD" office:value="453904" calcext:value-type="currency">
            <text:p>$453,904</text:p>
          </table:table-cell>
          <table:table-cell office:value-type="float" office:value="461520" calcext:value-type="float">
            <text:p>46152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9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float" office:value="1411" calcext:value-type="float">
            <text:p>1411</text:p>
          </table:table-cell>
          <table:table-cell table:style-name="ce2" office:value-type="string" calcext:value-type="string">
            <text:p>06/02/2022</text:p>
          </table:table-cell>
          <table:table-cell office:value-type="currency" office:currency="USD" office:value="473000" calcext:value-type="currency">
            <text:p>$473,000</text:p>
          </table:table-cell>
          <table:table-cell table:style-name="ce6" table:formula="of:=[.F181]/[.D181]" office:value-type="currency" office:currency="USD" office:value="335.223245924876" calcext:value-type="currency">
            <text:p>$335</text:p>
          </table:table-cell>
          <table:table-cell office:value-type="currency" office:currency="USD" office:value="473267" calcext:value-type="currency">
            <text:p>$473,267</text:p>
          </table:table-cell>
          <table:table-cell office:value-type="float" office:value="403402" calcext:value-type="float">
            <text:p>40340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7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GOOD, ANNETTA</text:p>
          </table:table-cell>
          <table:table-cell office:value-type="float" office:value="1606" calcext:value-type="float">
            <text:p>1606</text:p>
          </table:table-cell>
          <table:table-cell table:style-name="ce2" office:value-type="string" calcext:value-type="string">
            <text:p>07/15/2019</text:p>
          </table:table-cell>
          <table:table-cell office:value-type="currency" office:currency="USD" office:value="536000" calcext:value-type="currency">
            <text:p>$536,000</text:p>
          </table:table-cell>
          <table:table-cell table:style-name="ce6" table:formula="of:=[.F182]/[.D182]" office:value-type="currency" office:currency="USD" office:value="333.748443337484" calcext:value-type="currency">
            <text:p>$334</text:p>
          </table:table-cell>
          <table:table-cell office:value-type="currency" office:currency="USD" office:value="527143" calcext:value-type="currency">
            <text:p>$527,143</text:p>
          </table:table-cell>
          <table:table-cell office:value-type="float" office:value="403400" calcext:value-type="float">
            <text:p>40340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6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ERRIN, PATRICIA G</text:p>
          </table:table-cell>
          <table:table-cell office:value-type="float" office:value="1217" calcext:value-type="float">
            <text:p>1217</text:p>
          </table:table-cell>
          <table:table-cell table:style-name="ce2" office:value-type="string" calcext:value-type="string">
            <text:p>09/20/2018</text:p>
          </table:table-cell>
          <table:table-cell office:value-type="currency" office:currency="USD" office:value="405000" calcext:value-type="currency">
            <text:p>$405,000</text:p>
          </table:table-cell>
          <table:table-cell table:style-name="ce6" table:formula="of:=[.F183]/[.D183]" office:value-type="currency" office:currency="USD" office:value="332.78553820871" calcext:value-type="currency">
            <text:p>$333</text:p>
          </table:table-cell>
          <table:table-cell office:value-type="currency" office:currency="USD" office:value="432484" calcext:value-type="currency">
            <text:p>$432,484</text:p>
          </table:table-cell>
          <table:table-cell office:value-type="float" office:value="461516" calcext:value-type="float">
            <text:p>46151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5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SCHEELER, C RONALD &amp; NANCY T</text:p>
          </table:table-cell>
          <table:table-cell office:value-type="float" office:value="1754" calcext:value-type="float">
            <text:p>1754</text:p>
          </table:table-cell>
          <table:table-cell table:style-name="ce2" office:value-type="string" calcext:value-type="string">
            <text:p>12/21/2015</text:p>
          </table:table-cell>
          <table:table-cell office:value-type="currency" office:currency="USD" office:value="583500" calcext:value-type="currency">
            <text:p>$583,500</text:p>
          </table:table-cell>
          <table:table-cell table:style-name="ce6" table:formula="of:=[.F184]/[.D184]" office:value-type="currency" office:currency="USD" office:value="332.66818700114" calcext:value-type="currency">
            <text:p>$333</text:p>
          </table:table-cell>
          <table:table-cell office:value-type="currency" office:currency="USD" office:value="609044" calcext:value-type="currency">
            <text:p>$609,044</text:p>
          </table:table-cell>
          <table:table-cell office:value-type="float" office:value="403724" calcext:value-type="float">
            <text:p>40372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4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float" office:value="2099" calcext:value-type="float">
            <text:p>2099</text:p>
          </table:table-cell>
          <table:table-cell table:style-name="ce2" office:value-type="string" calcext:value-type="string">
            <text:p>01/15/2016</text:p>
          </table:table-cell>
          <table:table-cell office:value-type="currency" office:currency="USD" office:value="697500" calcext:value-type="currency">
            <text:p>$697,500</text:p>
          </table:table-cell>
          <table:table-cell table:style-name="ce6" table:formula="of:=[.F185]/[.D185]" office:value-type="currency" office:currency="USD" office:value="332.301095759886" calcext:value-type="currency">
            <text:p>$332</text:p>
          </table:table-cell>
          <table:table-cell office:value-type="currency" office:currency="USD" office:value="710574" calcext:value-type="currency">
            <text:p>$710,574</text:p>
          </table:table-cell>
          <table:table-cell office:value-type="float" office:value="403719" calcext:value-type="float">
            <text:p>40371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5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HALL, JANE</text:p>
          </table:table-cell>
          <table:table-cell office:value-type="float" office:value="1754" calcext:value-type="float">
            <text:p>1754</text:p>
          </table:table-cell>
          <table:table-cell table:style-name="ce2" office:value-type="string" calcext:value-type="string">
            <text:p>09/30/2013</text:p>
          </table:table-cell>
          <table:table-cell office:value-type="currency" office:currency="USD" office:value="581000" calcext:value-type="currency">
            <text:p>$581,000</text:p>
          </table:table-cell>
          <table:table-cell table:style-name="ce6" table:formula="of:=[.F186]/[.D186]" office:value-type="currency" office:currency="USD" office:value="331.242873432155" calcext:value-type="currency">
            <text:p>$331</text:p>
          </table:table-cell>
          <table:table-cell office:value-type="currency" office:currency="USD" office:value="627288" calcext:value-type="currency">
            <text:p>$627,288</text:p>
          </table:table-cell>
          <table:table-cell office:value-type="float" office:value="403289" calcext:value-type="float">
            <text:p>40328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4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ROWER, THOMAS S &amp; SARA K</text:p>
          </table:table-cell>
          <table:table-cell office:value-type="float" office:value="1240" calcext:value-type="float">
            <text:p>1240</text:p>
          </table:table-cell>
          <table:table-cell table:style-name="ce2" office:value-type="string" calcext:value-type="string">
            <text:p>03/04/2020</text:p>
          </table:table-cell>
          <table:table-cell office:value-type="currency" office:currency="USD" office:value="410000" calcext:value-type="currency">
            <text:p>$410,000</text:p>
          </table:table-cell>
          <table:table-cell table:style-name="ce6" table:formula="of:=[.F187]/[.D187]" office:value-type="currency" office:currency="USD" office:value="330.645161290323" calcext:value-type="currency">
            <text:p>$331</text:p>
          </table:table-cell>
          <table:table-cell office:value-type="currency" office:currency="USD" office:value="395246" calcext:value-type="currency">
            <text:p>$395,246</text:p>
          </table:table-cell>
          <table:table-cell office:value-type="float" office:value="403369" calcext:value-type="float">
            <text:p>40336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8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float" office:value="1576" calcext:value-type="float">
            <text:p>1576</text:p>
          </table:table-cell>
          <table:table-cell table:style-name="ce2" office:value-type="string" calcext:value-type="string">
            <text:p>09/20/2018</text:p>
          </table:table-cell>
          <table:table-cell office:value-type="currency" office:currency="USD" office:value="520000" calcext:value-type="currency">
            <text:p>$520,000</text:p>
          </table:table-cell>
          <table:table-cell table:style-name="ce6" table:formula="of:=[.F188]/[.D188]" office:value-type="currency" office:currency="USD" office:value="329.94923857868" calcext:value-type="currency">
            <text:p>$330</text:p>
          </table:table-cell>
          <table:table-cell office:value-type="currency" office:currency="USD" office:value="548903" calcext:value-type="currency">
            <text:p>$548,903</text:p>
          </table:table-cell>
          <table:table-cell office:value-type="float" office:value="461527" calcext:value-type="float">
            <text:p>46152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5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float" office:value="1576" calcext:value-type="float">
            <text:p>1576</text:p>
          </table:table-cell>
          <table:table-cell table:style-name="ce2" office:value-type="string" calcext:value-type="string">
            <text:p>09/17/2018</text:p>
          </table:table-cell>
          <table:table-cell office:value-type="currency" office:currency="USD" office:value="520000" calcext:value-type="currency">
            <text:p>$520,000</text:p>
          </table:table-cell>
          <table:table-cell table:style-name="ce6" table:formula="of:=[.F189]/[.D189]" office:value-type="currency" office:currency="USD" office:value="329.94923857868" calcext:value-type="currency">
            <text:p>$330</text:p>
          </table:table-cell>
          <table:table-cell office:value-type="currency" office:currency="USD" office:value="548903" calcext:value-type="currency">
            <text:p>$548,903</text:p>
          </table:table-cell>
          <table:table-cell office:value-type="float" office:value="461540" calcext:value-type="float">
            <text:p>46154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2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float" office:value="1576" calcext:value-type="float">
            <text:p>1576</text:p>
          </table:table-cell>
          <table:table-cell table:style-name="ce2" office:value-type="string" calcext:value-type="string">
            <text:p>06/17/2019</text:p>
          </table:table-cell>
          <table:table-cell office:value-type="currency" office:currency="USD" office:value="520000" calcext:value-type="currency">
            <text:p>$520,000</text:p>
          </table:table-cell>
          <table:table-cell table:style-name="ce6" table:formula="of:=[.F190]/[.D190]" office:value-type="currency" office:currency="USD" office:value="329.94923857868" calcext:value-type="currency">
            <text:p>$330</text:p>
          </table:table-cell>
          <table:table-cell office:value-type="currency" office:currency="USD" office:value="548903" calcext:value-type="currency">
            <text:p>$548,903</text:p>
          </table:table-cell>
          <table:table-cell office:value-type="float" office:value="461524" calcext:value-type="float">
            <text:p>46152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8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float" office:value="1576" calcext:value-type="float">
            <text:p>1576</text:p>
          </table:table-cell>
          <table:table-cell table:style-name="ce2" office:value-type="string" calcext:value-type="string">
            <text:p>01/14/2021</text:p>
          </table:table-cell>
          <table:table-cell office:value-type="currency" office:currency="USD" office:value="520000" calcext:value-type="currency">
            <text:p>$520,000</text:p>
          </table:table-cell>
          <table:table-cell table:style-name="ce6" table:formula="of:=[.F191]/[.D191]" office:value-type="currency" office:currency="USD" office:value="329.94923857868" calcext:value-type="currency">
            <text:p>$330</text:p>
          </table:table-cell>
          <table:table-cell office:value-type="currency" office:currency="USD" office:value="548903" calcext:value-type="currency">
            <text:p>$548,903</text:p>
          </table:table-cell>
          <table:table-cell office:value-type="float" office:value="461537" calcext:value-type="float">
            <text:p>46153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0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DONALD M MURRAY REVOCABLE TRUST</text:p>
          </table:table-cell>
          <table:table-cell office:value-type="float" office:value="1240" calcext:value-type="float">
            <text:p>1240</text:p>
          </table:table-cell>
          <table:table-cell table:style-name="ce2" office:value-type="string" calcext:value-type="string">
            <text:p>03/01/2013</text:p>
          </table:table-cell>
          <table:table-cell office:value-type="currency" office:currency="USD" office:value="409000" calcext:value-type="currency">
            <text:p>$409,000</text:p>
          </table:table-cell>
          <table:table-cell table:style-name="ce6" table:formula="of:=[.F192]/[.D192]" office:value-type="currency" office:currency="USD" office:value="329.838709677419" calcext:value-type="currency">
            <text:p>$330</text:p>
          </table:table-cell>
          <table:table-cell office:value-type="currency" office:currency="USD" office:value="395246" calcext:value-type="currency">
            <text:p>$395,246</text:p>
          </table:table-cell>
          <table:table-cell office:value-type="float" office:value="403379" calcext:value-type="float">
            <text:p>40337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0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RTINELLI, ALBERT D &amp; ELIZABETH A</text:p>
          </table:table-cell>
          <table:table-cell office:value-type="float" office:value="1692" calcext:value-type="float">
            <text:p>1692</text:p>
          </table:table-cell>
          <table:table-cell table:style-name="ce2" office:value-type="string" calcext:value-type="string">
            <text:p>11/10/2020</text:p>
          </table:table-cell>
          <table:table-cell office:value-type="currency" office:currency="USD" office:value="558000" calcext:value-type="currency">
            <text:p>$558,000</text:p>
          </table:table-cell>
          <table:table-cell table:style-name="ce6" table:formula="of:=[.F193]/[.D193]" office:value-type="currency" office:currency="USD" office:value="329.787234042553" calcext:value-type="currency">
            <text:p>$330</text:p>
          </table:table-cell>
          <table:table-cell office:value-type="currency" office:currency="USD" office:value="530190" calcext:value-type="currency">
            <text:p>$530,190</text:p>
          </table:table-cell>
          <table:table-cell office:value-type="float" office:value="479642" calcext:value-type="float">
            <text:p>47964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3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float" office:value="1692" calcext:value-type="float">
            <text:p>1692</text:p>
          </table:table-cell>
          <table:table-cell table:style-name="ce2" office:value-type="string" calcext:value-type="string">
            <text:p>11/03/2020</text:p>
          </table:table-cell>
          <table:table-cell office:value-type="currency" office:currency="USD" office:value="558000" calcext:value-type="currency">
            <text:p>$558,000</text:p>
          </table:table-cell>
          <table:table-cell table:style-name="ce6" table:formula="of:=[.F194]/[.D194]" office:value-type="currency" office:currency="USD" office:value="329.787234042553" calcext:value-type="currency">
            <text:p>$330</text:p>
          </table:table-cell>
          <table:table-cell office:value-type="currency" office:currency="USD" office:value="530190" calcext:value-type="currency">
            <text:p>$530,190</text:p>
          </table:table-cell>
          <table:table-cell office:value-type="float" office:value="479633" calcext:value-type="float">
            <text:p>47963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0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GRADEN, ELLEN COLLIE</text:p>
          </table:table-cell>
          <table:table-cell office:value-type="float" office:value="1692" calcext:value-type="float">
            <text:p>1692</text:p>
          </table:table-cell>
          <table:table-cell table:style-name="ce2" office:value-type="string" calcext:value-type="string">
            <text:p>10/27/2020</text:p>
          </table:table-cell>
          <table:table-cell office:value-type="currency" office:currency="USD" office:value="558000" calcext:value-type="currency">
            <text:p>$558,000</text:p>
          </table:table-cell>
          <table:table-cell table:style-name="ce6" table:formula="of:=[.F195]/[.D195]" office:value-type="currency" office:currency="USD" office:value="329.787234042553" calcext:value-type="currency">
            <text:p>$330</text:p>
          </table:table-cell>
          <table:table-cell office:value-type="currency" office:currency="USD" office:value="530190" calcext:value-type="currency">
            <text:p>$530,190</text:p>
          </table:table-cell>
          <table:table-cell office:value-type="float" office:value="479620" calcext:value-type="float">
            <text:p>47962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5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ESTIMT, WILLIAM &amp; LINDA H</text:p>
          </table:table-cell>
          <table:table-cell office:value-type="float" office:value="1692" calcext:value-type="float">
            <text:p>1692</text:p>
          </table:table-cell>
          <table:table-cell table:style-name="ce2" office:value-type="string" calcext:value-type="string">
            <text:p>10/27/2020</text:p>
          </table:table-cell>
          <table:table-cell office:value-type="currency" office:currency="USD" office:value="558000" calcext:value-type="currency">
            <text:p>$558,000</text:p>
          </table:table-cell>
          <table:table-cell table:style-name="ce6" table:formula="of:=[.F196]/[.D196]" office:value-type="currency" office:currency="USD" office:value="329.787234042553" calcext:value-type="currency">
            <text:p>$330</text:p>
          </table:table-cell>
          <table:table-cell office:value-type="currency" office:currency="USD" office:value="530190" calcext:value-type="currency">
            <text:p>$530,190</text:p>
          </table:table-cell>
          <table:table-cell office:value-type="float" office:value="479629" calcext:value-type="float">
            <text:p>47962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4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'SULLIVAN, JANICE H</text:p>
          </table:table-cell>
          <table:table-cell office:value-type="float" office:value="1066" calcext:value-type="float">
            <text:p>1066</text:p>
          </table:table-cell>
          <table:table-cell table:style-name="ce2" office:value-type="string" calcext:value-type="string">
            <text:p>09/03/2019</text:p>
          </table:table-cell>
          <table:table-cell office:value-type="currency" office:currency="USD" office:value="351000" calcext:value-type="currency">
            <text:p>$351,000</text:p>
          </table:table-cell>
          <table:table-cell table:style-name="ce6" table:formula="of:=[.F197]/[.D197]" office:value-type="currency" office:currency="USD" office:value="329.268292682927" calcext:value-type="currency">
            <text:p>$329</text:p>
          </table:table-cell>
          <table:table-cell office:value-type="currency" office:currency="USD" office:value="353603" calcext:value-type="currency">
            <text:p>$353,603</text:p>
          </table:table-cell>
          <table:table-cell office:value-type="float" office:value="403314" calcext:value-type="float">
            <text:p>40331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6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HUTCHISON, REBECCA P</text:p>
          </table:table-cell>
          <table:table-cell office:value-type="float" office:value="1500" calcext:value-type="float">
            <text:p>1500</text:p>
          </table:table-cell>
          <table:table-cell table:style-name="ce2" office:value-type="string" calcext:value-type="string">
            <text:p>10/12/2018</text:p>
          </table:table-cell>
          <table:table-cell office:value-type="currency" office:currency="USD" office:value="491000" calcext:value-type="currency">
            <text:p>$491,000</text:p>
          </table:table-cell>
          <table:table-cell table:style-name="ce6" table:formula="of:=[.F198]/[.D198]" office:value-type="currency" office:currency="USD" office:value="327.333333333333" calcext:value-type="currency">
            <text:p>$327</text:p>
          </table:table-cell>
          <table:table-cell office:value-type="currency" office:currency="USD" office:value="503408" calcext:value-type="currency">
            <text:p>$503,408</text:p>
          </table:table-cell>
          <table:table-cell office:value-type="float" office:value="461532" calcext:value-type="float">
            <text:p>46153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9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float" office:value="2099" calcext:value-type="float">
            <text:p>2099</text:p>
          </table:table-cell>
          <table:table-cell table:style-name="ce2" office:value-type="string" calcext:value-type="string">
            <text:p>11/02/2017</text:p>
          </table:table-cell>
          <table:table-cell office:value-type="currency" office:currency="USD" office:value="684000" calcext:value-type="currency">
            <text:p>$684,000</text:p>
          </table:table-cell>
          <table:table-cell table:style-name="ce6" table:formula="of:=[.F199]/[.D199]" office:value-type="currency" office:currency="USD" office:value="325.869461648404" calcext:value-type="currency">
            <text:p>$326</text:p>
          </table:table-cell>
          <table:table-cell office:value-type="currency" office:currency="USD" office:value="710574" calcext:value-type="currency">
            <text:p>$710,574</text:p>
          </table:table-cell>
          <table:table-cell office:value-type="float" office:value="403301" calcext:value-type="float">
            <text:p>40330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49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EIMAN, THOMAS C</text:p>
          </table:table-cell>
          <table:table-cell office:value-type="float" office:value="1411" calcext:value-type="float">
            <text:p>1411</text:p>
          </table:table-cell>
          <table:table-cell table:style-name="ce2" office:value-type="string" calcext:value-type="string">
            <text:p>07/30/2021</text:p>
          </table:table-cell>
          <table:table-cell office:value-type="currency" office:currency="USD" office:value="459000" calcext:value-type="currency">
            <text:p>$459,000</text:p>
          </table:table-cell>
          <table:table-cell table:style-name="ce6" table:formula="of:=[.F200]/[.D200]" office:value-type="currency" office:currency="USD" office:value="325.301204819277" calcext:value-type="currency">
            <text:p>$325</text:p>
          </table:table-cell>
          <table:table-cell office:value-type="currency" office:currency="USD" office:value="473267" calcext:value-type="currency">
            <text:p>$473,267</text:p>
          </table:table-cell>
          <table:table-cell office:value-type="float" office:value="403372" calcext:value-type="float">
            <text:p>40337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4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float" office:value="1895" calcext:value-type="float">
            <text:p>1895</text:p>
          </table:table-cell>
          <table:table-cell table:style-name="ce2" office:value-type="string" calcext:value-type="string">
            <text:p>09/14/2021</text:p>
          </table:table-cell>
          <table:table-cell office:value-type="currency" office:currency="USD" office:value="612000" calcext:value-type="currency">
            <text:p>$612,000</text:p>
          </table:table-cell>
          <table:table-cell table:style-name="ce6" table:formula="of:=[.F201]/[.D201]" office:value-type="currency" office:currency="USD" office:value="322.955145118734" calcext:value-type="currency">
            <text:p>$323</text:p>
          </table:table-cell>
          <table:table-cell office:value-type="currency" office:currency="USD" office:value="593116" calcext:value-type="currency">
            <text:p>$593,116</text:p>
          </table:table-cell>
          <table:table-cell office:value-type="float" office:value="461500" calcext:value-type="float">
            <text:p>46150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1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OBERDORFER, MARCELLA MARIE</text:p>
          </table:table-cell>
          <table:table-cell office:value-type="float" office:value="1242" calcext:value-type="float">
            <text:p>1242</text:p>
          </table:table-cell>
          <table:table-cell table:style-name="ce2" office:value-type="string" calcext:value-type="string">
            <text:p>09/26/2018</text:p>
          </table:table-cell>
          <table:table-cell office:value-type="currency" office:currency="USD" office:value="401000" calcext:value-type="currency">
            <text:p>$401,000</text:p>
          </table:table-cell>
          <table:table-cell table:style-name="ce6" table:formula="of:=[.F202]/[.D202]" office:value-type="currency" office:currency="USD" office:value="322.866344605475" calcext:value-type="currency">
            <text:p>$323</text:p>
          </table:table-cell>
          <table:table-cell office:value-type="currency" office:currency="USD" office:value="439661" calcext:value-type="currency">
            <text:p>$439,661</text:p>
          </table:table-cell>
          <table:table-cell office:value-type="float" office:value="461509" calcext:value-type="float">
            <text:p>46150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2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VANVACTOR, RONALD F</text:p>
          </table:table-cell>
          <table:table-cell office:value-type="float" office:value="2259" calcext:value-type="float">
            <text:p>2259</text:p>
          </table:table-cell>
          <table:table-cell table:style-name="ce2" office:value-type="string" calcext:value-type="string">
            <text:p>10/10/2013</text:p>
          </table:table-cell>
          <table:table-cell office:value-type="currency" office:currency="USD" office:value="729000" calcext:value-type="currency">
            <text:p>$729,000</text:p>
          </table:table-cell>
          <table:table-cell table:style-name="ce6" table:formula="of:=[.F203]/[.D203]" office:value-type="currency" office:currency="USD" office:value="322.709163346614" calcext:value-type="currency">
            <text:p>$323</text:p>
          </table:table-cell>
          <table:table-cell office:value-type="currency" office:currency="USD" office:value="834085" calcext:value-type="currency">
            <text:p>$834,085</text:p>
          </table:table-cell>
          <table:table-cell office:value-type="float" office:value="403269" calcext:value-type="float">
            <text:p>40326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9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ALDWIN, MAX &amp; DORIS</text:p>
          </table:table-cell>
          <table:table-cell office:value-type="float" office:value="1411" calcext:value-type="float">
            <text:p>1411</text:p>
          </table:table-cell>
          <table:table-cell table:style-name="ce2" office:value-type="string" calcext:value-type="string">
            <text:p>04/01/2013</text:p>
          </table:table-cell>
          <table:table-cell office:value-type="currency" office:currency="USD" office:value="454500" calcext:value-type="currency">
            <text:p>$454,500</text:p>
          </table:table-cell>
          <table:table-cell table:style-name="ce6" table:formula="of:=[.F204]/[.D204]" office:value-type="currency" office:currency="USD" office:value="322.111977321049" calcext:value-type="currency">
            <text:p>$322</text:p>
          </table:table-cell>
          <table:table-cell office:value-type="currency" office:currency="USD" office:value="473267" calcext:value-type="currency">
            <text:p>$473,267</text:p>
          </table:table-cell>
          <table:table-cell office:value-type="float" office:value="403363" calcext:value-type="float">
            <text:p>40336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6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EENER, RAMONA</text:p>
          </table:table-cell>
          <table:table-cell office:value-type="float" office:value="1217" calcext:value-type="float">
            <text:p>1217</text:p>
          </table:table-cell>
          <table:table-cell table:style-name="ce2" office:value-type="string" calcext:value-type="string">
            <text:p>09/17/2018</text:p>
          </table:table-cell>
          <table:table-cell office:value-type="currency" office:currency="USD" office:value="392000" calcext:value-type="currency">
            <text:p>$392,000</text:p>
          </table:table-cell>
          <table:table-cell table:style-name="ce6" table:formula="of:=[.F205]/[.D205]" office:value-type="currency" office:currency="USD" office:value="322.103533278554" calcext:value-type="currency">
            <text:p>$322</text:p>
          </table:table-cell>
          <table:table-cell office:value-type="currency" office:currency="USD" office:value="402380" calcext:value-type="currency">
            <text:p>$402,380</text:p>
          </table:table-cell>
          <table:table-cell office:value-type="float" office:value="461542" calcext:value-type="float">
            <text:p>46154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4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float" office:value="2099" calcext:value-type="float">
            <text:p>2099</text:p>
          </table:table-cell>
          <table:table-cell table:style-name="ce2" office:value-type="string" calcext:value-type="string">
            <text:p>12/29/2021</text:p>
          </table:table-cell>
          <table:table-cell office:value-type="currency" office:currency="USD" office:value="675000" calcext:value-type="currency">
            <text:p>$675,000</text:p>
          </table:table-cell>
          <table:table-cell table:style-name="ce6" table:formula="of:=[.F206]/[.D206]" office:value-type="currency" office:currency="USD" office:value="321.581705574083" calcext:value-type="currency">
            <text:p>$322</text:p>
          </table:table-cell>
          <table:table-cell office:value-type="currency" office:currency="USD" office:value="773689" calcext:value-type="currency">
            <text:p>$773,689</text:p>
          </table:table-cell>
          <table:table-cell office:value-type="float" office:value="403726" calcext:value-type="float">
            <text:p>40372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3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float" office:value="1606" calcext:value-type="float">
            <text:p>1606</text:p>
          </table:table-cell>
          <table:table-cell table:style-name="ce2" office:value-type="string" calcext:value-type="string">
            <text:p>12/17/2015</text:p>
          </table:table-cell>
          <table:table-cell office:value-type="currency" office:currency="USD" office:value="516000" calcext:value-type="currency">
            <text:p>$516,000</text:p>
          </table:table-cell>
          <table:table-cell table:style-name="ce6" table:formula="of:=[.F207]/[.D207]" office:value-type="currency" office:currency="USD" office:value="321.295143212951" calcext:value-type="currency">
            <text:p>$321</text:p>
          </table:table-cell>
          <table:table-cell office:value-type="currency" office:currency="USD" office:value="526259" calcext:value-type="currency">
            <text:p>$526,259</text:p>
          </table:table-cell>
          <table:table-cell office:value-type="float" office:value="403387" calcext:value-type="float">
            <text:p>40338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9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float" office:value="1754" calcext:value-type="float">
            <text:p>1754</text:p>
          </table:table-cell>
          <table:table-cell table:style-name="ce2" office:value-type="string" calcext:value-type="string">
            <text:p>10/31/2013</text:p>
          </table:table-cell>
          <table:table-cell office:value-type="currency" office:currency="USD" office:value="563000" calcext:value-type="currency">
            <text:p>$563,000</text:p>
          </table:table-cell>
          <table:table-cell table:style-name="ce6" table:formula="of:=[.F208]/[.D208]" office:value-type="currency" office:currency="USD" office:value="320.980615735462" calcext:value-type="currency">
            <text:p>$321</text:p>
          </table:table-cell>
          <table:table-cell office:value-type="currency" office:currency="USD" office:value="711211" calcext:value-type="currency">
            <text:p>$711,211</text:p>
          </table:table-cell>
          <table:table-cell office:value-type="float" office:value="403681" calcext:value-type="float">
            <text:p>40368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7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ICHOLS, THOMAS EVERETT JR; NICHOLS, JEAN ADAMS</text:p>
          </table:table-cell>
          <table:table-cell office:value-type="float" office:value="1754" calcext:value-type="float">
            <text:p>1754</text:p>
          </table:table-cell>
          <table:table-cell table:style-name="ce2" office:value-type="string" calcext:value-type="string">
            <text:p>05/20/2021</text:p>
          </table:table-cell>
          <table:table-cell office:value-type="currency" office:currency="USD" office:value="562500" calcext:value-type="currency">
            <text:p>$562,500</text:p>
          </table:table-cell>
          <table:table-cell table:style-name="ce6" table:formula="of:=[.F209]/[.D209]" office:value-type="currency" office:currency="USD" office:value="320.695553021665" calcext:value-type="currency">
            <text:p>$321</text:p>
          </table:table-cell>
          <table:table-cell office:value-type="currency" office:currency="USD" office:value="609044" calcext:value-type="currency">
            <text:p>$609,044</text:p>
          </table:table-cell>
          <table:table-cell office:value-type="float" office:value="403680" calcext:value-type="float">
            <text:p>40368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8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DAMS, FRED H SR &amp; BOBBIE T</text:p>
          </table:table-cell>
          <table:table-cell office:value-type="float" office:value="1450" calcext:value-type="float">
            <text:p>1450</text:p>
          </table:table-cell>
          <table:table-cell table:style-name="ce2" office:value-type="string" calcext:value-type="string">
            <text:p>09/22/2008</text:p>
          </table:table-cell>
          <table:table-cell office:value-type="currency" office:currency="USD" office:value="464000" calcext:value-type="currency">
            <text:p>$464,000</text:p>
          </table:table-cell>
          <table:table-cell table:style-name="ce6" table:formula="of:=[.F210]/[.D210]" office:value-type="currency" office:currency="USD" office:value="320" calcext:value-type="currency">
            <text:p>$320</text:p>
          </table:table-cell>
          <table:table-cell office:value-type="currency" office:currency="USD" office:value="534605" calcext:value-type="currency">
            <text:p>$534,605</text:p>
          </table:table-cell>
          <table:table-cell office:value-type="float" office:value="403305" calcext:value-type="float">
            <text:p>4033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1</text:p>
          </table:table-cell>
          <table:table-cell table:number-columns-repeated="16373"/>
        </table:table-row>
        <table:table-row table:style-name="ro1">
          <table:table-cell office:value-type="float" office:value="8742" calcext:value-type="float">
            <text:p>8742</text:p>
          </table:table-cell>
          <table:table-cell/>
          <table:table-cell office:value-type="string" calcext:value-type="string">
            <text:p>DAY, RICHARD C &amp; JEAN F</text:p>
          </table:table-cell>
          <table:table-cell office:value-type="float" office:value="2566" calcext:value-type="float">
            <text:p>2566</text:p>
          </table:table-cell>
          <table:table-cell table:style-name="ce2" office:value-type="string" calcext:value-type="string">
            <text:p>12/02/2013</text:p>
          </table:table-cell>
          <table:table-cell office:value-type="currency" office:currency="USD" office:value="819000" calcext:value-type="currency">
            <text:p>$819,000</text:p>
          </table:table-cell>
          <table:table-cell table:style-name="ce6" table:formula="of:=[.F211]/[.D211]" office:value-type="currency" office:currency="USD" office:value="319.173811379579" calcext:value-type="currency">
            <text:p>$319</text:p>
          </table:table-cell>
          <table:table-cell office:value-type="currency" office:currency="USD" office:value="836307" calcext:value-type="currency">
            <text:p>$836,307</text:p>
          </table:table-cell>
          <table:table-cell office:value-type="float" office:value="403319" calcext:value-type="float">
            <text:p>403319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90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DEAN, MONA H</text:p>
          </table:table-cell>
          <table:table-cell office:value-type="float" office:value="1450" calcext:value-type="float">
            <text:p>1450</text:p>
          </table:table-cell>
          <table:table-cell table:style-name="ce2" office:value-type="string" calcext:value-type="string">
            <text:p>04/14/2011</text:p>
          </table:table-cell>
          <table:table-cell office:value-type="currency" office:currency="USD" office:value="461500" calcext:value-type="currency">
            <text:p>$461,500</text:p>
          </table:table-cell>
          <table:table-cell table:style-name="ce6" table:formula="of:=[.F212]/[.D212]" office:value-type="currency" office:currency="USD" office:value="318.275862068966" calcext:value-type="currency">
            <text:p>$318</text:p>
          </table:table-cell>
          <table:table-cell office:value-type="currency" office:currency="USD" office:value="566105" calcext:value-type="currency">
            <text:p>$566,105</text:p>
          </table:table-cell>
          <table:table-cell office:value-type="float" office:value="403717" calcext:value-type="float">
            <text:p>40371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3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float" office:value="1217" calcext:value-type="float">
            <text:p>1217</text:p>
          </table:table-cell>
          <table:table-cell table:style-name="ce2" office:value-type="string" calcext:value-type="string">
            <text:p>09/17/2018</text:p>
          </table:table-cell>
          <table:table-cell office:value-type="currency" office:currency="USD" office:value="387000" calcext:value-type="currency">
            <text:p>$387,000</text:p>
          </table:table-cell>
          <table:table-cell table:style-name="ce6" table:formula="of:=[.F213]/[.D213]" office:value-type="currency" office:currency="USD" office:value="317.995069843878" calcext:value-type="currency">
            <text:p>$318</text:p>
          </table:table-cell>
          <table:table-cell office:value-type="currency" office:currency="USD" office:value="402380" calcext:value-type="currency">
            <text:p>$402,380</text:p>
          </table:table-cell>
          <table:table-cell office:value-type="float" office:value="461529" calcext:value-type="float">
            <text:p>46152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7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float" office:value="1692" calcext:value-type="float">
            <text:p>1692</text:p>
          </table:table-cell>
          <table:table-cell table:style-name="ce2" office:value-type="string" calcext:value-type="string">
            <text:p>09/25/2018</text:p>
          </table:table-cell>
          <table:table-cell office:value-type="currency" office:currency="USD" office:value="538000" calcext:value-type="currency">
            <text:p>$538,000</text:p>
          </table:table-cell>
          <table:table-cell table:style-name="ce6" table:formula="of:=[.F214]/[.D214]" office:value-type="currency" office:currency="USD" office:value="317.966903073286" calcext:value-type="currency">
            <text:p>$318</text:p>
          </table:table-cell>
          <table:table-cell office:value-type="currency" office:currency="USD" office:value="564935" calcext:value-type="currency">
            <text:p>$564,935</text:p>
          </table:table-cell>
          <table:table-cell office:value-type="float" office:value="461556" calcext:value-type="float">
            <text:p>46155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2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float" office:value="1692" calcext:value-type="float">
            <text:p>1692</text:p>
          </table:table-cell>
          <table:table-cell table:style-name="ce2" office:value-type="string" calcext:value-type="string">
            <text:p>09/18/2018</text:p>
          </table:table-cell>
          <table:table-cell office:value-type="currency" office:currency="USD" office:value="538000" calcext:value-type="currency">
            <text:p>$538,000</text:p>
          </table:table-cell>
          <table:table-cell table:style-name="ce6" table:formula="of:=[.F215]/[.D215]" office:value-type="currency" office:currency="USD" office:value="317.966903073286" calcext:value-type="currency">
            <text:p>$318</text:p>
          </table:table-cell>
          <table:table-cell office:value-type="currency" office:currency="USD" office:value="530190" calcext:value-type="currency">
            <text:p>$530,190</text:p>
          </table:table-cell>
          <table:table-cell office:value-type="float" office:value="461547" calcext:value-type="float">
            <text:p>46154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8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COTT, ARTHUR</text:p>
          </table:table-cell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07/29/2016</text:p>
          </table:table-cell>
          <table:table-cell office:value-type="currency" office:currency="USD" office:value="315500" calcext:value-type="currency">
            <text:p>$315,500</text:p>
          </table:table-cell>
          <table:table-cell table:style-name="ce6" table:formula="of:=[.F216]/[.D216]" office:value-type="currency" office:currency="USD" office:value="317.404426559356" calcext:value-type="currency">
            <text:p>$317</text:p>
          </table:table-cell>
          <table:table-cell office:value-type="currency" office:currency="USD" office:value="348516" calcext:value-type="currency">
            <text:p>$348,516</text:p>
          </table:table-cell>
          <table:table-cell office:value-type="float" office:value="403359" calcext:value-type="float">
            <text:p>40335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2</text:p>
          </table:table-cell>
          <table:table-cell table:number-columns-repeated="16373"/>
        </table:table-row>
        <table:table-row table:style-name="ro1">
          <table:table-cell office:value-type="float" office:value="8728" calcext:value-type="float">
            <text:p>8728</text:p>
          </table:table-cell>
          <table:table-cell/>
          <table:table-cell office:value-type="string" calcext:value-type="string">
            <text:p>ETHRIDGE, DANA J TRUSTEE; DANA J ETHRIDGE REVOCABLE TRUST</text:p>
          </table:table-cell>
          <table:table-cell office:value-type="float" office:value="2561" calcext:value-type="float">
            <text:p>2561</text:p>
          </table:table-cell>
          <table:table-cell table:style-name="ce2" office:value-type="string" calcext:value-type="string">
            <text:p>09/09/2020</text:p>
          </table:table-cell>
          <table:table-cell office:value-type="currency" office:currency="USD" office:value="810000" calcext:value-type="currency">
            <text:p>$810,000</text:p>
          </table:table-cell>
          <table:table-cell table:style-name="ce6" table:formula="of:=[.F217]/[.D217]" office:value-type="currency" office:currency="USD" office:value="316.282702069504" calcext:value-type="currency">
            <text:p>$316</text:p>
          </table:table-cell>
          <table:table-cell office:value-type="currency" office:currency="USD" office:value="852706" calcext:value-type="currency">
            <text:p>$852,706</text:p>
          </table:table-cell>
          <table:table-cell office:value-type="float" office:value="403326" calcext:value-type="float">
            <text:p>403326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402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EIER, JUDY L</text:p>
          </table:table-cell>
          <table:table-cell office:value-type="float" office:value="1242" calcext:value-type="float">
            <text:p>1242</text:p>
          </table:table-cell>
          <table:table-cell table:style-name="ce2" office:value-type="string" calcext:value-type="string">
            <text:p>09/28/2018</text:p>
          </table:table-cell>
          <table:table-cell office:value-type="currency" office:currency="USD" office:value="392000" calcext:value-type="currency">
            <text:p>$392,000</text:p>
          </table:table-cell>
          <table:table-cell table:style-name="ce6" table:formula="of:=[.F218]/[.D218]" office:value-type="currency" office:currency="USD" office:value="315.619967793881" calcext:value-type="currency">
            <text:p>$316</text:p>
          </table:table-cell>
          <table:table-cell office:value-type="currency" office:currency="USD" office:value="409109" calcext:value-type="currency">
            <text:p>$409,109</text:p>
          </table:table-cell>
          <table:table-cell office:value-type="float" office:value="461535" calcext:value-type="float">
            <text:p>46153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1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float" office:value="1895" calcext:value-type="float">
            <text:p>1895</text:p>
          </table:table-cell>
          <table:table-cell table:style-name="ce2" office:value-type="string" calcext:value-type="string">
            <text:p>09/25/2018</text:p>
          </table:table-cell>
          <table:table-cell office:value-type="currency" office:currency="USD" office:value="594000" calcext:value-type="currency">
            <text:p>$594,000</text:p>
          </table:table-cell>
          <table:table-cell table:style-name="ce6" table:formula="of:=[.F219]/[.D219]" office:value-type="currency" office:currency="USD" office:value="313.456464379947" calcext:value-type="currency">
            <text:p>$313</text:p>
          </table:table-cell>
          <table:table-cell office:value-type="currency" office:currency="USD" office:value="593116" calcext:value-type="currency">
            <text:p>$593,116</text:p>
          </table:table-cell>
          <table:table-cell office:value-type="float" office:value="461554" calcext:value-type="float">
            <text:p>46155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0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float" office:value="1895" calcext:value-type="float">
            <text:p>1895</text:p>
          </table:table-cell>
          <table:table-cell table:style-name="ce2" office:value-type="string" calcext:value-type="string">
            <text:p>09/19/2018</text:p>
          </table:table-cell>
          <table:table-cell office:value-type="currency" office:currency="USD" office:value="594000" calcext:value-type="currency">
            <text:p>$594,000</text:p>
          </table:table-cell>
          <table:table-cell table:style-name="ce6" table:formula="of:=[.F220]/[.D220]" office:value-type="currency" office:currency="USD" office:value="313.456464379947" calcext:value-type="currency">
            <text:p>$313</text:p>
          </table:table-cell>
          <table:table-cell office:value-type="currency" office:currency="USD" office:value="593116" calcext:value-type="currency">
            <text:p>$593,116</text:p>
          </table:table-cell>
          <table:table-cell office:value-type="float" office:value="461549" calcext:value-type="float">
            <text:p>46154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6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BELANUS, BEATRICE TRUSTEE; BELANUS, CORNELIUS JR TRUSTEE</text:p>
          </table:table-cell>
          <table:table-cell office:value-type="float" office:value="1066" calcext:value-type="float">
            <text:p>1066</text:p>
          </table:table-cell>
          <table:table-cell table:style-name="ce2" office:value-type="string" calcext:value-type="string">
            <text:p>11/21/2008</text:p>
          </table:table-cell>
          <table:table-cell office:value-type="currency" office:currency="USD" office:value="333000" calcext:value-type="currency">
            <text:p>$333,000</text:p>
          </table:table-cell>
          <table:table-cell table:style-name="ce6" table:formula="of:=[.F221]/[.D221]" office:value-type="currency" office:currency="USD" office:value="312.382739212008" calcext:value-type="currency">
            <text:p>$312</text:p>
          </table:table-cell>
          <table:table-cell office:value-type="currency" office:currency="USD" office:value="353603" calcext:value-type="currency">
            <text:p>$353,603</text:p>
          </table:table-cell>
          <table:table-cell office:value-type="float" office:value="403713" calcext:value-type="float">
            <text:p>40371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2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ROWN, NANCY H TRUSTEE; NANCY H BROWN RVCBLE TRUST</text:p>
          </table:table-cell>
          <table:table-cell office:value-type="float" office:value="1242" calcext:value-type="float">
            <text:p>1242</text:p>
          </table:table-cell>
          <table:table-cell table:style-name="ce2" office:value-type="string" calcext:value-type="string">
            <text:p>09/18/2018</text:p>
          </table:table-cell>
          <table:table-cell office:value-type="currency" office:currency="USD" office:value="387000" calcext:value-type="currency">
            <text:p>$387,000</text:p>
          </table:table-cell>
          <table:table-cell table:style-name="ce6" table:formula="of:=[.F222]/[.D222]" office:value-type="currency" office:currency="USD" office:value="311.594202898551" calcext:value-type="currency">
            <text:p>$312</text:p>
          </table:table-cell>
          <table:table-cell office:value-type="currency" office:currency="USD" office:value="409109" calcext:value-type="currency">
            <text:p>$409,109</text:p>
          </table:table-cell>
          <table:table-cell office:value-type="float" office:value="461522" calcext:value-type="float">
            <text:p>46152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1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float" office:value="2259" calcext:value-type="float">
            <text:p>2259</text:p>
          </table:table-cell>
          <table:table-cell table:style-name="ce2" office:value-type="string" calcext:value-type="string">
            <text:p>06/30/2015</text:p>
          </table:table-cell>
          <table:table-cell office:value-type="currency" office:currency="USD" office:value="698000" calcext:value-type="currency">
            <text:p>$698,000</text:p>
          </table:table-cell>
          <table:table-cell table:style-name="ce6" table:formula="of:=[.F223]/[.D223]" office:value-type="currency" office:currency="USD" office:value="308.986277113767" calcext:value-type="currency">
            <text:p>$309</text:p>
          </table:table-cell>
          <table:table-cell office:value-type="currency" office:currency="USD" office:value="807262" calcext:value-type="currency">
            <text:p>$807,262</text:p>
          </table:table-cell>
          <table:table-cell office:value-type="float" office:value="403687" calcext:value-type="float">
            <text:p>40368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7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CCARTHY, MARY ELLEN TRUSTEE; MARY ELLEN MCCARTHY RVCBLE TRUST</text:p>
          </table:table-cell>
          <table:table-cell office:value-type="float" office:value="2099" calcext:value-type="float">
            <text:p>2099</text:p>
          </table:table-cell>
          <table:table-cell table:style-name="ce2" office:value-type="string" calcext:value-type="string">
            <text:p>05/22/2014</text:p>
          </table:table-cell>
          <table:table-cell office:value-type="currency" office:currency="USD" office:value="648000" calcext:value-type="currency">
            <text:p>$648,000</text:p>
          </table:table-cell>
          <table:table-cell table:style-name="ce6" table:formula="of:=[.F224]/[.D224]" office:value-type="currency" office:currency="USD" office:value="308.71843735112" calcext:value-type="currency">
            <text:p>$309</text:p>
          </table:table-cell>
          <table:table-cell office:value-type="currency" office:currency="USD" office:value="710574" calcext:value-type="currency">
            <text:p>$710,574</text:p>
          </table:table-cell>
          <table:table-cell office:value-type="float" office:value="403267" calcext:value-type="float">
            <text:p>40326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30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OGLEMAN, LOUIS H &amp; ANNE D</text:p>
          </table:table-cell>
          <table:table-cell office:value-type="float" office:value="1895" calcext:value-type="float">
            <text:p>1895</text:p>
          </table:table-cell>
          <table:table-cell table:style-name="ce2" office:value-type="string" calcext:value-type="string">
            <text:p>10/03/2018</text:p>
          </table:table-cell>
          <table:table-cell office:value-type="currency" office:currency="USD" office:value="585000" calcext:value-type="currency">
            <text:p>$585,000</text:p>
          </table:table-cell>
          <table:table-cell table:style-name="ce6" table:formula="of:=[.F225]/[.D225]" office:value-type="currency" office:currency="USD" office:value="308.707124010554" calcext:value-type="currency">
            <text:p>$309</text:p>
          </table:table-cell>
          <table:table-cell office:value-type="currency" office:currency="USD" office:value="593116" calcext:value-type="currency">
            <text:p>$593,116</text:p>
          </table:table-cell>
          <table:table-cell office:value-type="float" office:value="461505" calcext:value-type="float">
            <text:p>4615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78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EPHENSON, MARGARET</text:p>
          </table:table-cell>
          <table:table-cell office:value-type="float" office:value="1066" calcext:value-type="float">
            <text:p>1066</text:p>
          </table:table-cell>
          <table:table-cell table:style-name="ce2" office:value-type="string" calcext:value-type="string">
            <text:p>04/29/2016</text:p>
          </table:table-cell>
          <table:table-cell office:value-type="currency" office:currency="USD" office:value="329000" calcext:value-type="currency">
            <text:p>$329,000</text:p>
          </table:table-cell>
          <table:table-cell table:style-name="ce6" table:formula="of:=[.F226]/[.D226]" office:value-type="currency" office:currency="USD" office:value="308.630393996248" calcext:value-type="currency">
            <text:p>$309</text:p>
          </table:table-cell>
          <table:table-cell office:value-type="currency" office:currency="USD" office:value="353603" calcext:value-type="currency">
            <text:p>$353,603</text:p>
          </table:table-cell>
          <table:table-cell office:value-type="float" office:value="403702" calcext:value-type="float">
            <text:p>40370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5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string" calcext:value-type="string">
            <text:p>524A</text:p>
          </table:table-cell>
          <table:table-cell office:value-type="string" calcext:value-type="string">
            <text:p>HEFFRING, PETER A &amp; DONNA T</text:p>
          </table:table-cell>
          <table:table-cell office:value-type="float" office:value="1518" calcext:value-type="float">
            <text:p>1518</text:p>
          </table:table-cell>
          <table:table-cell table:style-name="ce2" office:value-type="string" calcext:value-type="string">
            <text:p>11/12/2008</text:p>
          </table:table-cell>
          <table:table-cell office:value-type="currency" office:currency="USD" office:value="468000" calcext:value-type="currency">
            <text:p>$468,000</text:p>
          </table:table-cell>
          <table:table-cell table:style-name="ce6" table:formula="of:=[.F227]/[.D227]" office:value-type="currency" office:currency="USD" office:value="308.300395256917" calcext:value-type="currency">
            <text:p>$308</text:p>
          </table:table-cell>
          <table:table-cell office:value-type="currency" office:currency="USD" office:value="607634" calcext:value-type="currency">
            <text:p>$607,634</text:p>
          </table:table-cell>
          <table:table-cell office:value-type="float" office:value="403406" calcext:value-type="float">
            <text:p>4034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0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DODD, JEAN R</text:p>
          </table:table-cell>
          <table:table-cell office:value-type="float" office:value="1518" calcext:value-type="float">
            <text:p>1518</text:p>
          </table:table-cell>
          <table:table-cell table:style-name="ce2" office:value-type="string" calcext:value-type="string">
            <text:p>06/09/2014</text:p>
          </table:table-cell>
          <table:table-cell office:value-type="currency" office:currency="USD" office:value="468000" calcext:value-type="currency">
            <text:p>$468,000</text:p>
          </table:table-cell>
          <table:table-cell table:style-name="ce6" table:formula="of:=[.F228]/[.D228]" office:value-type="currency" office:currency="USD" office:value="308.300395256917" calcext:value-type="currency">
            <text:p>$308</text:p>
          </table:table-cell>
          <table:table-cell office:value-type="currency" office:currency="USD" office:value="607634" calcext:value-type="currency">
            <text:p>$607,634</text:p>
          </table:table-cell>
          <table:table-cell office:value-type="float" office:value="403380" calcext:value-type="float">
            <text:p>40338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0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BOWLING, ROSALIND B; BOWLING, JONATHAN EARL &amp; BEVERLY</text:p>
          </table:table-cell>
          <table:table-cell office:value-type="float" office:value="1450" calcext:value-type="float">
            <text:p>1450</text:p>
          </table:table-cell>
          <table:table-cell table:style-name="ce2" office:value-type="string" calcext:value-type="string">
            <text:p>03/13/2017</text:p>
          </table:table-cell>
          <table:table-cell office:value-type="currency" office:currency="USD" office:value="446000" calcext:value-type="currency">
            <text:p>$446,000</text:p>
          </table:table-cell>
          <table:table-cell table:style-name="ce6" table:formula="of:=[.F229]/[.D229]" office:value-type="currency" office:currency="USD" office:value="307.586206896552" calcext:value-type="currency">
            <text:p>$308</text:p>
          </table:table-cell>
          <table:table-cell office:value-type="currency" office:currency="USD" office:value="566105" calcext:value-type="currency">
            <text:p>$566,105</text:p>
          </table:table-cell>
          <table:table-cell office:value-type="float" office:value="403686" calcext:value-type="float">
            <text:p>40368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1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ECK, EMILY MANN</text:p>
          </table:table-cell>
          <table:table-cell office:value-type="float" office:value="1692" calcext:value-type="float">
            <text:p>1692</text:p>
          </table:table-cell>
          <table:table-cell table:style-name="ce2" office:value-type="string" calcext:value-type="string">
            <text:p>09/18/2018</text:p>
          </table:table-cell>
          <table:table-cell office:value-type="currency" office:currency="USD" office:value="520000" calcext:value-type="currency">
            <text:p>$520,000</text:p>
          </table:table-cell>
          <table:table-cell table:style-name="ce6" table:formula="of:=[.F230]/[.D230]" office:value-type="currency" office:currency="USD" office:value="307.328605200946" calcext:value-type="currency">
            <text:p>$307</text:p>
          </table:table-cell>
          <table:table-cell office:value-type="currency" office:currency="USD" office:value="530190" calcext:value-type="currency">
            <text:p>$530,190</text:p>
          </table:table-cell>
          <table:table-cell office:value-type="float" office:value="461508" calcext:value-type="float">
            <text:p>46150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1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float" office:value="1692" calcext:value-type="float">
            <text:p>1692</text:p>
          </table:table-cell>
          <table:table-cell table:style-name="ce2" office:value-type="string" calcext:value-type="string">
            <text:p>04/19/2022</text:p>
          </table:table-cell>
          <table:table-cell office:value-type="currency" office:currency="USD" office:value="520000" calcext:value-type="currency">
            <text:p>$520,000</text:p>
          </table:table-cell>
          <table:table-cell table:style-name="ce6" table:formula="of:=[.F231]/[.D231]" office:value-type="currency" office:currency="USD" office:value="307.328605200946" calcext:value-type="currency">
            <text:p>$307</text:p>
          </table:table-cell>
          <table:table-cell office:value-type="currency" office:currency="USD" office:value="530190" calcext:value-type="currency">
            <text:p>$530,190</text:p>
          </table:table-cell>
          <table:table-cell office:value-type="float" office:value="461517" calcext:value-type="float">
            <text:p>46151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3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float" office:value="1895" calcext:value-type="float">
            <text:p>1895</text:p>
          </table:table-cell>
          <table:table-cell table:style-name="ce2" office:value-type="string" calcext:value-type="string">
            <text:p>10/03/2018</text:p>
          </table:table-cell>
          <table:table-cell office:value-type="currency" office:currency="USD" office:value="576000" calcext:value-type="currency">
            <text:p>$576,000</text:p>
          </table:table-cell>
          <table:table-cell table:style-name="ce6" table:formula="of:=[.F232]/[.D232]" office:value-type="currency" office:currency="USD" office:value="303.957783641161" calcext:value-type="currency">
            <text:p>$304</text:p>
          </table:table-cell>
          <table:table-cell office:value-type="currency" office:currency="USD" office:value="593116" calcext:value-type="currency">
            <text:p>$593,116</text:p>
          </table:table-cell>
          <table:table-cell office:value-type="float" office:value="461510" calcext:value-type="float">
            <text:p>46151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3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EDWARDS, SYLVIA M</text:p>
          </table:table-cell>
          <table:table-cell office:value-type="float" office:value="1895" calcext:value-type="float">
            <text:p>1895</text:p>
          </table:table-cell>
          <table:table-cell table:style-name="ce2" office:value-type="string" calcext:value-type="string">
            <text:p>10/01/2018</text:p>
          </table:table-cell>
          <table:table-cell office:value-type="currency" office:currency="USD" office:value="576000" calcext:value-type="currency">
            <text:p>$576,000</text:p>
          </table:table-cell>
          <table:table-cell table:style-name="ce6" table:formula="of:=[.F233]/[.D233]" office:value-type="currency" office:currency="USD" office:value="303.957783641161" calcext:value-type="currency">
            <text:p>$304</text:p>
          </table:table-cell>
          <table:table-cell office:value-type="currency" office:currency="USD" office:value="593116" calcext:value-type="currency">
            <text:p>$593,116</text:p>
          </table:table-cell>
          <table:table-cell office:value-type="float" office:value="461515" calcext:value-type="float">
            <text:p>46151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5</text:p>
          </table:table-cell>
          <table:table-cell table:number-columns-repeated="16373"/>
        </table:table-row>
        <table:table-row table:style-name="ro1">
          <table:table-cell office:value-type="float" office:value="8720" calcext:value-type="float">
            <text:p>8720</text:p>
          </table:table-cell>
          <table:table-cell/>
          <table:table-cell office:value-type="string" calcext:value-type="string">
            <text:p>MAINS, RAYMOND D &amp; MARILYNN R</text:p>
          </table:table-cell>
          <table:table-cell office:value-type="float" office:value="3850" calcext:value-type="float">
            <text:p>3850</text:p>
          </table:table-cell>
          <table:table-cell table:style-name="ce2" office:value-type="string" calcext:value-type="string">
            <text:p>04/18/2019</text:p>
          </table:table-cell>
          <table:table-cell office:value-type="currency" office:currency="USD" office:value="1166000" calcext:value-type="currency">
            <text:p>$1,166,000</text:p>
          </table:table-cell>
          <table:table-cell table:style-name="ce6" table:formula="of:=[.F234]/[.D234]" office:value-type="currency" office:currency="USD" office:value="302.857142857143" calcext:value-type="currency">
            <text:p>$303</text:p>
          </table:table-cell>
          <table:table-cell office:value-type="currency" office:currency="USD" office:value="1143041" calcext:value-type="currency">
            <text:p>$1,143,041</text:p>
          </table:table-cell>
          <table:table-cell office:value-type="float" office:value="403330" calcext:value-type="float">
            <text:p>403330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710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float" office:value="1754" calcext:value-type="float">
            <text:p>1754</text:p>
          </table:table-cell>
          <table:table-cell table:style-name="ce2" office:value-type="string" calcext:value-type="string">
            <text:p>09/15/2008</text:p>
          </table:table-cell>
          <table:table-cell office:value-type="currency" office:currency="USD" office:value="531000" calcext:value-type="currency">
            <text:p>$531,000</text:p>
          </table:table-cell>
          <table:table-cell table:style-name="ce6" table:formula="of:=[.F235]/[.D235]" office:value-type="currency" office:currency="USD" office:value="302.736602052452" calcext:value-type="currency">
            <text:p>$303</text:p>
          </table:table-cell>
          <table:table-cell office:value-type="currency" office:currency="USD" office:value="671074" calcext:value-type="currency">
            <text:p>$671,074</text:p>
          </table:table-cell>
          <table:table-cell office:value-type="float" office:value="403266" calcext:value-type="float">
            <text:p>40326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7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float" office:value="1518" calcext:value-type="float">
            <text:p>1518</text:p>
          </table:table-cell>
          <table:table-cell table:style-name="ce2" office:value-type="string" calcext:value-type="string">
            <text:p>11/04/2008</text:p>
          </table:table-cell>
          <table:table-cell office:value-type="currency" office:currency="USD" office:value="459000" calcext:value-type="currency">
            <text:p>$459,000</text:p>
          </table:table-cell>
          <table:table-cell table:style-name="ce6" table:formula="of:=[.F236]/[.D236]" office:value-type="currency" office:currency="USD" office:value="302.371541501976" calcext:value-type="currency">
            <text:p>$302</text:p>
          </table:table-cell>
          <table:table-cell office:value-type="currency" office:currency="USD" office:value="610170" calcext:value-type="currency">
            <text:p>$610,170</text:p>
          </table:table-cell>
          <table:table-cell office:value-type="float" office:value="403349" calcext:value-type="float">
            <text:p>40334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6</text:p>
          </table:table-cell>
          <table:table-cell table:number-columns-repeated="16373"/>
        </table:table-row>
        <table:table-row table:style-name="ro1">
          <table:table-cell office:value-type="float" office:value="8602" calcext:value-type="float">
            <text:p>8602</text:p>
          </table:table-cell>
          <table:table-cell/>
          <table:table-cell office:value-type="string" calcext:value-type="string">
            <text:p>ROBINSON, JAMES C &amp; DANA GAINES</text:p>
          </table:table-cell>
          <table:table-cell office:value-type="float" office:value="2563" calcext:value-type="float">
            <text:p>2563</text:p>
          </table:table-cell>
          <table:table-cell table:style-name="ce2" office:value-type="string" calcext:value-type="string">
            <text:p>01/31/2012</text:p>
          </table:table-cell>
          <table:table-cell office:value-type="currency" office:currency="USD" office:value="774000" calcext:value-type="currency">
            <text:p>$774,000</text:p>
          </table:table-cell>
          <table:table-cell table:style-name="ce6" table:formula="of:=[.F237]/[.D237]" office:value-type="currency" office:currency="USD" office:value="301.989855637924" calcext:value-type="currency">
            <text:p>$302</text:p>
          </table:table-cell>
          <table:table-cell office:value-type="currency" office:currency="USD" office:value="838730" calcext:value-type="currency">
            <text:p>$838,730</text:p>
          </table:table-cell>
          <table:table-cell office:value-type="float" office:value="409706" calcext:value-type="float">
            <text:p>4097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9</text:p>
          </table:table-cell>
          <table:table-cell table:number-columns-repeated="16373"/>
        </table:table-row>
        <table:table-row table:style-name="ro1">
          <table:table-cell office:value-type="float" office:value="8707" calcext:value-type="float">
            <text:p>8707</text:p>
          </table:table-cell>
          <table:table-cell/>
          <table:table-cell office:value-type="string" calcext:value-type="string">
            <text:p>HERLIHY, SYLVESTER D &amp; MARTHA M</text:p>
          </table:table-cell>
          <table:table-cell office:value-type="float" office:value="2890" calcext:value-type="float">
            <text:p>2890</text:p>
          </table:table-cell>
          <table:table-cell table:style-name="ce2" office:value-type="string" calcext:value-type="string">
            <text:p>08/21/2013</text:p>
          </table:table-cell>
          <table:table-cell office:value-type="currency" office:currency="USD" office:value="868500" calcext:value-type="currency">
            <text:p>$868,500</text:p>
          </table:table-cell>
          <table:table-cell table:style-name="ce6" table:formula="of:=[.F238]/[.D238]" office:value-type="currency" office:currency="USD" office:value="300.519031141869" calcext:value-type="currency">
            <text:p>$301</text:p>
          </table:table-cell>
          <table:table-cell office:value-type="currency" office:currency="USD" office:value="925935" calcext:value-type="currency">
            <text:p>$925,935</text:p>
          </table:table-cell>
          <table:table-cell office:value-type="float" office:value="403345" calcext:value-type="float">
            <text:p>403345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718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float" office:value="1754" calcext:value-type="float">
            <text:p>1754</text:p>
          </table:table-cell>
          <table:table-cell table:style-name="ce2" office:value-type="string" calcext:value-type="string">
            <text:p>03/08/2021</text:p>
          </table:table-cell>
          <table:table-cell office:value-type="currency" office:currency="USD" office:value="527000" calcext:value-type="currency">
            <text:p>$527,000</text:p>
          </table:table-cell>
          <table:table-cell table:style-name="ce6" table:formula="of:=[.F239]/[.D239]" office:value-type="currency" office:currency="USD" office:value="300.456100342075" calcext:value-type="currency">
            <text:p>$300</text:p>
          </table:table-cell>
          <table:table-cell office:value-type="currency" office:currency="USD" office:value="627288" calcext:value-type="currency">
            <text:p>$627,288</text:p>
          </table:table-cell>
          <table:table-cell office:value-type="float" office:value="403277" calcext:value-type="float">
            <text:p>40327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3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float" office:value="1692" calcext:value-type="float">
            <text:p>1692</text:p>
          </table:table-cell>
          <table:table-cell table:style-name="ce2" office:value-type="string" calcext:value-type="string">
            <text:p>09/20/2018</text:p>
          </table:table-cell>
          <table:table-cell office:value-type="currency" office:currency="USD" office:value="506000" calcext:value-type="currency">
            <text:p>$506,000</text:p>
          </table:table-cell>
          <table:table-cell table:style-name="ce6" table:formula="of:=[.F240]/[.D240]" office:value-type="currency" office:currency="USD" office:value="299.054373522459" calcext:value-type="currency">
            <text:p>$299</text:p>
          </table:table-cell>
          <table:table-cell office:value-type="currency" office:currency="USD" office:value="530190" calcext:value-type="currency">
            <text:p>$530,190</text:p>
          </table:table-cell>
          <table:table-cell office:value-type="float" office:value="461521" calcext:value-type="float">
            <text:p>46152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float" office:value="1692" calcext:value-type="float">
            <text:p>1692</text:p>
          </table:table-cell>
          <table:table-cell table:style-name="ce2" office:value-type="string" calcext:value-type="string">
            <text:p>09/18/2018</text:p>
          </table:table-cell>
          <table:table-cell office:value-type="currency" office:currency="USD" office:value="506000" calcext:value-type="currency">
            <text:p>$506,000</text:p>
          </table:table-cell>
          <table:table-cell table:style-name="ce6" table:formula="of:=[.F241]/[.D241]" office:value-type="currency" office:currency="USD" office:value="299.054373522459" calcext:value-type="currency">
            <text:p>$299</text:p>
          </table:table-cell>
          <table:table-cell office:value-type="currency" office:currency="USD" office:value="530190" calcext:value-type="currency">
            <text:p>$530,190</text:p>
          </table:table-cell>
          <table:table-cell office:value-type="float" office:value="461543" calcext:value-type="float">
            <text:p>46154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77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ENDRIXSON, MARSHA N</text:p>
          </table:table-cell>
          <table:table-cell office:value-type="float" office:value="1692" calcext:value-type="float">
            <text:p>1692</text:p>
          </table:table-cell>
          <table:table-cell table:style-name="ce2" office:value-type="string" calcext:value-type="string">
            <text:p>09/17/2018</text:p>
          </table:table-cell>
          <table:table-cell office:value-type="currency" office:currency="USD" office:value="506000" calcext:value-type="currency">
            <text:p>$506,000</text:p>
          </table:table-cell>
          <table:table-cell table:style-name="ce6" table:formula="of:=[.F242]/[.D242]" office:value-type="currency" office:currency="USD" office:value="299.054373522459" calcext:value-type="currency">
            <text:p>$299</text:p>
          </table:table-cell>
          <table:table-cell office:value-type="currency" office:currency="USD" office:value="530190" calcext:value-type="currency">
            <text:p>$530,190</text:p>
          </table:table-cell>
          <table:table-cell office:value-type="float" office:value="461534" calcext:value-type="float">
            <text:p>46153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6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float" office:value="1692" calcext:value-type="float">
            <text:p>1692</text:p>
          </table:table-cell>
          <table:table-cell table:style-name="ce2" office:value-type="string" calcext:value-type="string">
            <text:p>11/16/2021</text:p>
          </table:table-cell>
          <table:table-cell office:value-type="currency" office:currency="USD" office:value="506000" calcext:value-type="currency">
            <text:p>$506,000</text:p>
          </table:table-cell>
          <table:table-cell table:style-name="ce6" table:formula="of:=[.F243]/[.D243]" office:value-type="currency" office:currency="USD" office:value="299.054373522459" calcext:value-type="currency">
            <text:p>$299</text:p>
          </table:table-cell>
          <table:table-cell office:value-type="currency" office:currency="USD" office:value="512818" calcext:value-type="currency">
            <text:p>$512,818</text:p>
          </table:table-cell>
          <table:table-cell office:value-type="float" office:value="461530" calcext:value-type="float">
            <text:p>46153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6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float" office:value="1895" calcext:value-type="float">
            <text:p>1895</text:p>
          </table:table-cell>
          <table:table-cell table:style-name="ce2" office:value-type="string" calcext:value-type="string">
            <text:p>12/20/2021</text:p>
          </table:table-cell>
          <table:table-cell office:value-type="currency" office:currency="USD" office:value="562000" calcext:value-type="currency">
            <text:p>$562,000</text:p>
          </table:table-cell>
          <table:table-cell table:style-name="ce6" table:formula="of:=[.F244]/[.D244]" office:value-type="currency" office:currency="USD" office:value="296.569920844327" calcext:value-type="currency">
            <text:p>$297</text:p>
          </table:table-cell>
          <table:table-cell office:value-type="currency" office:currency="USD" office:value="593116" calcext:value-type="currency">
            <text:p>$593,116</text:p>
          </table:table-cell>
          <table:table-cell office:value-type="float" office:value="461536" calcext:value-type="float">
            <text:p>46153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2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float" office:value="1895" calcext:value-type="float">
            <text:p>1895</text:p>
          </table:table-cell>
          <table:table-cell table:style-name="ce2" office:value-type="string" calcext:value-type="string">
            <text:p>10/03/2018</text:p>
          </table:table-cell>
          <table:table-cell office:value-type="currency" office:currency="USD" office:value="562000" calcext:value-type="currency">
            <text:p>$562,000</text:p>
          </table:table-cell>
          <table:table-cell table:style-name="ce6" table:formula="of:=[.F245]/[.D245]" office:value-type="currency" office:currency="USD" office:value="296.569920844327" calcext:value-type="currency">
            <text:p>$297</text:p>
          </table:table-cell>
          <table:table-cell office:value-type="currency" office:currency="USD" office:value="593116" calcext:value-type="currency">
            <text:p>$593,116</text:p>
          </table:table-cell>
          <table:table-cell office:value-type="float" office:value="461541" calcext:value-type="float">
            <text:p>46154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7</text:p>
          </table:table-cell>
          <table:table-cell table:number-columns-repeated="16373"/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float" office:value="1895" calcext:value-type="float">
            <text:p>1895</text:p>
          </table:table-cell>
          <table:table-cell table:style-name="ce2" office:value-type="string" calcext:value-type="string">
            <text:p>09/17/2018</text:p>
          </table:table-cell>
          <table:table-cell office:value-type="currency" office:currency="USD" office:value="562000" calcext:value-type="currency">
            <text:p>$562,000</text:p>
          </table:table-cell>
          <table:table-cell table:style-name="ce6" table:formula="of:=[.F246]/[.D246]" office:value-type="currency" office:currency="USD" office:value="296.569920844327" calcext:value-type="currency">
            <text:p>$297</text:p>
          </table:table-cell>
          <table:table-cell office:value-type="currency" office:currency="USD" office:value="593116" calcext:value-type="currency">
            <text:p>$593,116</text:p>
          </table:table-cell>
          <table:table-cell office:value-type="float" office:value="461523" calcext:value-type="float">
            <text:p>46152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8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float" office:value="1754" calcext:value-type="float">
            <text:p>1754</text:p>
          </table:table-cell>
          <table:table-cell table:style-name="ce2" office:value-type="string" calcext:value-type="string">
            <text:p>09/29/2008</text:p>
          </table:table-cell>
          <table:table-cell office:value-type="currency" office:currency="USD" office:value="520000" calcext:value-type="currency">
            <text:p>$520,000</text:p>
          </table:table-cell>
          <table:table-cell table:style-name="ce6" table:formula="of:=[.F247]/[.D247]" office:value-type="currency" office:currency="USD" office:value="296.465222348917" calcext:value-type="currency">
            <text:p>$296</text:p>
          </table:table-cell>
          <table:table-cell office:value-type="currency" office:currency="USD" office:value="627288" calcext:value-type="currency">
            <text:p>$627,288</text:p>
          </table:table-cell>
          <table:table-cell office:value-type="float" office:value="403265" calcext:value-type="float">
            <text:p>40326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1</text:p>
          </table:table-cell>
          <table:table-cell table:number-columns-repeated="16373"/>
        </table:table-row>
        <table:table-row table:style-name="ro1">
          <table:table-cell office:value-type="float" office:value="8705" calcext:value-type="float">
            <text:p>8705</text:p>
          </table:table-cell>
          <table:table-cell/>
          <table:table-cell office:value-type="string" calcext:value-type="string">
            <text:p>WADDELL, EVANS &amp; LINDA L BAKER</text:p>
          </table:table-cell>
          <table:table-cell office:value-type="float" office:value="3010" calcext:value-type="float">
            <text:p>3010</text:p>
          </table:table-cell>
          <table:table-cell table:style-name="ce2" office:value-type="string" calcext:value-type="string">
            <text:p>12/29/2017</text:p>
          </table:table-cell>
          <table:table-cell office:value-type="currency" office:currency="USD" office:value="891000" calcext:value-type="currency">
            <text:p>$891,000</text:p>
          </table:table-cell>
          <table:table-cell table:style-name="ce6" table:formula="of:=[.F248]/[.D248]" office:value-type="currency" office:currency="USD" office:value="296.013289036545" calcext:value-type="currency">
            <text:p>$296</text:p>
          </table:table-cell>
          <table:table-cell office:value-type="currency" office:currency="USD" office:value="950574" calcext:value-type="currency">
            <text:p>$950,574</text:p>
          </table:table-cell>
          <table:table-cell office:value-type="float" office:value="403346" calcext:value-type="float">
            <text:p>403346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707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IU, HELENA LOO YEE</text:p>
          </table:table-cell>
          <table:table-cell office:value-type="float" office:value="1754" calcext:value-type="float">
            <text:p>1754</text:p>
          </table:table-cell>
          <table:table-cell table:style-name="ce2" office:value-type="string" calcext:value-type="string">
            <text:p>11/23/2009</text:p>
          </table:table-cell>
          <table:table-cell office:value-type="currency" office:currency="USD" office:value="518000" calcext:value-type="currency">
            <text:p>$518,000</text:p>
          </table:table-cell>
          <table:table-cell table:style-name="ce6" table:formula="of:=[.F249]/[.D249]" office:value-type="currency" office:currency="USD" office:value="295.324971493729" calcext:value-type="currency">
            <text:p>$295</text:p>
          </table:table-cell>
          <table:table-cell office:value-type="currency" office:currency="USD" office:value="627288" calcext:value-type="currency">
            <text:p>$627,288</text:p>
          </table:table-cell>
          <table:table-cell office:value-type="float" office:value="403273" calcext:value-type="float">
            <text:p>40327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4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OSTER, BARBARA P</text:p>
          </table:table-cell>
          <table:table-cell office:value-type="float" office:value="1754" calcext:value-type="float">
            <text:p>1754</text:p>
          </table:table-cell>
          <table:table-cell table:style-name="ce2" office:value-type="string" calcext:value-type="string">
            <text:p>08/16/2020</text:p>
          </table:table-cell>
          <table:table-cell office:value-type="currency" office:currency="USD" office:value="518000" calcext:value-type="currency">
            <text:p>$518,000</text:p>
          </table:table-cell>
          <table:table-cell table:style-name="ce6" table:formula="of:=[.F250]/[.D250]" office:value-type="currency" office:currency="USD" office:value="295.324971493729" calcext:value-type="currency">
            <text:p>$295</text:p>
          </table:table-cell>
          <table:table-cell office:value-type="currency" office:currency="USD" office:value="609044" calcext:value-type="currency">
            <text:p>$609,044</text:p>
          </table:table-cell>
          <table:table-cell office:value-type="float" office:value="403715" calcext:value-type="float">
            <text:p>40371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2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float" office:value="1754" calcext:value-type="float">
            <text:p>1754</text:p>
          </table:table-cell>
          <table:table-cell table:style-name="ce2" office:value-type="string" calcext:value-type="string">
            <text:p>07/22/2019</text:p>
          </table:table-cell>
          <table:table-cell office:value-type="currency" office:currency="USD" office:value="518000" calcext:value-type="currency">
            <text:p>$518,000</text:p>
          </table:table-cell>
          <table:table-cell table:style-name="ce6" table:formula="of:=[.F251]/[.D251]" office:value-type="currency" office:currency="USD" office:value="295.324971493729" calcext:value-type="currency">
            <text:p>$295</text:p>
          </table:table-cell>
          <table:table-cell office:value-type="currency" office:currency="USD" office:value="609044" calcext:value-type="currency">
            <text:p>$609,044</text:p>
          </table:table-cell>
          <table:table-cell office:value-type="float" office:value="403704" calcext:value-type="float">
            <text:p>40370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4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ANKEY, DOROTHY J</text:p>
          </table:table-cell>
          <table:table-cell office:value-type="float" office:value="1754" calcext:value-type="float">
            <text:p>1754</text:p>
          </table:table-cell>
          <table:table-cell table:style-name="ce2" office:value-type="string" calcext:value-type="string">
            <text:p>02/26/2013</text:p>
          </table:table-cell>
          <table:table-cell office:value-type="currency" office:currency="USD" office:value="518000" calcext:value-type="currency">
            <text:p>$518,000</text:p>
          </table:table-cell>
          <table:table-cell table:style-name="ce6" table:formula="of:=[.F252]/[.D252]" office:value-type="currency" office:currency="USD" office:value="295.324971493729" calcext:value-type="currency">
            <text:p>$295</text:p>
          </table:table-cell>
          <table:table-cell office:value-type="currency" office:currency="USD" office:value="609044" calcext:value-type="currency">
            <text:p>$609,044</text:p>
          </table:table-cell>
          <table:table-cell office:value-type="float" office:value="403692" calcext:value-type="float">
            <text:p>40369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8</text:p>
          </table:table-cell>
          <table:table-cell table:number-columns-repeated="16373"/>
        </table:table-row>
        <table:table-row table:style-name="ro1">
          <table:table-cell office:value-type="float" office:value="8709" calcext:value-type="float">
            <text:p>8709</text:p>
          </table:table-cell>
          <table:table-cell/>
          <table:table-cell office:value-type="string" calcext:value-type="string">
            <text:p>GREEN, ROBERT L</text:p>
          </table:table-cell>
          <table:table-cell office:value-type="float" office:value="2672" calcext:value-type="float">
            <text:p>2672</text:p>
          </table:table-cell>
          <table:table-cell table:style-name="ce2" office:value-type="string" calcext:value-type="string">
            <text:p>04/06/2019</text:p>
          </table:table-cell>
          <table:table-cell office:value-type="currency" office:currency="USD" office:value="788000" calcext:value-type="currency">
            <text:p>$788,000</text:p>
          </table:table-cell>
          <table:table-cell table:style-name="ce6" table:formula="of:=[.F253]/[.D253]" office:value-type="currency" office:currency="USD" office:value="294.910179640719" calcext:value-type="currency">
            <text:p>$295</text:p>
          </table:table-cell>
          <table:table-cell office:value-type="currency" office:currency="USD" office:value="864863" calcext:value-type="currency">
            <text:p>$864,863</text:p>
          </table:table-cell>
          <table:table-cell office:value-type="float" office:value="403344" calcext:value-type="float">
            <text:p>403344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720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KENNEY, KATHERINE F</text:p>
          </table:table-cell>
          <table:table-cell office:value-type="float" office:value="2259" calcext:value-type="float">
            <text:p>2259</text:p>
          </table:table-cell>
          <table:table-cell table:style-name="ce2" office:value-type="string" calcext:value-type="string">
            <text:p>05/05/2010</text:p>
          </table:table-cell>
          <table:table-cell office:value-type="currency" office:currency="USD" office:value="666000" calcext:value-type="currency">
            <text:p>$666,000</text:p>
          </table:table-cell>
          <table:table-cell table:style-name="ce6" table:formula="of:=[.F254]/[.D254]" office:value-type="currency" office:currency="USD" office:value="294.820717131474" calcext:value-type="currency">
            <text:p>$295</text:p>
          </table:table-cell>
          <table:table-cell office:value-type="currency" office:currency="USD" office:value="883262" calcext:value-type="currency">
            <text:p>$883,262</text:p>
          </table:table-cell>
          <table:table-cell office:value-type="float" office:value="403678" calcext:value-type="float">
            <text:p>40367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8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VERETT, DURWARD R JR</text:p>
          </table:table-cell>
          <table:table-cell office:value-type="float" office:value="2099" calcext:value-type="float">
            <text:p>2099</text:p>
          </table:table-cell>
          <table:table-cell table:style-name="ce2" office:value-type="string" calcext:value-type="string">
            <text:p>12/30/2011</text:p>
          </table:table-cell>
          <table:table-cell office:value-type="currency" office:currency="USD" office:value="617000" calcext:value-type="currency">
            <text:p>$617,000</text:p>
          </table:table-cell>
          <table:table-cell table:style-name="ce6" table:formula="of:=[.F255]/[.D255]" office:value-type="currency" office:currency="USD" office:value="293.949499761791" calcext:value-type="currency">
            <text:p>$294</text:p>
          </table:table-cell>
          <table:table-cell office:value-type="currency" office:currency="USD" office:value="710574" calcext:value-type="currency">
            <text:p>$710,574</text:p>
          </table:table-cell>
          <table:table-cell office:value-type="float" office:value="403676" calcext:value-type="float">
            <text:p>40367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9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float" office:value="2099" calcext:value-type="float">
            <text:p>2099</text:p>
          </table:table-cell>
          <table:table-cell table:style-name="ce2" office:value-type="string" calcext:value-type="string">
            <text:p>12/17/2010</text:p>
          </table:table-cell>
          <table:table-cell office:value-type="currency" office:currency="USD" office:value="617000" calcext:value-type="currency">
            <text:p>$617,000</text:p>
          </table:table-cell>
          <table:table-cell table:style-name="ce6" table:formula="of:=[.F256]/[.D256]" office:value-type="currency" office:currency="USD" office:value="293.949499761791" calcext:value-type="currency">
            <text:p>$294</text:p>
          </table:table-cell>
          <table:table-cell office:value-type="currency" office:currency="USD" office:value="710574" calcext:value-type="currency">
            <text:p>$710,574</text:p>
          </table:table-cell>
          <table:table-cell office:value-type="float" office:value="403682" calcext:value-type="float">
            <text:p>40368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1</text:p>
          </table:table-cell>
          <table:table-cell table:number-columns-repeated="16373"/>
        </table:table-row>
        <table:table-row table:style-name="ro1">
          <table:table-cell office:value-type="float" office:value="8713" calcext:value-type="float">
            <text:p>8713</text:p>
          </table:table-cell>
          <table:table-cell/>
          <table:table-cell office:value-type="string" calcext:value-type="string">
            <text:p>WILSNACK, JULIE S</text:p>
          </table:table-cell>
          <table:table-cell office:value-type="float" office:value="3373" calcext:value-type="float">
            <text:p>3373</text:p>
          </table:table-cell>
          <table:table-cell table:style-name="ce2" office:value-type="string" calcext:value-type="string">
            <text:p>01/08/2014</text:p>
          </table:table-cell>
          <table:table-cell office:value-type="currency" office:currency="USD" office:value="986000" calcext:value-type="currency">
            <text:p>$986,000</text:p>
          </table:table-cell>
          <table:table-cell table:style-name="ce6" table:formula="of:=[.F257]/[.D257]" office:value-type="currency" office:currency="USD" office:value="292.321375630003" calcext:value-type="currency">
            <text:p>$292</text:p>
          </table:table-cell>
          <table:table-cell office:value-type="currency" office:currency="USD" office:value="1030092" calcext:value-type="currency">
            <text:p>$1,030,092</text:p>
          </table:table-cell>
          <table:table-cell office:value-type="float" office:value="403342" calcext:value-type="float">
            <text:p>403342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684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WELLS, SANDRA L</text:p>
          </table:table-cell>
          <table:table-cell office:value-type="float" office:value="1806" calcext:value-type="float">
            <text:p>1806</text:p>
          </table:table-cell>
          <table:table-cell table:style-name="ce2" office:value-type="string" calcext:value-type="string">
            <text:p>12/07/2015</text:p>
          </table:table-cell>
          <table:table-cell office:value-type="currency" office:currency="USD" office:value="527000" calcext:value-type="currency">
            <text:p>$527,000</text:p>
          </table:table-cell>
          <table:table-cell table:style-name="ce6" table:formula="of:=[.F258]/[.D258]" office:value-type="currency" office:currency="USD" office:value="291.805094130676" calcext:value-type="currency">
            <text:p>$292</text:p>
          </table:table-cell>
          <table:table-cell office:value-type="currency" office:currency="USD" office:value="601933" calcext:value-type="currency">
            <text:p>$601,933</text:p>
          </table:table-cell>
          <table:table-cell office:value-type="float" office:value="403396" calcext:value-type="float">
            <text:p>40339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3</text:p>
          </table:table-cell>
          <table:table-cell table:number-columns-repeated="16373"/>
        </table:table-row>
        <table:table-row table:style-name="ro1">
          <table:table-cell office:value-type="float" office:value="8703" calcext:value-type="float">
            <text:p>8703</text:p>
          </table:table-cell>
          <table:table-cell/>
          <table:table-cell office:value-type="string" calcext:value-type="string">
            <text:p>RHODES, JOHN F &amp; RUTH Y</text:p>
          </table:table-cell>
          <table:table-cell office:value-type="float" office:value="2318" calcext:value-type="float">
            <text:p>2318</text:p>
          </table:table-cell>
          <table:table-cell table:style-name="ce2" office:value-type="string" calcext:value-type="string">
            <text:p>09/26/2008</text:p>
          </table:table-cell>
          <table:table-cell office:value-type="currency" office:currency="USD" office:value="675000" calcext:value-type="currency">
            <text:p>$675,000</text:p>
          </table:table-cell>
          <table:table-cell table:style-name="ce6" table:formula="of:=[.F259]/[.D259]" office:value-type="currency" office:currency="USD" office:value="291.199309749784" calcext:value-type="currency">
            <text:p>$291</text:p>
          </table:table-cell>
          <table:table-cell office:value-type="currency" office:currency="USD" office:value="775287" calcext:value-type="currency">
            <text:p>$775,287</text:p>
          </table:table-cell>
          <table:table-cell office:value-type="float" office:value="403347" calcext:value-type="float">
            <text:p>403347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691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ROWE, JOHN R &amp; JEAN M</text:p>
          </table:table-cell>
          <table:table-cell office:value-type="float" office:value="2259" calcext:value-type="float">
            <text:p>2259</text:p>
          </table:table-cell>
          <table:table-cell table:style-name="ce2" office:value-type="string" calcext:value-type="string">
            <text:p>09/29/2008</text:p>
          </table:table-cell>
          <table:table-cell office:value-type="currency" office:currency="USD" office:value="657000" calcext:value-type="currency">
            <text:p>$657,000</text:p>
          </table:table-cell>
          <table:table-cell table:style-name="ce6" table:formula="of:=[.F260]/[.D260]" office:value-type="currency" office:currency="USD" office:value="290.836653386454" calcext:value-type="currency">
            <text:p>$291</text:p>
          </table:table-cell>
          <table:table-cell office:value-type="currency" office:currency="USD" office:value="807262" calcext:value-type="currency">
            <text:p>$807,262</text:p>
          </table:table-cell>
          <table:table-cell office:value-type="float" office:value="403306" calcext:value-type="float">
            <text:p>4033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9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RRISON, ROBERT W JR</text:p>
          </table:table-cell>
          <table:table-cell office:value-type="float" office:value="1754" calcext:value-type="float">
            <text:p>1754</text:p>
          </table:table-cell>
          <table:table-cell table:style-name="ce2" office:value-type="string" calcext:value-type="string">
            <text:p>07/09/2010</text:p>
          </table:table-cell>
          <table:table-cell office:value-type="currency" office:currency="USD" office:value="509000" calcext:value-type="currency">
            <text:p>$509,000</text:p>
          </table:table-cell>
          <table:table-cell table:style-name="ce6" table:formula="of:=[.F261]/[.D261]" office:value-type="currency" office:currency="USD" office:value="290.193842645382" calcext:value-type="currency">
            <text:p>$290</text:p>
          </table:table-cell>
          <table:table-cell office:value-type="currency" office:currency="USD" office:value="663776" calcext:value-type="currency">
            <text:p>$663,776</text:p>
          </table:table-cell>
          <table:table-cell office:value-type="float" office:value="403711" calcext:value-type="float">
            <text:p>40371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4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HOLDING, CAROLYN S</text:p>
          </table:table-cell>
          <table:table-cell office:value-type="float" office:value="2352" calcext:value-type="float">
            <text:p>2352</text:p>
          </table:table-cell>
          <table:table-cell table:style-name="ce2" office:value-type="string" calcext:value-type="string">
            <text:p>12/22/2010</text:p>
          </table:table-cell>
          <table:table-cell office:value-type="currency" office:currency="USD" office:value="680000" calcext:value-type="currency">
            <text:p>$680,000</text:p>
          </table:table-cell>
          <table:table-cell table:style-name="ce6" table:formula="of:=[.F262]/[.D262]" office:value-type="currency" office:currency="USD" office:value="289.115646258503" calcext:value-type="currency">
            <text:p>$289</text:p>
          </table:table-cell>
          <table:table-cell office:value-type="currency" office:currency="USD" office:value="950105" calcext:value-type="currency">
            <text:p>$950,105</text:p>
          </table:table-cell>
          <table:table-cell office:value-type="float" office:value="403712" calcext:value-type="float">
            <text:p>40371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5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ARTRICK, CORNELIUS T &amp; MARY LIB</text:p>
          </table:table-cell>
          <table:table-cell office:value-type="float" office:value="2099" calcext:value-type="float">
            <text:p>2099</text:p>
          </table:table-cell>
          <table:table-cell table:style-name="ce2" office:value-type="string" calcext:value-type="string">
            <text:p>10/03/2011</text:p>
          </table:table-cell>
          <table:table-cell office:value-type="currency" office:currency="USD" office:value="605000" calcext:value-type="currency">
            <text:p>$605,000</text:p>
          </table:table-cell>
          <table:table-cell table:style-name="ce6" table:formula="of:=[.F263]/[.D263]" office:value-type="currency" office:currency="USD" office:value="288.232491662697" calcext:value-type="currency">
            <text:p>$288</text:p>
          </table:table-cell>
          <table:table-cell office:value-type="currency" office:currency="USD" office:value="773689" calcext:value-type="currency">
            <text:p>$773,689</text:p>
          </table:table-cell>
          <table:table-cell office:value-type="float" office:value="403697" calcext:value-type="float">
            <text:p>40369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2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float" office:value="2352" calcext:value-type="float">
            <text:p>2352</text:p>
          </table:table-cell>
          <table:table-cell table:style-name="ce2" office:value-type="string" calcext:value-type="string">
            <text:p>09/04/2018</text:p>
          </table:table-cell>
          <table:table-cell office:value-type="currency" office:currency="USD" office:value="671000" calcext:value-type="currency">
            <text:p>$671,000</text:p>
          </table:table-cell>
          <table:table-cell table:style-name="ce6" table:formula="of:=[.F264]/[.D264]" office:value-type="currency" office:currency="USD" office:value="285.289115646259" calcext:value-type="currency">
            <text:p>$285</text:p>
          </table:table-cell>
          <table:table-cell office:value-type="currency" office:currency="USD" office:value="845332" calcext:value-type="currency">
            <text:p>$845,332</text:p>
          </table:table-cell>
          <table:table-cell office:value-type="float" office:value="403701" calcext:value-type="float">
            <text:p>40370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9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float" office:value="1806" calcext:value-type="float">
            <text:p>1806</text:p>
          </table:table-cell>
          <table:table-cell table:style-name="ce2" office:value-type="string" calcext:value-type="string">
            <text:p>04/14/2023</text:p>
          </table:table-cell>
          <table:table-cell office:value-type="currency" office:currency="USD" office:value="513000" calcext:value-type="currency">
            <text:p>$513,000</text:p>
          </table:table-cell>
          <table:table-cell table:style-name="ce6" table:formula="of:=[.F265]/[.D265]" office:value-type="currency" office:currency="USD" office:value="284.053156146179" calcext:value-type="currency">
            <text:p>$284</text:p>
          </table:table-cell>
          <table:table-cell office:value-type="currency" office:currency="USD" office:value="601933" calcext:value-type="currency">
            <text:p>$601,933</text:p>
          </table:table-cell>
          <table:table-cell office:value-type="float" office:value="403391" calcext:value-type="float">
            <text:p>40339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JACOBY, DALE H &amp; MARILYN D</text:p>
          </table:table-cell>
          <table:table-cell office:value-type="float" office:value="2099" calcext:value-type="float">
            <text:p>2099</text:p>
          </table:table-cell>
          <table:table-cell table:style-name="ce2" office:value-type="string" calcext:value-type="string">
            <text:p>10/31/2008</text:p>
          </table:table-cell>
          <table:table-cell office:value-type="currency" office:currency="USD" office:value="595000" calcext:value-type="currency">
            <text:p>$595,000</text:p>
          </table:table-cell>
          <table:table-cell table:style-name="ce6" table:formula="of:=[.F266]/[.D266]" office:value-type="currency" office:currency="USD" office:value="283.468318246784" calcext:value-type="currency">
            <text:p>$283</text:p>
          </table:table-cell>
          <table:table-cell office:value-type="currency" office:currency="USD" office:value="710574" calcext:value-type="currency">
            <text:p>$710,574</text:p>
          </table:table-cell>
          <table:table-cell office:value-type="float" office:value="403270" calcext:value-type="float">
            <text:p>40327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0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SHE, CAROLYN A</text:p>
          </table:table-cell>
          <table:table-cell office:value-type="float" office:value="1494" calcext:value-type="float">
            <text:p>1494</text:p>
          </table:table-cell>
          <table:table-cell table:style-name="ce2" office:value-type="string" calcext:value-type="string">
            <text:p>11/12/2020</text:p>
          </table:table-cell>
          <table:table-cell office:value-type="currency" office:currency="USD" office:value="423000" calcext:value-type="currency">
            <text:p>$423,000</text:p>
          </table:table-cell>
          <table:table-cell table:style-name="ce6" table:formula="of:=[.F267]/[.D267]" office:value-type="currency" office:currency="USD" office:value="283.132530120482" calcext:value-type="currency">
            <text:p>$283</text:p>
          </table:table-cell>
          <table:table-cell office:value-type="currency" office:currency="USD" office:value="582242" calcext:value-type="currency">
            <text:p>$582,242</text:p>
          </table:table-cell>
          <table:table-cell office:value-type="float" office:value="403350" calcext:value-type="float">
            <text:p>40335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7</text:p>
          </table:table-cell>
          <table:table-cell table:number-columns-repeated="16373"/>
        </table:table-row>
        <table:table-row table:style-name="ro1">
          <table:table-cell office:value-type="float" office:value="8810" calcext:value-type="float">
            <text:p>8810</text:p>
          </table:table-cell>
          <table:table-cell/>
          <table:table-cell office:value-type="string" calcext:value-type="string">
            <text:p>BRINLEY, THOMAS E SR &amp; MARIAN H</text:p>
          </table:table-cell>
          <table:table-cell office:value-type="float" office:value="3165" calcext:value-type="float">
            <text:p>3165</text:p>
          </table:table-cell>
          <table:table-cell table:style-name="ce2" office:value-type="string" calcext:value-type="string">
            <text:p>07/31/2017</text:p>
          </table:table-cell>
          <table:table-cell office:value-type="currency" office:currency="USD" office:value="896000" calcext:value-type="currency">
            <text:p>$896,000</text:p>
          </table:table-cell>
          <table:table-cell table:style-name="ce6" table:formula="of:=[.F268]/[.D268]" office:value-type="currency" office:currency="USD" office:value="283.096366508689" calcext:value-type="currency">
            <text:p>$283</text:p>
          </table:table-cell>
          <table:table-cell office:value-type="currency" office:currency="USD" office:value="965217" calcext:value-type="currency">
            <text:p>$965,217</text:p>
          </table:table-cell>
          <table:table-cell office:value-type="float" office:value="403315" calcext:value-type="float">
            <text:p>40331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4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BURGESS, PETER H</text:p>
          </table:table-cell>
          <table:table-cell office:value-type="float" office:value="1240" calcext:value-type="float">
            <text:p>1240</text:p>
          </table:table-cell>
          <table:table-cell table:style-name="ce2" office:value-type="string" calcext:value-type="string">
            <text:p>10/14/2008</text:p>
          </table:table-cell>
          <table:table-cell office:value-type="currency" office:currency="USD" office:value="351000" calcext:value-type="currency">
            <text:p>$351,000</text:p>
          </table:table-cell>
          <table:table-cell table:style-name="ce6" table:formula="of:=[.F269]/[.D269]" office:value-type="currency" office:currency="USD" office:value="283.064516129032" calcext:value-type="currency">
            <text:p>$283</text:p>
          </table:table-cell>
          <table:table-cell office:value-type="currency" office:currency="USD" office:value="395246" calcext:value-type="currency">
            <text:p>$395,246</text:p>
          </table:table-cell>
          <table:table-cell office:value-type="float" office:value="403405" calcext:value-type="float">
            <text:p>4034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6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RANT, CORNELIA L</text:p>
          </table:table-cell>
          <table:table-cell office:value-type="float" office:value="2099" calcext:value-type="float">
            <text:p>2099</text:p>
          </table:table-cell>
          <table:table-cell table:style-name="ce2" office:value-type="string" calcext:value-type="string">
            <text:p>11/21/2014</text:p>
          </table:table-cell>
          <table:table-cell office:value-type="currency" office:currency="USD" office:value="594000" calcext:value-type="currency">
            <text:p>$594,000</text:p>
          </table:table-cell>
          <table:table-cell table:style-name="ce6" table:formula="of:=[.F270]/[.D270]" office:value-type="currency" office:currency="USD" office:value="282.991900905193" calcext:value-type="currency">
            <text:p>$283</text:p>
          </table:table-cell>
          <table:table-cell office:value-type="currency" office:currency="USD" office:value="710574" calcext:value-type="currency">
            <text:p>$710,574</text:p>
          </table:table-cell>
          <table:table-cell office:value-type="float" office:value="403260" calcext:value-type="float">
            <text:p>40326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2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float" office:value="2099" calcext:value-type="float">
            <text:p>2099</text:p>
          </table:table-cell>
          <table:table-cell table:style-name="ce2" office:value-type="string" calcext:value-type="string">
            <text:p>09/29/2014</text:p>
          </table:table-cell>
          <table:table-cell office:value-type="currency" office:currency="USD" office:value="594000" calcext:value-type="currency">
            <text:p>$594,000</text:p>
          </table:table-cell>
          <table:table-cell table:style-name="ce6" table:formula="of:=[.F271]/[.D271]" office:value-type="currency" office:currency="USD" office:value="282.991900905193" calcext:value-type="currency">
            <text:p>$283</text:p>
          </table:table-cell>
          <table:table-cell office:value-type="currency" office:currency="USD" office:value="710574" calcext:value-type="currency">
            <text:p>$710,574</text:p>
          </table:table-cell>
          <table:table-cell office:value-type="float" office:value="403708" calcext:value-type="float">
            <text:p>40370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2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float" office:value="1806" calcext:value-type="float">
            <text:p>1806</text:p>
          </table:table-cell>
          <table:table-cell table:style-name="ce2" office:value-type="string" calcext:value-type="string">
            <text:p>01/31/2012</text:p>
          </table:table-cell>
          <table:table-cell office:value-type="currency" office:currency="USD" office:value="509000" calcext:value-type="currency">
            <text:p>$509,000</text:p>
          </table:table-cell>
          <table:table-cell table:style-name="ce6" table:formula="of:=[.F272]/[.D272]" office:value-type="currency" office:currency="USD" office:value="281.838316722038" calcext:value-type="currency">
            <text:p>$282</text:p>
          </table:table-cell>
          <table:table-cell office:value-type="currency" office:currency="USD" office:value="601933" calcext:value-type="currency">
            <text:p>$601,933</text:p>
          </table:table-cell>
          <table:table-cell office:value-type="float" office:value="403357" calcext:value-type="float">
            <text:p>40335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76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float" office:value="2352" calcext:value-type="float">
            <text:p>2352</text:p>
          </table:table-cell>
          <table:table-cell table:style-name="ce2" office:value-type="string" calcext:value-type="string">
            <text:p>08/25/2011</text:p>
          </table:table-cell>
          <table:table-cell office:value-type="currency" office:currency="USD" office:value="662000" calcext:value-type="currency">
            <text:p>$662,000</text:p>
          </table:table-cell>
          <table:table-cell table:style-name="ce6" table:formula="of:=[.F273]/[.D273]" office:value-type="currency" office:currency="USD" office:value="281.462585034014" calcext:value-type="currency">
            <text:p>$281</text:p>
          </table:table-cell>
          <table:table-cell office:value-type="currency" office:currency="USD" office:value="954973" calcext:value-type="currency">
            <text:p>$954,973</text:p>
          </table:table-cell>
          <table:table-cell office:value-type="float" office:value="403286" calcext:value-type="float">
            <text:p>40328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79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float" office:value="2352" calcext:value-type="float">
            <text:p>2352</text:p>
          </table:table-cell>
          <table:table-cell table:style-name="ce2" office:value-type="string" calcext:value-type="string">
            <text:p>06/15/2011</text:p>
          </table:table-cell>
          <table:table-cell office:value-type="currency" office:currency="USD" office:value="662000" calcext:value-type="currency">
            <text:p>$662,000</text:p>
          </table:table-cell>
          <table:table-cell table:style-name="ce6" table:formula="of:=[.F274]/[.D274]" office:value-type="currency" office:currency="USD" office:value="281.462585034014" calcext:value-type="currency">
            <text:p>$281</text:p>
          </table:table-cell>
          <table:table-cell office:value-type="currency" office:currency="USD" office:value="845332" calcext:value-type="currency">
            <text:p>$845,332</text:p>
          </table:table-cell>
          <table:table-cell office:value-type="float" office:value="403297" calcext:value-type="float">
            <text:p>40329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8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BOWDEN, SUSAN A &amp; KAREN A FOX</text:p>
          </table:table-cell>
          <table:table-cell office:value-type="float" office:value="2259" calcext:value-type="float">
            <text:p>2259</text:p>
          </table:table-cell>
          <table:table-cell table:style-name="ce2" office:value-type="string" calcext:value-type="string">
            <text:p>12/12/2012</text:p>
          </table:table-cell>
          <table:table-cell office:value-type="currency" office:currency="USD" office:value="634500" calcext:value-type="currency">
            <text:p>$634,500</text:p>
          </table:table-cell>
          <table:table-cell table:style-name="ce6" table:formula="of:=[.F275]/[.D275]" office:value-type="currency" office:currency="USD" office:value="280.876494023904" calcext:value-type="currency">
            <text:p>$281</text:p>
          </table:table-cell>
          <table:table-cell office:value-type="currency" office:currency="USD" office:value="883262" calcext:value-type="currency">
            <text:p>$883,262</text:p>
          </table:table-cell>
          <table:table-cell office:value-type="float" office:value="403696" calcext:value-type="float">
            <text:p>40369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9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float" office:value="2099" calcext:value-type="float">
            <text:p>2099</text:p>
          </table:table-cell>
          <table:table-cell table:style-name="ce2" office:value-type="string" calcext:value-type="string">
            <text:p>06/10/2011</text:p>
          </table:table-cell>
          <table:table-cell office:value-type="currency" office:currency="USD" office:value="585000" calcext:value-type="currency">
            <text:p>$585,000</text:p>
          </table:table-cell>
          <table:table-cell table:style-name="ce6" table:formula="of:=[.F276]/[.D276]" office:value-type="currency" office:currency="USD" office:value="278.704144830872" calcext:value-type="currency">
            <text:p>$279</text:p>
          </table:table-cell>
          <table:table-cell office:value-type="currency" office:currency="USD" office:value="710574" calcext:value-type="currency">
            <text:p>$710,574</text:p>
          </table:table-cell>
          <table:table-cell office:value-type="float" office:value="403694" calcext:value-type="float">
            <text:p>40369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5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MCGEE, LINDA C</text:p>
          </table:table-cell>
          <table:table-cell office:value-type="float" office:value="1494" calcext:value-type="float">
            <text:p>1494</text:p>
          </table:table-cell>
          <table:table-cell table:style-name="ce2" office:value-type="string" calcext:value-type="string">
            <text:p>12/11/2008</text:p>
          </table:table-cell>
          <table:table-cell office:value-type="currency" office:currency="USD" office:value="414000" calcext:value-type="currency">
            <text:p>$414,000</text:p>
          </table:table-cell>
          <table:table-cell table:style-name="ce6" table:formula="of:=[.F277]/[.D277]" office:value-type="currency" office:currency="USD" office:value="277.10843373494" calcext:value-type="currency">
            <text:p>$277</text:p>
          </table:table-cell>
          <table:table-cell office:value-type="currency" office:currency="USD" office:value="645710" calcext:value-type="currency">
            <text:p>$645,710</text:p>
          </table:table-cell>
          <table:table-cell office:value-type="float" office:value="403403" calcext:value-type="float">
            <text:p>4034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3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KAHN, STEFANIE A</text:p>
          </table:table-cell>
          <table:table-cell office:value-type="float" office:value="1754" calcext:value-type="float">
            <text:p>1754</text:p>
          </table:table-cell>
          <table:table-cell table:style-name="ce2" office:value-type="string" calcext:value-type="string">
            <text:p>09/23/2008</text:p>
          </table:table-cell>
          <table:table-cell office:value-type="currency" office:currency="USD" office:value="486000" calcext:value-type="currency">
            <text:p>$486,000</text:p>
          </table:table-cell>
          <table:table-cell table:style-name="ce6" table:formula="of:=[.F278]/[.D278]" office:value-type="currency" office:currency="USD" office:value="277.080957810718" calcext:value-type="currency">
            <text:p>$277</text:p>
          </table:table-cell>
          <table:table-cell office:value-type="currency" office:currency="USD" office:value="627288" calcext:value-type="currency">
            <text:p>$627,288</text:p>
          </table:table-cell>
          <table:table-cell office:value-type="float" office:value="403307" calcext:value-type="float">
            <text:p>40330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5</text:p>
          </table:table-cell>
          <table:table-cell table:number-columns-repeated="16373"/>
        </table:table-row>
        <table:table-row table:style-name="ro1">
          <table:table-cell office:value-type="float" office:value="8727" calcext:value-type="float">
            <text:p>8727</text:p>
          </table:table-cell>
          <table:table-cell/>
          <table:table-cell office:value-type="string" calcext:value-type="string">
            <text:p>SHAVER VILLANOVA LLC</text:p>
          </table:table-cell>
          <table:table-cell office:value-type="float" office:value="3196" calcext:value-type="float">
            <text:p>3196</text:p>
          </table:table-cell>
          <table:table-cell table:style-name="ce2" office:value-type="string" calcext:value-type="string">
            <text:p>12/15/2015</text:p>
          </table:table-cell>
          <table:table-cell office:value-type="currency" office:currency="USD" office:value="878000" calcext:value-type="currency">
            <text:p>$878,000</text:p>
          </table:table-cell>
          <table:table-cell table:style-name="ce6" table:formula="of:=[.F279]/[.D279]" office:value-type="currency" office:currency="USD" office:value="274.718397997497" calcext:value-type="currency">
            <text:p>$275</text:p>
          </table:table-cell>
          <table:table-cell office:value-type="currency" office:currency="USD" office:value="952089" calcext:value-type="currency">
            <text:p>$952,089</text:p>
          </table:table-cell>
          <table:table-cell office:value-type="float" office:value="403340" calcext:value-type="float">
            <text:p>403340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727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float" office:value="1494" calcext:value-type="float">
            <text:p>1494</text:p>
          </table:table-cell>
          <table:table-cell table:style-name="ce2" office:value-type="string" calcext:value-type="string">
            <text:p>10/14/2008</text:p>
          </table:table-cell>
          <table:table-cell office:value-type="currency" office:currency="USD" office:value="410000" calcext:value-type="currency">
            <text:p>$410,000</text:p>
          </table:table-cell>
          <table:table-cell table:style-name="ce6" table:formula="of:=[.F280]/[.D280]" office:value-type="currency" office:currency="USD" office:value="274.431057563588" calcext:value-type="currency">
            <text:p>$274</text:p>
          </table:table-cell>
          <table:table-cell office:value-type="currency" office:currency="USD" office:value="645710" calcext:value-type="currency">
            <text:p>$645,710</text:p>
          </table:table-cell>
          <table:table-cell office:value-type="float" office:value="403390" calcext:value-type="float">
            <text:p>40339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6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GREENBERG, BLUMA K</text:p>
          </table:table-cell>
          <table:table-cell office:value-type="float" office:value="1494" calcext:value-type="float">
            <text:p>1494</text:p>
          </table:table-cell>
          <table:table-cell table:style-name="ce2" office:value-type="string" calcext:value-type="string">
            <text:p>10/20/2008</text:p>
          </table:table-cell>
          <table:table-cell office:value-type="currency" office:currency="USD" office:value="410000" calcext:value-type="currency">
            <text:p>$410,000</text:p>
          </table:table-cell>
          <table:table-cell table:style-name="ce6" table:formula="of:=[.F281]/[.D281]" office:value-type="currency" office:currency="USD" office:value="274.431057563588" calcext:value-type="currency">
            <text:p>$274</text:p>
          </table:table-cell>
          <table:table-cell office:value-type="currency" office:currency="USD" office:value="620657" calcext:value-type="currency">
            <text:p>$620,657</text:p>
          </table:table-cell>
          <table:table-cell office:value-type="float" office:value="403377" calcext:value-type="float">
            <text:p>40337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2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float" office:value="1494" calcext:value-type="float">
            <text:p>1494</text:p>
          </table:table-cell>
          <table:table-cell table:style-name="ce2" office:value-type="string" calcext:value-type="string">
            <text:p>07/01/2016</text:p>
          </table:table-cell>
          <table:table-cell office:value-type="currency" office:currency="USD" office:value="410000" calcext:value-type="currency">
            <text:p>$410,000</text:p>
          </table:table-cell>
          <table:table-cell table:style-name="ce6" table:formula="of:=[.F282]/[.D282]" office:value-type="currency" office:currency="USD" office:value="274.431057563588" calcext:value-type="currency">
            <text:p>$274</text:p>
          </table:table-cell>
          <table:table-cell office:value-type="currency" office:currency="USD" office:value="620657" calcext:value-type="currency">
            <text:p>$620,657</text:p>
          </table:table-cell>
          <table:table-cell office:value-type="float" office:value="403371" calcext:value-type="float">
            <text:p>40337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5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float" office:value="1806" calcext:value-type="float">
            <text:p>1806</text:p>
          </table:table-cell>
          <table:table-cell table:style-name="ce2" office:value-type="string" calcext:value-type="string">
            <text:p>01/10/2017</text:p>
          </table:table-cell>
          <table:table-cell office:value-type="currency" office:currency="USD" office:value="495000" calcext:value-type="currency">
            <text:p>$495,000</text:p>
          </table:table-cell>
          <table:table-cell table:style-name="ce6" table:formula="of:=[.F283]/[.D283]" office:value-type="currency" office:currency="USD" office:value="274.086378737542" calcext:value-type="currency">
            <text:p>$274</text:p>
          </table:table-cell>
          <table:table-cell office:value-type="currency" office:currency="USD" office:value="582557" calcext:value-type="currency">
            <text:p>$582,557</text:p>
          </table:table-cell>
          <table:table-cell office:value-type="float" office:value="403370" calcext:value-type="float">
            <text:p>40337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5</text:p>
          </table:table-cell>
          <table:table-cell table:number-columns-repeated="16373"/>
        </table:table-row>
        <table:table-row table:style-name="ro1">
          <table:table-cell office:value-type="float" office:value="8716" calcext:value-type="float">
            <text:p>8716</text:p>
          </table:table-cell>
          <table:table-cell/>
          <table:table-cell office:value-type="string" calcext:value-type="string">
            <text:p>STANKARD, PETER A /TR; STANKARD, JOHN A /TR</text:p>
          </table:table-cell>
          <table:table-cell office:value-type="float" office:value="2813" calcext:value-type="float">
            <text:p>2813</text:p>
          </table:table-cell>
          <table:table-cell table:style-name="ce2" office:value-type="string" calcext:value-type="string">
            <text:p>12/11/2012</text:p>
          </table:table-cell>
          <table:table-cell office:value-type="currency" office:currency="USD" office:value="765000" calcext:value-type="currency">
            <text:p>$765,000</text:p>
          </table:table-cell>
          <table:table-cell table:style-name="ce6" table:formula="of:=[.F284]/[.D284]" office:value-type="currency" office:currency="USD" office:value="271.95165303946" calcext:value-type="currency">
            <text:p>$272</text:p>
          </table:table-cell>
          <table:table-cell office:value-type="currency" office:currency="USD" office:value="896144" calcext:value-type="currency">
            <text:p>$896,144</text:p>
          </table:table-cell>
          <table:table-cell office:value-type="float" office:value="403332" calcext:value-type="float">
            <text:p>403332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79638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LEONALL, VICTOR TRUSTEE; LEONALL, RITA CAROL TRUSTEE</text:p>
          </table:table-cell>
          <table:table-cell office:value-type="float" office:value="1806" calcext:value-type="float">
            <text:p>1806</text:p>
          </table:table-cell>
          <table:table-cell table:style-name="ce2" office:value-type="string" calcext:value-type="string">
            <text:p>10/15/2008</text:p>
          </table:table-cell>
          <table:table-cell office:value-type="currency" office:currency="USD" office:value="491000" calcext:value-type="currency">
            <text:p>$491,000</text:p>
          </table:table-cell>
          <table:table-cell table:style-name="ce6" table:formula="of:=[.F285]/[.D285]" office:value-type="currency" office:currency="USD" office:value="271.8715393134" calcext:value-type="currency">
            <text:p>$272</text:p>
          </table:table-cell>
          <table:table-cell office:value-type="currency" office:currency="USD" office:value="601933" calcext:value-type="currency">
            <text:p>$601,933</text:p>
          </table:table-cell>
          <table:table-cell office:value-type="float" office:value="403383" calcext:value-type="float">
            <text:p>40338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2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float" office:value="2352" calcext:value-type="float">
            <text:p>2352</text:p>
          </table:table-cell>
          <table:table-cell table:style-name="ce2" office:value-type="string" calcext:value-type="string">
            <text:p>07/28/2020</text:p>
          </table:table-cell>
          <table:table-cell office:value-type="currency" office:currency="USD" office:value="639000" calcext:value-type="currency">
            <text:p>$639,000</text:p>
          </table:table-cell>
          <table:table-cell table:style-name="ce6" table:formula="of:=[.F286]/[.D286]" office:value-type="currency" office:currency="USD" office:value="271.683673469388" calcext:value-type="currency">
            <text:p>$272</text:p>
          </table:table-cell>
          <table:table-cell office:value-type="currency" office:currency="USD" office:value="950105" calcext:value-type="currency">
            <text:p>$950,105</text:p>
          </table:table-cell>
          <table:table-cell office:value-type="float" office:value="403723" calcext:value-type="float">
            <text:p>40372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5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BEASLEY, JULIA W</text:p>
          </table:table-cell>
          <table:table-cell office:value-type="float" office:value="2352" calcext:value-type="float">
            <text:p>2352</text:p>
          </table:table-cell>
          <table:table-cell table:style-name="ce2" office:value-type="string" calcext:value-type="string">
            <text:p>07/20/2020</text:p>
          </table:table-cell>
          <table:table-cell office:value-type="currency" office:currency="USD" office:value="639000" calcext:value-type="currency">
            <text:p>$639,000</text:p>
          </table:table-cell>
          <table:table-cell table:style-name="ce6" table:formula="of:=[.F287]/[.D287]" office:value-type="currency" office:currency="USD" office:value="271.683673469388" calcext:value-type="currency">
            <text:p>$272</text:p>
          </table:table-cell>
          <table:table-cell office:value-type="currency" office:currency="USD" office:value="845332" calcext:value-type="currency">
            <text:p>$845,332</text:p>
          </table:table-cell>
          <table:table-cell office:value-type="float" office:value="403308" calcext:value-type="float">
            <text:p>40330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599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YATES, JAMES M JR</text:p>
          </table:table-cell>
          <table:table-cell office:value-type="float" office:value="1494" calcext:value-type="float">
            <text:p>1494</text:p>
          </table:table-cell>
          <table:table-cell table:style-name="ce2" office:value-type="string" calcext:value-type="string">
            <text:p>10/29/2008</text:p>
          </table:table-cell>
          <table:table-cell office:value-type="currency" office:currency="USD" office:value="405000" calcext:value-type="currency">
            <text:p>$405,000</text:p>
          </table:table-cell>
          <table:table-cell table:style-name="ce6" table:formula="of:=[.F288]/[.D288]" office:value-type="currency" office:currency="USD" office:value="271.084337349398" calcext:value-type="currency">
            <text:p>$271</text:p>
          </table:table-cell>
          <table:table-cell office:value-type="currency" office:currency="USD" office:value="645710" calcext:value-type="currency">
            <text:p>$645,710</text:p>
          </table:table-cell>
          <table:table-cell office:value-type="float" office:value="403358" calcext:value-type="float">
            <text:p>40335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2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HITAKER, MARILYN L TRUSTEE; MARILYN L WHITAKER TRUST</text:p>
          </table:table-cell>
          <table:table-cell office:value-type="float" office:value="1494" calcext:value-type="float">
            <text:p>1494</text:p>
          </table:table-cell>
          <table:table-cell table:style-name="ce2" office:value-type="string" calcext:value-type="string">
            <text:p>11/17/2014</text:p>
          </table:table-cell>
          <table:table-cell office:value-type="currency" office:currency="USD" office:value="405000" calcext:value-type="currency">
            <text:p>$405,000</text:p>
          </table:table-cell>
          <table:table-cell table:style-name="ce6" table:formula="of:=[.F289]/[.D289]" office:value-type="currency" office:currency="USD" office:value="271.084337349398" calcext:value-type="currency">
            <text:p>$271</text:p>
          </table:table-cell>
          <table:table-cell office:value-type="currency" office:currency="USD" office:value="582242" calcext:value-type="currency">
            <text:p>$582,242</text:p>
          </table:table-cell>
          <table:table-cell office:value-type="float" office:value="403353" calcext:value-type="float">
            <text:p>40335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5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DWORSKY CYPRESS LLC</text:p>
          </table:table-cell>
          <table:table-cell office:value-type="float" office:value="2526" calcext:value-type="float">
            <text:p>2526</text:p>
          </table:table-cell>
          <table:table-cell table:style-name="ce2" office:value-type="string" calcext:value-type="string">
            <text:p>10/08/2008</text:p>
          </table:table-cell>
          <table:table-cell office:value-type="currency" office:currency="USD" office:value="684000" calcext:value-type="currency">
            <text:p>$684,000</text:p>
          </table:table-cell>
          <table:table-cell table:style-name="ce6" table:formula="of:=[.F290]/[.D290]" office:value-type="currency" office:currency="USD" office:value="270.783847980998" calcext:value-type="currency">
            <text:p>$271</text:p>
          </table:table-cell>
          <table:table-cell office:value-type="currency" office:currency="USD" office:value="873476" calcext:value-type="currency">
            <text:p>$873,476</text:p>
          </table:table-cell>
          <table:table-cell office:value-type="float" office:value="403299" calcext:value-type="float">
            <text:p>40329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0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GUNTER, BETTY E</text:p>
          </table:table-cell>
          <table:table-cell office:value-type="float" office:value="1450" calcext:value-type="float">
            <text:p>1450</text:p>
          </table:table-cell>
          <table:table-cell table:style-name="ce2" office:value-type="string" calcext:value-type="string">
            <text:p>07/08/2015</text:p>
          </table:table-cell>
          <table:table-cell office:value-type="currency" office:currency="USD" office:value="392000" calcext:value-type="currency">
            <text:p>$392,000</text:p>
          </table:table-cell>
          <table:table-cell table:style-name="ce6" table:formula="of:=[.F291]/[.D291]" office:value-type="currency" office:currency="USD" office:value="270.344827586207" calcext:value-type="currency">
            <text:p>$270</text:p>
          </table:table-cell>
          <table:table-cell office:value-type="currency" office:currency="USD" office:value="534605" calcext:value-type="currency">
            <text:p>$534,605</text:p>
          </table:table-cell>
          <table:table-cell office:value-type="float" office:value="403302" calcext:value-type="float">
            <text:p>40330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4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float" office:value="1450" calcext:value-type="float">
            <text:p>1450</text:p>
          </table:table-cell>
          <table:table-cell table:style-name="ce2" office:value-type="string" calcext:value-type="string">
            <text:p>04/09/2014</text:p>
          </table:table-cell>
          <table:table-cell office:value-type="currency" office:currency="USD" office:value="392000" calcext:value-type="currency">
            <text:p>$392,000</text:p>
          </table:table-cell>
          <table:table-cell table:style-name="ce6" table:formula="of:=[.F292]/[.D292]" office:value-type="currency" office:currency="USD" office:value="270.344827586207" calcext:value-type="currency">
            <text:p>$270</text:p>
          </table:table-cell>
          <table:table-cell office:value-type="currency" office:currency="USD" office:value="534605" calcext:value-type="currency">
            <text:p>$534,605</text:p>
          </table:table-cell>
          <table:table-cell office:value-type="float" office:value="403280" calcext:value-type="float">
            <text:p>40328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7</text:p>
          </table:table-cell>
          <table:table-cell table:number-columns-repeated="16373"/>
        </table:table-row>
        <table:table-row table:style-name="ro1">
          <table:table-cell office:value-type="float" office:value="8739" calcext:value-type="float">
            <text:p>8739</text:p>
          </table:table-cell>
          <table:table-cell/>
          <table:table-cell office:value-type="string" calcext:value-type="string">
            <text:p>RUSTIN, WILLIAM C JR; RUSTIN, MARY LOUISE L</text:p>
          </table:table-cell>
          <table:table-cell office:value-type="float" office:value="2612" calcext:value-type="float">
            <text:p>2612</text:p>
          </table:table-cell>
          <table:table-cell table:style-name="ce2" office:value-type="string" calcext:value-type="string">
            <text:p>09/24/2008</text:p>
          </table:table-cell>
          <table:table-cell office:value-type="currency" office:currency="USD" office:value="702000" calcext:value-type="currency">
            <text:p>$702,000</text:p>
          </table:table-cell>
          <table:table-cell table:style-name="ce6" table:formula="of:=[.F293]/[.D293]" office:value-type="currency" office:currency="USD" office:value="268.759571209801" calcext:value-type="currency">
            <text:p>$269</text:p>
          </table:table-cell>
          <table:table-cell office:value-type="currency" office:currency="USD" office:value="849239" calcext:value-type="currency">
            <text:p>$849,239</text:p>
          </table:table-cell>
          <table:table-cell office:value-type="float" office:value="403335" calcext:value-type="float">
            <text:p>403335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79603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GOODMAN, LIESELOTTE F</text:p>
          </table:table-cell>
          <table:table-cell office:value-type="float" office:value="2099" calcext:value-type="float">
            <text:p>2099</text:p>
          </table:table-cell>
          <table:table-cell table:style-name="ce2" office:value-type="string" calcext:value-type="string">
            <text:p>08/13/2014</text:p>
          </table:table-cell>
          <table:table-cell office:value-type="currency" office:currency="USD" office:value="558000" calcext:value-type="currency">
            <text:p>$558,000</text:p>
          </table:table-cell>
          <table:table-cell table:style-name="ce6" table:formula="of:=[.F294]/[.D294]" office:value-type="currency" office:currency="USD" office:value="265.840876607909" calcext:value-type="currency">
            <text:p>$266</text:p>
          </table:table-cell>
          <table:table-cell office:value-type="currency" office:currency="USD" office:value="710574" calcext:value-type="currency">
            <text:p>$710,574</text:p>
          </table:table-cell>
          <table:table-cell office:value-type="float" office:value="403716" calcext:value-type="float">
            <text:p>40371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4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float" office:value="2526" calcext:value-type="float">
            <text:p>2526</text:p>
          </table:table-cell>
          <table:table-cell table:style-name="ce2" office:value-type="string" calcext:value-type="string">
            <text:p>10/19/2015</text:p>
          </table:table-cell>
          <table:table-cell office:value-type="currency" office:currency="USD" office:value="666000" calcext:value-type="currency">
            <text:p>$666,000</text:p>
          </table:table-cell>
          <table:table-cell table:style-name="ce6" table:formula="of:=[.F295]/[.D295]" office:value-type="currency" office:currency="USD" office:value="263.657957244656" calcext:value-type="currency">
            <text:p>$264</text:p>
          </table:table-cell>
          <table:table-cell office:value-type="currency" office:currency="USD" office:value="873476" calcext:value-type="currency">
            <text:p>$873,476</text:p>
          </table:table-cell>
          <table:table-cell office:value-type="float" office:value="403310" calcext:value-type="float">
            <text:p>40331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8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ZAHN, MARY H</text:p>
          </table:table-cell>
          <table:table-cell office:value-type="float" office:value="2526" calcext:value-type="float">
            <text:p>2526</text:p>
          </table:table-cell>
          <table:table-cell table:style-name="ce2" office:value-type="string" calcext:value-type="string">
            <text:p>04/10/2014</text:p>
          </table:table-cell>
          <table:table-cell office:value-type="currency" office:currency="USD" office:value="662000" calcext:value-type="currency">
            <text:p>$662,000</text:p>
          </table:table-cell>
          <table:table-cell table:style-name="ce6" table:formula="of:=[.F296]/[.D296]" office:value-type="currency" office:currency="USD" office:value="262.074425969913" calcext:value-type="currency">
            <text:p>$262</text:p>
          </table:table-cell>
          <table:table-cell office:value-type="currency" office:currency="USD" office:value="873476" calcext:value-type="currency">
            <text:p>$873,476</text:p>
          </table:table-cell>
          <table:table-cell office:value-type="float" office:value="403703" calcext:value-type="float">
            <text:p>4037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4</text:p>
          </table:table-cell>
          <table:table-cell table:number-columns-repeated="16373"/>
        </table:table-row>
        <table:table-row table:style-name="ro1">
          <table:table-cell office:value-type="float" office:value="8724" calcext:value-type="float">
            <text:p>8724</text:p>
          </table:table-cell>
          <table:table-cell/>
          <table:table-cell office:value-type="string" calcext:value-type="string">
            <text:p>DASCOMBE, HERBERT W &amp; MARY E</text:p>
          </table:table-cell>
          <table:table-cell office:value-type="float" office:value="2355" calcext:value-type="float">
            <text:p>2355</text:p>
          </table:table-cell>
          <table:table-cell table:style-name="ce2" office:value-type="string" calcext:value-type="string">
            <text:p>09/26/2008</text:p>
          </table:table-cell>
          <table:table-cell office:value-type="currency" office:currency="USD" office:value="617000" calcext:value-type="currency">
            <text:p>$617,000</text:p>
          </table:table-cell>
          <table:table-cell table:style-name="ce6" table:formula="of:=[.F297]/[.D297]" office:value-type="currency" office:currency="USD" office:value="261.995753715499" calcext:value-type="currency">
            <text:p>$262</text:p>
          </table:table-cell>
          <table:table-cell office:value-type="currency" office:currency="USD" office:value="785596" calcext:value-type="currency">
            <text:p>$785,596</text:p>
          </table:table-cell>
          <table:table-cell office:value-type="float" office:value="403328" calcext:value-type="float">
            <text:p>403328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79628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float" office:value="2099" calcext:value-type="float">
            <text:p>2099</text:p>
          </table:table-cell>
          <table:table-cell table:style-name="ce2" office:value-type="string" calcext:value-type="string">
            <text:p>10/20/2008</text:p>
          </table:table-cell>
          <table:table-cell office:value-type="currency" office:currency="USD" office:value="549000" calcext:value-type="currency">
            <text:p>$549,000</text:p>
          </table:table-cell>
          <table:table-cell table:style-name="ce6" table:formula="of:=[.F298]/[.D298]" office:value-type="currency" office:currency="USD" office:value="261.553120533587" calcext:value-type="currency">
            <text:p>$262</text:p>
          </table:table-cell>
          <table:table-cell office:value-type="currency" office:currency="USD" office:value="710574" calcext:value-type="currency">
            <text:p>$710,574</text:p>
          </table:table-cell>
          <table:table-cell office:value-type="float" office:value="403304" calcext:value-type="float">
            <text:p>40330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4</text:p>
          </table:table-cell>
          <table:table-cell table:number-columns-repeated="16373"/>
        </table:table-row>
        <table:table-row table:style-name="ro1">
          <table:table-cell office:value-type="float" office:value="8735" calcext:value-type="float">
            <text:p>8735</text:p>
          </table:table-cell>
          <table:table-cell/>
          <table:table-cell office:value-type="string" calcext:value-type="string">
            <text:p>KEISER, EDWIN C &amp; MILDRED W</text:p>
          </table:table-cell>
          <table:table-cell office:value-type="float" office:value="2365" calcext:value-type="float">
            <text:p>2365</text:p>
          </table:table-cell>
          <table:table-cell table:style-name="ce2" office:value-type="string" calcext:value-type="string">
            <text:p>09/25/2008</text:p>
          </table:table-cell>
          <table:table-cell office:value-type="currency" office:currency="USD" office:value="617000" calcext:value-type="currency">
            <text:p>$617,000</text:p>
          </table:table-cell>
          <table:table-cell table:style-name="ce6" table:formula="of:=[.F299]/[.D299]" office:value-type="currency" office:currency="USD" office:value="260.887949260042" calcext:value-type="currency">
            <text:p>$261</text:p>
          </table:table-cell>
          <table:table-cell office:value-type="currency" office:currency="USD" office:value="789684" calcext:value-type="currency">
            <text:p>$789,684</text:p>
          </table:table-cell>
          <table:table-cell office:value-type="float" office:value="403336" calcext:value-type="float">
            <text:p>403336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79654</text:p>
          </table:table-cell>
          <table:table-cell table:number-columns-repeated="16373"/>
        </table:table-row>
        <table:table-row table:style-name="ro1">
          <table:table-cell office:value-type="float" office:value="8734" calcext:value-type="float">
            <text:p>8734</text:p>
          </table:table-cell>
          <table:table-cell/>
          <table:table-cell office:value-type="string" calcext:value-type="string">
            <text:p>SLEY, RONALD K. &amp; EMILY A.</text:p>
          </table:table-cell>
          <table:table-cell office:value-type="float" office:value="2716" calcext:value-type="float">
            <text:p>2716</text:p>
          </table:table-cell>
          <table:table-cell table:style-name="ce2" office:value-type="string" calcext:value-type="string">
            <text:p>04/28/2014</text:p>
          </table:table-cell>
          <table:table-cell office:value-type="currency" office:currency="USD" office:value="707000" calcext:value-type="currency">
            <text:p>$707,000</text:p>
          </table:table-cell>
          <table:table-cell table:style-name="ce6" table:formula="of:=[.F300]/[.D300]" office:value-type="currency" office:currency="USD" office:value="260.309278350515" calcext:value-type="currency">
            <text:p>$260</text:p>
          </table:table-cell>
          <table:table-cell office:value-type="currency" office:currency="USD" office:value="872280" calcext:value-type="currency">
            <text:p>$872,280</text:p>
          </table:table-cell>
          <table:table-cell office:value-type="float" office:value="403323" calcext:value-type="float">
            <text:p>40332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79607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06/10/2020</text:p>
          </table:table-cell>
          <table:table-cell office:value-type="currency" office:currency="USD" office:value="200000" calcext:value-type="currency">
            <text:p>$200,000</text:p>
          </table:table-cell>
          <table:table-cell table:style-name="ce6" table:formula="of:=[.F301]/[.D301]" office:value-type="currency" office:currency="USD" office:value="259.067357512953" calcext:value-type="currency">
            <text:p>$259</text:p>
          </table:table-cell>
          <table:table-cell office:value-type="currency" office:currency="USD" office:value="335415" calcext:value-type="currency">
            <text:p>$335,415</text:p>
          </table:table-cell>
          <table:table-cell office:value-type="float" office:value="403361" calcext:value-type="float">
            <text:p>40336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6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EISS, GEORGE A TRUSTEE; GEORGE A REISS REVOCABLE TRUST</text:p>
          </table:table-cell>
          <table:table-cell office:value-type="float" office:value="2099" calcext:value-type="float">
            <text:p>2099</text:p>
          </table:table-cell>
          <table:table-cell table:style-name="ce2" office:value-type="string" calcext:value-type="string">
            <text:p>08/04/2014</text:p>
          </table:table-cell>
          <table:table-cell office:value-type="currency" office:currency="USD" office:value="536000" calcext:value-type="currency">
            <text:p>$536,000</text:p>
          </table:table-cell>
          <table:table-cell table:style-name="ce6" table:formula="of:=[.F302]/[.D302]" office:value-type="currency" office:currency="USD" office:value="255.359695092901" calcext:value-type="currency">
            <text:p>$255</text:p>
          </table:table-cell>
          <table:table-cell office:value-type="currency" office:currency="USD" office:value="710574" calcext:value-type="currency">
            <text:p>$710,574</text:p>
          </table:table-cell>
          <table:table-cell office:value-type="float" office:value="403290" calcext:value-type="float">
            <text:p>40329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7</text:p>
          </table:table-cell>
          <table:table-cell table:number-columns-repeated="16373"/>
        </table:table-row>
        <table:table-row table:style-name="ro1">
          <table:table-cell office:value-type="float" office:value="8606" calcext:value-type="float">
            <text:p>8606</text:p>
          </table:table-cell>
          <table:table-cell/>
          <table:table-cell office:value-type="string" calcext:value-type="string">
            <text:p>CHRISTENSEN, GARY M &amp; ANNE I</text:p>
          </table:table-cell>
          <table:table-cell office:value-type="float" office:value="3360" calcext:value-type="float">
            <text:p>3360</text:p>
          </table:table-cell>
          <table:table-cell table:style-name="ce2" office:value-type="string" calcext:value-type="string">
            <text:p>04/21/2023</text:p>
          </table:table-cell>
          <table:table-cell office:value-type="currency" office:currency="USD" office:value="855000" calcext:value-type="currency">
            <text:p>$855,000</text:p>
          </table:table-cell>
          <table:table-cell table:style-name="ce6" table:formula="of:=[.F303]/[.D303]" office:value-type="currency" office:currency="USD" office:value="254.464285714286" calcext:value-type="currency">
            <text:p>$254</text:p>
          </table:table-cell>
          <table:table-cell office:value-type="currency" office:currency="USD" office:value="1053962" calcext:value-type="currency">
            <text:p>$1,053,962</text:p>
          </table:table-cell>
          <table:table-cell office:value-type="float" office:value="404205" calcext:value-type="float">
            <text:p>4042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2</text:p>
          </table:table-cell>
          <table:table-cell table:number-columns-repeated="16373"/>
        </table:table-row>
        <table:table-row table:style-name="ro1">
          <table:table-cell office:value-type="float" office:value="8723" calcext:value-type="float">
            <text:p>8723</text:p>
          </table:table-cell>
          <table:table-cell/>
          <table:table-cell office:value-type="string" calcext:value-type="string">
            <text:p>SPENCER, WILLIAM HALL III; SPENCER, ANN LONG</text:p>
          </table:table-cell>
          <table:table-cell office:value-type="float" office:value="2221" calcext:value-type="float">
            <text:p>2221</text:p>
          </table:table-cell>
          <table:table-cell table:style-name="ce2" office:value-type="string" calcext:value-type="string">
            <text:p>06/15/2021</text:p>
          </table:table-cell>
          <table:table-cell office:value-type="currency" office:currency="USD" office:value="562500" calcext:value-type="currency">
            <text:p>$562,500</text:p>
          </table:table-cell>
          <table:table-cell table:style-name="ce6" table:formula="of:=[.F304]/[.D304]" office:value-type="currency" office:currency="USD" office:value="253.264295362449" calcext:value-type="currency">
            <text:p>$253</text:p>
          </table:table-cell>
          <table:table-cell office:value-type="currency" office:currency="USD" office:value="751373" calcext:value-type="currency">
            <text:p>$751,373</text:p>
          </table:table-cell>
          <table:table-cell office:value-type="float" office:value="403341" calcext:value-type="float">
            <text:p>403341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79637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HAIGLER, PEGGY JELKS</text:p>
          </table:table-cell>
          <table:table-cell office:value-type="float" office:value="2526" calcext:value-type="float">
            <text:p>2526</text:p>
          </table:table-cell>
          <table:table-cell table:style-name="ce2" office:value-type="string" calcext:value-type="string">
            <text:p>12/10/2008</text:p>
          </table:table-cell>
          <table:table-cell office:value-type="currency" office:currency="USD" office:value="639000" calcext:value-type="currency">
            <text:p>$639,000</text:p>
          </table:table-cell>
          <table:table-cell table:style-name="ce6" table:formula="of:=[.F305]/[.D305]" office:value-type="currency" office:currency="USD" office:value="252.969121140143" calcext:value-type="currency">
            <text:p>$253</text:p>
          </table:table-cell>
          <table:table-cell office:value-type="currency" office:currency="USD" office:value="873476" calcext:value-type="currency">
            <text:p>$873,476</text:p>
          </table:table-cell>
          <table:table-cell office:value-type="float" office:value="403725" calcext:value-type="float">
            <text:p>40372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1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DYER, ELISE T &amp; WILLIAM F JR</text:p>
          </table:table-cell>
          <table:table-cell office:value-type="float" office:value="1411" calcext:value-type="float">
            <text:p>1411</text:p>
          </table:table-cell>
          <table:table-cell table:style-name="ce2" office:value-type="string" calcext:value-type="string">
            <text:p>10/16/2008</text:p>
          </table:table-cell>
          <table:table-cell office:value-type="currency" office:currency="USD" office:value="356000" calcext:value-type="currency">
            <text:p>$356,000</text:p>
          </table:table-cell>
          <table:table-cell table:style-name="ce6" table:formula="of:=[.F306]/[.D306]" office:value-type="currency" office:currency="USD" office:value="252.303330970943" calcext:value-type="currency">
            <text:p>$252</text:p>
          </table:table-cell>
          <table:table-cell office:value-type="currency" office:currency="USD" office:value="473267" calcext:value-type="currency">
            <text:p>$473,267</text:p>
          </table:table-cell>
          <table:table-cell office:value-type="float" office:value="403385" calcext:value-type="float">
            <text:p>40338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9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ROSENBAUM, DONALD J &amp; PHYLLIS B</text:p>
          </table:table-cell>
          <table:table-cell office:value-type="float" office:value="1240" calcext:value-type="float">
            <text:p>1240</text:p>
          </table:table-cell>
          <table:table-cell table:style-name="ce2" office:value-type="string" calcext:value-type="string">
            <text:p>10/24/2008</text:p>
          </table:table-cell>
          <table:table-cell office:value-type="currency" office:currency="USD" office:value="310500" calcext:value-type="currency">
            <text:p>$310,500</text:p>
          </table:table-cell>
          <table:table-cell table:style-name="ce6" table:formula="of:=[.F307]/[.D307]" office:value-type="currency" office:currency="USD" office:value="250.403225806452" calcext:value-type="currency">
            <text:p>$250</text:p>
          </table:table-cell>
          <table:table-cell office:value-type="currency" office:currency="USD" office:value="395246" calcext:value-type="currency">
            <text:p>$395,246</text:p>
          </table:table-cell>
          <table:table-cell office:value-type="float" office:value="403392" calcext:value-type="float">
            <text:p>40339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2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LINE, CAROLYN J</text:p>
          </table:table-cell>
          <table:table-cell office:value-type="float" office:value="2259" calcext:value-type="float">
            <text:p>2259</text:p>
          </table:table-cell>
          <table:table-cell table:style-name="ce2" office:value-type="string" calcext:value-type="string">
            <text:p>06/28/2013</text:p>
          </table:table-cell>
          <table:table-cell office:value-type="currency" office:currency="USD" office:value="563000" calcext:value-type="currency">
            <text:p>$563,000</text:p>
          </table:table-cell>
          <table:table-cell table:style-name="ce6" table:formula="of:=[.F308]/[.D308]" office:value-type="currency" office:currency="USD" office:value="249.225320938468" calcext:value-type="currency">
            <text:p>$249</text:p>
          </table:table-cell>
          <table:table-cell office:value-type="currency" office:currency="USD" office:value="883262" calcext:value-type="currency">
            <text:p>$883,262</text:p>
          </table:table-cell>
          <table:table-cell office:value-type="float" office:value="403707" calcext:value-type="float">
            <text:p>40370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6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float" office:value="2259" calcext:value-type="float">
            <text:p>2259</text:p>
          </table:table-cell>
          <table:table-cell table:style-name="ce2" office:value-type="string" calcext:value-type="string">
            <text:p>10/29/2015</text:p>
          </table:table-cell>
          <table:table-cell office:value-type="currency" office:currency="USD" office:value="563000" calcext:value-type="currency">
            <text:p>$563,000</text:p>
          </table:table-cell>
          <table:table-cell table:style-name="ce6" table:formula="of:=[.F309]/[.D309]" office:value-type="currency" office:currency="USD" office:value="249.225320938468" calcext:value-type="currency">
            <text:p>$249</text:p>
          </table:table-cell>
          <table:table-cell office:value-type="currency" office:currency="USD" office:value="807262" calcext:value-type="currency">
            <text:p>$807,262</text:p>
          </table:table-cell>
          <table:table-cell office:value-type="float" office:value="403292" calcext:value-type="float">
            <text:p>40329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9</text:p>
          </table:table-cell>
          <table:table-cell table:number-columns-repeated="16373"/>
        </table:table-row>
        <table:table-row table:style-name="ro1">
          <table:table-cell office:value-type="float" office:value="8732" calcext:value-type="float">
            <text:p>8732</text:p>
          </table:table-cell>
          <table:table-cell/>
          <table:table-cell office:value-type="string" calcext:value-type="string">
            <text:p>FAXON, KURT &amp; ANNE</text:p>
          </table:table-cell>
          <table:table-cell office:value-type="float" office:value="3403" calcext:value-type="float">
            <text:p>3403</text:p>
          </table:table-cell>
          <table:table-cell table:style-name="ce2" office:value-type="string" calcext:value-type="string">
            <text:p>12/17/2015</text:p>
          </table:table-cell>
          <table:table-cell office:value-type="currency" office:currency="USD" office:value="842000" calcext:value-type="currency">
            <text:p>$842,000</text:p>
          </table:table-cell>
          <table:table-cell table:style-name="ce6" table:formula="of:=[.F310]/[.D310]" office:value-type="currency" office:currency="USD" office:value="247.428739347634" calcext:value-type="currency">
            <text:p>$247</text:p>
          </table:table-cell>
          <table:table-cell office:value-type="currency" office:currency="USD" office:value="948284" calcext:value-type="currency">
            <text:p>$948,284</text:p>
          </table:table-cell>
          <table:table-cell office:value-type="float" office:value="403324" calcext:value-type="float">
            <text:p>403324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79626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float" office:value="2099" calcext:value-type="float">
            <text:p>2099</text:p>
          </table:table-cell>
          <table:table-cell table:style-name="ce2" office:value-type="string" calcext:value-type="string">
            <text:p>01/20/2023</text:p>
          </table:table-cell>
          <table:table-cell office:value-type="currency" office:currency="USD" office:value="518000" calcext:value-type="currency">
            <text:p>$518,000</text:p>
          </table:table-cell>
          <table:table-cell table:style-name="ce6" table:formula="of:=[.F311]/[.D311]" office:value-type="currency" office:currency="USD" office:value="246.784182944259" calcext:value-type="currency">
            <text:p>$247</text:p>
          </table:table-cell>
          <table:table-cell office:value-type="currency" office:currency="USD" office:value="710574" calcext:value-type="currency">
            <text:p>$710,574</text:p>
          </table:table-cell>
          <table:table-cell office:value-type="float" office:value="403293" calcext:value-type="float">
            <text:p>40329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9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float" office:value="1606" calcext:value-type="float">
            <text:p>1606</text:p>
          </table:table-cell>
          <table:table-cell table:style-name="ce2" office:value-type="string" calcext:value-type="string">
            <text:p>12/03/2015</text:p>
          </table:table-cell>
          <table:table-cell office:value-type="currency" office:currency="USD" office:value="392000" calcext:value-type="currency">
            <text:p>$392,000</text:p>
          </table:table-cell>
          <table:table-cell table:style-name="ce6" table:formula="of:=[.F312]/[.D312]" office:value-type="currency" office:currency="USD" office:value="244.084682440847" calcext:value-type="currency">
            <text:p>$244</text:p>
          </table:table-cell>
          <table:table-cell office:value-type="currency" office:currency="USD" office:value="526259" calcext:value-type="currency">
            <text:p>$526,259</text:p>
          </table:table-cell>
          <table:table-cell office:value-type="float" office:value="403374" calcext:value-type="float">
            <text:p>40337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6</text:p>
          </table:table-cell>
          <table:table-cell table:number-columns-repeated="16373"/>
        </table:table-row>
        <table:table-row table:style-name="ro1">
          <table:table-cell office:value-type="float" office:value="8740" calcext:value-type="float">
            <text:p>8740</text:p>
          </table:table-cell>
          <table:table-cell/>
          <table:table-cell office:value-type="string" calcext:value-type="string">
            <text:p>BENJAMIN, JEAN</text:p>
          </table:table-cell>
          <table:table-cell office:value-type="float" office:value="3486" calcext:value-type="float">
            <text:p>3486</text:p>
          </table:table-cell>
          <table:table-cell table:style-name="ce2" office:value-type="string" calcext:value-type="string">
            <text:p>03/06/2017</text:p>
          </table:table-cell>
          <table:table-cell office:value-type="currency" office:currency="USD" office:value="850500" calcext:value-type="currency">
            <text:p>$850,500</text:p>
          </table:table-cell>
          <table:table-cell table:style-name="ce6" table:formula="of:=[.F313]/[.D313]" office:value-type="currency" office:currency="USD" office:value="243.975903614458" calcext:value-type="currency">
            <text:p>$244</text:p>
          </table:table-cell>
          <table:table-cell office:value-type="currency" office:currency="USD" office:value="1045003" calcext:value-type="currency">
            <text:p>$1,045,003</text:p>
          </table:table-cell>
          <table:table-cell office:value-type="float" office:value="403320" calcext:value-type="float">
            <text:p>403320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79643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CCUAIG, MARION C</text:p>
          </table:table-cell>
          <table:table-cell office:value-type="float" office:value="2526" calcext:value-type="float">
            <text:p>2526</text:p>
          </table:table-cell>
          <table:table-cell table:style-name="ce2" office:value-type="string" calcext:value-type="string">
            <text:p>02/03/2009</text:p>
          </table:table-cell>
          <table:table-cell office:value-type="currency" office:currency="USD" office:value="608000" calcext:value-type="currency">
            <text:p>$608,000</text:p>
          </table:table-cell>
          <table:table-cell table:style-name="ce6" table:formula="of:=[.F314]/[.D314]" office:value-type="currency" office:currency="USD" office:value="240.696753760887" calcext:value-type="currency">
            <text:p>$241</text:p>
          </table:table-cell>
          <table:table-cell office:value-type="currency" office:currency="USD" office:value="873476" calcext:value-type="currency">
            <text:p>$873,476</text:p>
          </table:table-cell>
          <table:table-cell office:value-type="float" office:value="403714" calcext:value-type="float">
            <text:p>40371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0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float" office:value="1411" calcext:value-type="float">
            <text:p>1411</text:p>
          </table:table-cell>
          <table:table-cell table:style-name="ce2" office:value-type="string" calcext:value-type="string">
            <text:p>10/17/2008</text:p>
          </table:table-cell>
          <table:table-cell office:value-type="currency" office:currency="USD" office:value="338000" calcext:value-type="currency">
            <text:p>$338,000</text:p>
          </table:table-cell>
          <table:table-cell table:style-name="ce6" table:formula="of:=[.F315]/[.D315]" office:value-type="currency" office:currency="USD" office:value="239.54642097803" calcext:value-type="currency">
            <text:p>$240</text:p>
          </table:table-cell>
          <table:table-cell office:value-type="currency" office:currency="USD" office:value="473267" calcext:value-type="currency">
            <text:p>$473,267</text:p>
          </table:table-cell>
          <table:table-cell office:value-type="float" office:value="403389" calcext:value-type="float">
            <text:p>40338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1</text:p>
          </table:table-cell>
          <table:table-cell table:number-columns-repeated="16373"/>
        </table:table-row>
        <table:table-row table:style-name="ro1">
          <table:table-cell office:value-type="float" office:value="8701" calcext:value-type="float">
            <text:p>8701</text:p>
          </table:table-cell>
          <table:table-cell/>
          <table:table-cell office:value-type="string" calcext:value-type="string">
            <text:p>NIVISON, ARTHUR E &amp; GEORGIA W</text:p>
          </table:table-cell>
          <table:table-cell office:value-type="float" office:value="3684" calcext:value-type="float">
            <text:p>3684</text:p>
          </table:table-cell>
          <table:table-cell table:style-name="ce2" office:value-type="string" calcext:value-type="string">
            <text:p>11/05/2008</text:p>
          </table:table-cell>
          <table:table-cell office:value-type="currency" office:currency="USD" office:value="770000" calcext:value-type="currency">
            <text:p>$770,000</text:p>
          </table:table-cell>
          <table:table-cell table:style-name="ce6" table:formula="of:=[.F316]/[.D316]" office:value-type="currency" office:currency="USD" office:value="209.011943539631" calcext:value-type="currency">
            <text:p>$209</text:p>
          </table:table-cell>
          <table:table-cell office:value-type="currency" office:currency="USD" office:value="1102757" calcext:value-type="currency">
            <text:p>$1,102,757</text:p>
          </table:table-cell>
          <table:table-cell office:value-type="float" office:value="403348" calcext:value-type="float">
            <text:p>403348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79613</text:p>
          </table:table-cell>
          <table:table-cell table:number-columns-repeated="16373"/>
        </table:table-row>
        <table:table-row table:style-name="ro1">
          <table:table-cell office:value-type="float" office:value="8738" calcext:value-type="float">
            <text:p>8738</text:p>
          </table:table-cell>
          <table:table-cell/>
          <table:table-cell office:value-type="string" calcext:value-type="string">
            <text:p>MARTIN, CHARLOTTE M</text:p>
          </table:table-cell>
          <table:table-cell office:value-type="float" office:value="3662" calcext:value-type="float">
            <text:p>3662</text:p>
          </table:table-cell>
          <table:table-cell table:style-name="ce2" office:value-type="string" calcext:value-type="string">
            <text:p>02/12/2009</text:p>
          </table:table-cell>
          <table:table-cell office:value-type="currency" office:currency="USD" office:value="707000" calcext:value-type="currency">
            <text:p>$707,000</text:p>
          </table:table-cell>
          <table:table-cell table:style-name="ce6" table:formula="of:=[.F317]/[.D317]" office:value-type="currency" office:currency="USD" office:value="193.063899508465" calcext:value-type="currency">
            <text:p>$193</text:p>
          </table:table-cell>
          <table:table-cell office:value-type="currency" office:currency="USD" office:value="1094507" calcext:value-type="currency">
            <text:p>$1,094,507</text:p>
          </table:table-cell>
          <table:table-cell office:value-type="float" office:value="403321" calcext:value-type="float">
            <text:p>403321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79627</text:p>
          </table:table-cell>
          <table:table-cell table:number-columns-repeated="16373"/>
        </table:table-row>
        <table:table-row table:style-name="ro1">
          <table:table-cell office:value-type="float" office:value="8733" calcext:value-type="float">
            <text:p>8733</text:p>
          </table:table-cell>
          <table:table-cell/>
          <table:table-cell office:value-type="string" calcext:value-type="string">
            <text:p>SANDMAN, MICHAEL G; SANDMAN, ANDREW K</text:p>
          </table:table-cell>
          <table:table-cell office:value-type="float" office:value="4074" calcext:value-type="float">
            <text:p>4074</text:p>
          </table:table-cell>
          <table:table-cell table:style-name="ce2" office:value-type="string" calcext:value-type="string">
            <text:p>12/20/2012</text:p>
          </table:table-cell>
          <table:table-cell office:value-type="currency" office:currency="USD" office:value="707000" calcext:value-type="currency">
            <text:p>$707,000</text:p>
          </table:table-cell>
          <table:table-cell table:style-name="ce6" table:formula="of:=[.F318]/[.D318]" office:value-type="currency" office:currency="USD" office:value="173.539518900344" calcext:value-type="currency">
            <text:p>$174</text:p>
          </table:table-cell>
          <table:table-cell office:value-type="currency" office:currency="USD" office:value="1232152" calcext:value-type="currency">
            <text:p>$1,232,152</text:p>
          </table:table-cell>
          <table:table-cell office:value-type="float" office:value="403337" calcext:value-type="float">
            <text:p>403337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79644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float" office:value="1754" calcext:value-type="float">
            <text:p>1754</text:p>
          </table:table-cell>
          <table:table-cell table:style-name="ce2" office:value-type="string" calcext:value-type="string">
            <text:p>08/31/2009</text:p>
          </table:table-cell>
          <table:table-cell office:value-type="currency" office:currency="USD" office:value="259000" calcext:value-type="currency">
            <text:p>$259,000</text:p>
          </table:table-cell>
          <table:table-cell table:style-name="ce6" table:formula="of:=[.F319]/[.D319]" office:value-type="currency" office:currency="USD" office:value="147.662485746864" calcext:value-type="currency">
            <text:p>$148</text:p>
          </table:table-cell>
          <table:table-cell office:value-type="currency" office:currency="USD" office:value="609044" calcext:value-type="currency">
            <text:p>$609,044</text:p>
          </table:table-cell>
          <table:table-cell office:value-type="float" office:value="403700" calcext:value-type="float">
            <text:p>40370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1</text:p>
          </table:table-cell>
          <table:table-cell table:number-columns-repeated="16373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float" office:value="1203" calcext:value-type="float">
            <text:p>1203</text:p>
          </table:table-cell>
          <table:table-cell table:style-name="ce2" office:value-type="string" calcext:value-type="string">
            <text:p>04/25/2007</text:p>
          </table:table-cell>
          <table:table-cell office:value-type="currency" office:currency="USD" office:value="0" calcext:value-type="currency">
            <text:p>$0</text:p>
          </table:table-cell>
          <table:table-cell table:style-name="ce6" table:formula="of:=[.F320]/[.D320]" office:value-type="currency" office:currency="USD" office:value="0" calcext:value-type="currency">
            <text:p>$0</text:p>
          </table:table-cell>
          <table:table-cell office:value-type="currency" office:currency="USD" office:value="466559" calcext:value-type="currency">
            <text:p>$466,559</text:p>
          </table:table-cell>
          <table:table-cell office:value-type="float" office:value="479611" calcext:value-type="float">
            <text:p>47961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1</text:p>
          </table:table-cell>
          <table:table-cell table:number-columns-repeated="16373"/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string" calcext:value-type="string">
            <text:p>09/10/2008</text:p>
          </table:table-cell>
          <table:table-cell office:value-type="currency" office:currency="USD" office:value="0" calcext:value-type="currency">
            <text:p>$0</text:p>
          </table:table-cell>
          <table:table-cell table:style-name="ce6" table:formula="of:=[.F321]/[.D321]" office:value-type="currency" office:currency="USD" office:value="0" calcext:value-type="currency">
            <text:p>$0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79618</text:p>
          </table:table-cell>
          <table:table-cell table:number-columns-repeated="16373"/>
        </table:table-row>
        <table:table-row table:style-name="ro1">
          <table:table-cell office:value-type="float" office:value="8710" calcext:value-type="float">
            <text:p>8710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string" calcext:value-type="string">
            <text:p>09/10/2008</text:p>
          </table:table-cell>
          <table:table-cell office:value-type="currency" office:currency="USD" office:value="0" calcext:value-type="currency">
            <text:p>$0</text:p>
          </table:table-cell>
          <table:table-cell table:style-name="ce6" table:formula="of:=[.F322]/[.D322]" office:value-type="currency" office:currency="USD" office:value="0" calcext:value-type="currency">
            <text:p>$0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79630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string" calcext:value-type="string">
            <text:p>09/10/2008</text:p>
          </table:table-cell>
          <table:table-cell office:value-type="currency" office:currency="USD" office:value="0" calcext:value-type="currency">
            <text:p>$0</text:p>
          </table:table-cell>
          <table:table-cell table:style-name="ce6" table:formula="of:=[.F323]/[.D323]" office:value-type="currency" office:currency="USD" office:value="0" calcext:value-type="currency">
            <text:p>$0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3</text:p>
          </table:table-cell>
          <table:table-cell table:number-columns-repeated="16373"/>
        </table:table-row>
        <table:table-row table:style-name="ro1">
          <table:table-cell office:value-type="float" office:value="8601" calcext:value-type="float">
            <text:p>860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string" calcext:value-type="string">
            <text:p>09/10/2008</text:p>
          </table:table-cell>
          <table:table-cell office:value-type="currency" office:currency="USD" office:value="0" calcext:value-type="currency">
            <text:p>$0</text:p>
          </table:table-cell>
          <table:table-cell table:style-name="ce6" table:formula="of:=[.F324]/[.D324]" office:value-type="currency" office:currency="USD" office:value="0" calcext:value-type="currency">
            <text:p>$0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6</text:p>
          </table:table-cell>
          <table:table-cell table:number-columns-repeated="16373"/>
        </table:table-row>
        <table:table-row table:style-name="ro1">
          <table:table-cell office:value-type="float" office:value="8602" calcext:value-type="float">
            <text:p>86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string" calcext:value-type="string">
            <text:p>09/10/2008</text:p>
          </table:table-cell>
          <table:table-cell office:value-type="currency" office:currency="USD" office:value="0" calcext:value-type="currency">
            <text:p>$0</text:p>
          </table:table-cell>
          <table:table-cell table:style-name="ce6" table:formula="of:=[.F325]/[.D325]" office:value-type="currency" office:currency="USD" office:value="0" calcext:value-type="currency">
            <text:p>$0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8</text:p>
          </table:table-cell>
          <table:table-cell table:number-columns-repeated="16373"/>
        </table:table-row>
        <table:table-row table:style-name="ro1">
          <table:table-cell office:value-type="float" office:value="8604" calcext:value-type="float">
            <text:p>86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string" calcext:value-type="string">
            <text:p>09/10/2008</text:p>
          </table:table-cell>
          <table:table-cell office:value-type="currency" office:currency="USD" office:value="0" calcext:value-type="currency">
            <text:p>$0</text:p>
          </table:table-cell>
          <table:table-cell table:style-name="ce6" table:formula="of:=[.F326]/[.D326]" office:value-type="currency" office:currency="USD" office:value="0" calcext:value-type="currency">
            <text:p>$0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3</text:p>
          </table:table-cell>
          <table:table-cell table:number-columns-repeated="16373"/>
        </table:table-row>
        <table:table-row table:style-name="ro1">
          <table:table-cell office:value-type="float" office:value="8606" calcext:value-type="float">
            <text:p>86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string" calcext:value-type="string">
            <text:p>09/10/2008</text:p>
          </table:table-cell>
          <table:table-cell office:value-type="currency" office:currency="USD" office:value="0" calcext:value-type="currency">
            <text:p>$0</text:p>
          </table:table-cell>
          <table:table-cell table:style-name="ce6" table:formula="of:=[.F327]/[.D327]" office:value-type="currency" office:currency="USD" office:value="0" calcext:value-type="currency">
            <text:p>$0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0</text:p>
          </table:table-cell>
          <table:table-cell table:number-columns-repeated="16373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string" calcext:value-type="string">
            <text:p>09/10/2008</text:p>
          </table:table-cell>
          <table:table-cell office:value-type="currency" office:currency="USD" office:value="0" calcext:value-type="currency">
            <text:p>$0</text:p>
          </table:table-cell>
          <table:table-cell table:style-name="ce6" table:formula="of:=[.F328]/[.D328]" office:value-type="currency" office:currency="USD" office:value="0" calcext:value-type="currency">
            <text:p>$0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5</text:p>
          </table:table-cell>
          <table:table-cell table:number-columns-repeated="16373"/>
        </table:table-row>
        <table:table-row table:style-name="ro1">
          <table:table-cell office:value-type="float" office:value="8800" calcext:value-type="float">
            <text:p>8800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string" calcext:value-type="string">
            <text:p>09/10/2008</text:p>
          </table:table-cell>
          <table:table-cell office:value-type="currency" office:currency="USD" office:value="0" calcext:value-type="currency">
            <text:p>$0</text:p>
          </table:table-cell>
          <table:table-cell table:style-name="ce6" table:formula="of:=[.F329]/[.D329]" office:value-type="currency" office:currency="USD" office:value="0" calcext:value-type="currency">
            <text:p>$0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9</text:p>
          </table:table-cell>
          <table:table-cell table:number-columns-repeated="16373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string" calcext:value-type="string">
            <text:p>09/10/2008</text:p>
          </table:table-cell>
          <table:table-cell office:value-type="currency" office:currency="USD" office:value="0" calcext:value-type="currency">
            <text:p>$0</text:p>
          </table:table-cell>
          <table:table-cell table:style-name="ce6" table:formula="of:=[.F330]/[.D330]" office:value-type="currency" office:currency="USD" office:value="0" calcext:value-type="currency">
            <text:p>$0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0</text:p>
          </table:table-cell>
          <table:table-cell table:number-columns-repeated="16373"/>
        </table:table-row>
        <table:table-row table:style-name="ro1">
          <table:table-cell office:value-type="float" office:value="8801" calcext:value-type="float">
            <text:p>880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string" calcext:value-type="string">
            <text:p>09/10/2008</text:p>
          </table:table-cell>
          <table:table-cell office:value-type="currency" office:currency="USD" office:value="0" calcext:value-type="currency">
            <text:p>$0</text:p>
          </table:table-cell>
          <table:table-cell table:style-name="ce6" table:formula="of:=[.F331]/[.D331]" office:value-type="currency" office:currency="USD" office:value="0" calcext:value-type="currency">
            <text:p>$0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1</text:p>
          </table:table-cell>
          <table:table-cell table:number-columns-repeated="16373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string" calcext:value-type="string">
            <text:p>09/10/2008</text:p>
          </table:table-cell>
          <table:table-cell office:value-type="currency" office:currency="USD" office:value="0" calcext:value-type="currency">
            <text:p>$0</text:p>
          </table:table-cell>
          <table:table-cell table:style-name="ce6" table:formula="of:=[.F332]/[.D332]" office:value-type="currency" office:currency="USD" office:value="0" calcext:value-type="currency">
            <text:p>$0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2</text:p>
          </table:table-cell>
          <table:table-cell table:number-columns-repeated="16373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string" calcext:value-type="string">
            <text:p>09/10/2008</text:p>
          </table:table-cell>
          <table:table-cell office:value-type="currency" office:currency="USD" office:value="0" calcext:value-type="currency">
            <text:p>$0</text:p>
          </table:table-cell>
          <table:table-cell table:style-name="ce6" table:formula="of:=[.F333]/[.D333]" office:value-type="currency" office:currency="USD" office:value="0" calcext:value-type="currency">
            <text:p>$0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3</text:p>
          </table:table-cell>
          <table:table-cell table:number-columns-repeated="16373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string" calcext:value-type="string">
            <text:p>09/10/2008</text:p>
          </table:table-cell>
          <table:table-cell office:value-type="currency" office:currency="USD" office:value="0" calcext:value-type="currency">
            <text:p>$0</text:p>
          </table:table-cell>
          <table:table-cell table:style-name="ce6" table:formula="of:=[.F334]/[.D334]" office:value-type="currency" office:currency="USD" office:value="0" calcext:value-type="currency">
            <text:p>$0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1</text:p>
          </table:table-cell>
          <table:table-cell table:number-columns-repeated="16373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string" calcext:value-type="string">
            <text:p>09/10/2008</text:p>
          </table:table-cell>
          <table:table-cell office:value-type="currency" office:currency="USD" office:value="0" calcext:value-type="currency">
            <text:p>$0</text:p>
          </table:table-cell>
          <table:table-cell table:style-name="ce6" table:formula="of:=[.F335]/[.D335]" office:value-type="currency" office:currency="USD" office:value="0" calcext:value-type="currency">
            <text:p>$0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9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string" calcext:value-type="string">
            <text:p>09/10/2008</text:p>
          </table:table-cell>
          <table:table-cell office:value-type="currency" office:currency="USD" office:value="0" calcext:value-type="currency">
            <text:p>$0</text:p>
          </table:table-cell>
          <table:table-cell table:style-name="ce6" table:formula="of:=[.F336]/[.D336]" office:value-type="currency" office:currency="USD" office:value="0" calcext:value-type="currency">
            <text:p>$0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0</text:p>
          </table:table-cell>
          <table:table-cell table:number-columns-repeated="16373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table:style-name="ce2" office:value-type="string" calcext:value-type="string">
            <text:p>09/10/2008</text:p>
          </table:table-cell>
          <table:table-cell office:value-type="currency" office:currency="USD" office:value="0" calcext:value-type="currency">
            <text:p>$0</text:p>
          </table:table-cell>
          <table:table-cell table:style-name="ce6" table:formula="of:=[.F337]/[.D337]" office:value-type="currency" office:currency="USD" office:value="0" calcext:value-type="currency">
            <text:p>$0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5</text:p>
          </table:table-cell>
          <table:table-cell table:number-columns-repeated="16373"/>
        </table:table-row>
        <table:table-row table:style-name="ro1" table:number-rows-repeated="104823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cypress.A1:cypress.J337" table:display-filter-buttons="tru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9">00/00/0000</text:date>, <text:time style:data-style-name="N2" text:time-value="18:54:52.9836526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9T19:02:03.706816203</dc:date>
    <meta:editing-duration>PT8M40S</meta:editing-duration>
    <meta:editing-cycles>5</meta:editing-cycles>
    <meta:generator>LibreOffice/7.5.3.2$Linux_X86_64 LibreOffice_project/50$Build-2</meta:generator>
    <meta:document-statistic meta:table-count="1" meta:cell-count="3665" meta:object-count="0"/>
  </office:meta>
</office:document-meta>
</file>